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0.818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0.2945in"/>
    </style:style>
    <style:style style:name="co7" style:family="table-column">
      <style:table-column-properties fo:break-before="auto" style:column-width="0.4126in"/>
    </style:style>
    <style:style style:name="co8" style:family="table-column">
      <style:table-column-properties fo:break-before="auto" style:column-width="0.2425in"/>
    </style:style>
    <style:style style:name="co9" style:family="table-column">
      <style:table-column-properties fo:break-before="auto" style:column-width="0.3516in"/>
    </style:style>
    <style:style style:name="co10" style:family="table-column">
      <style:table-column-properties fo:break-before="auto" style:column-width="0.3154in"/>
    </style:style>
    <style:style style:name="co11" style:family="table-column">
      <style:table-column-properties fo:break-before="auto" style:column-width="0.42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18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5" style:family="table-cell" style:parent-style-name="Default" style:data-style-name="N1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61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 style:data-style-name="N118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10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11" style:family="table-cell" style:parent-style-name="Default" style:data-style-name="N2">
      <style:table-cell-properties fo:border="0.0008in solid #000000"/>
    </style:style>
    <style:style style:name="ce12" style:family="table-cell" style:parent-style-name="Default" style:data-style-name="N60">
      <style:table-cell-properties fo:border-bottom="none" fo:border-left="0.0008in solid #000000" fo:border-right="0.0008in solid #000000" fo:border-top="none"/>
    </style:style>
    <style:style style:name="ce13" style:family="table-cell" style:parent-style-name="Default" style:data-style-name="N2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2">
      <style:table-cell-properties fo:border-bottom="0.0008in solid #000000" fo:border-left="0.0008in solid #000000" fo:border-right="0.0008in solid #000000" fo:border-top="none"/>
    </style:style>
    <style:style style:name="ce15" style:family="table-cell" style:parent-style-name="Default" style:data-style-name="N118"/>
    <style:style style:name="ce16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 style:data-style-name="N60">
      <style:table-cell-properties fo:border-bottom="none" fo:background-color="#c0c0c0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6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20" style:family="table-cell" style:parent-style-name="Default" style:data-style-name="N60"/>
    <style:style style:name="ce21" style:family="table-cell" style:parent-style-name="Default" style:data-style-name="N120">
      <style:table-cell-properties fo:border-bottom="none" fo:border-left="0.0008in solid #000000" fo:border-right="0.0008in solid #000000" fo:border-top="none"/>
    </style:style>
    <style:style style:name="ce22" style:family="table-cell" style:parent-style-name="Default" style:data-style-name="N61">
      <style:table-cell-properties fo:border-bottom="0.0008in solid #000000" fo:border-left="0.0008in solid #000000" fo:border-right="0.0008in solid #000000" fo:border-top="none"/>
    </style:style>
    <style:style style:name="ce23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24" style:family="table-cell" style:parent-style-name="Default" style:data-style-name="N60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25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26" style:family="table-cell" style:parent-style-name="Default" style:data-style-name="N60">
      <style:table-cell-properties fo:border-bottom="none" fo:border-left="none" fo:border-right="none" fo:border-top="0.0008in solid #000000"/>
      <style:text-properties fo:font-weight="bold" style:font-weight-asian="bold" style:font-weight-complex="bold"/>
    </style:style>
    <style:style style:name="ce27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28" style:family="table-cell" style:parent-style-name="Default" style:data-style-name="N60">
      <style:table-cell-properties fo:border-bottom="0.0008in solid #000000" fo:border-left="none" fo:border-right="none" fo:border-top="none"/>
      <style:text-properties style:font-name="Arial" style:font-name-asian="Arial1" style:font-name-complex="Arial1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fo:border-bottom="none" fo:border-left="none" fo:border-right="none" fo:border-top="0.0008in solid #000000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</style:style>
    <style:style style:name="ce34" style:family="table-cell" style:parent-style-name="Default" style:data-style-name="N60">
      <style:table-cell-properties fo:border-bottom="none" fo:border-left="none" fo:border-right="0.0008in solid #000000" fo:border-top="0.0008in solid #000000"/>
      <style:text-properties fo:font-weight="bold" style:font-weight-asian="bold" style:font-weight-complex="bold"/>
    </style:style>
    <style:style style:name="ce35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36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37" style:family="table-cell" style:parent-style-name="Default" style:data-style-name="N60">
      <style:table-cell-properties fo:border-bottom="0.0008in solid #000000" fo:border-left="0.0008in solid #000000" fo:border-right="none" fo:border-top="none"/>
    </style:style>
    <style:style style:name="ce38" style:family="table-cell" style:parent-style-name="Default" style:data-style-name="N60">
      <style:table-cell-properties fo:border-bottom="none" fo:border-left="0.0008in solid #000000" fo:border-right="none" fo:border-top="none"/>
    </style:style>
    <style:style style:name="ce39" style:family="table-cell" style:parent-style-name="Default" style:data-style-name="N60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41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60">
      <style:table-cell-properties fo:border="none"/>
    </style:style>
    <style:style style:name="ce43" style:family="table-cell" style:parent-style-name="Default" style:data-style-name="N60">
      <style:table-cell-properties fo:border-bottom="0.0008in solid #000000" fo:border-left="none" fo:border-right="0.0008in solid #000000" fo:border-top="none"/>
      <style:text-properties style:font-name="Arial" style:font-name-asian="Arial1" style:font-name-complex="Arial1"/>
    </style:style>
    <style:style style:name="ce44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order-left="none" fo:border-right="0.0008in solid #000000" fo:border-top="0.0008in solid #000000"/>
    </style:style>
    <style:style style:name="ce46" style:family="table-cell" style:parent-style-name="Default">
      <style:table-cell-properties fo:border-bottom="none" fo:border-left="none" fo:border-right="0.0008in solid #000000" fo:border-top="none"/>
      <style:text-properties fo:font-weight="bold" style:font-weight-asian="bold" style:font-weight-complex="bold"/>
    </style:style>
    <style:style style:name="ce47" style:family="table-cell" style:parent-style-name="Default" style:data-style-name="N6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5"/>
        <table:table-column table:style-name="co2" table:number-columns-repeated="3" table:default-cell-style-name="ce20"/>
        <table:table-column table:style-name="co2" table:default-cell-style-name="Default"/>
        <table:table-column table:style-name="co3" table:number-columns-repeated="3" table:default-cell-style-name="ce20"/>
        <table:table-column table:style-name="co2" table:default-cell-style-name="Default"/>
        <table:table-column table:style-name="co3" table:number-columns-repeated="3" table:default-cell-style-name="ce20"/>
        <table:table-column table:style-name="co2" table:default-cell-style-name="ce20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number-columns-repeated="15" table:default-cell-style-name="Default"/>
        <table:table-column table:style-name="co9" table:default-cell-style-name="Default"/>
        <table:table-column table:style-name="co3" table:number-columns-repeated="27" table:default-cell-style-name="Default"/>
        <table:table-column table:style-name="co10" table:default-cell-style-name="Default"/>
        <table:table-column table:style-name="co3" table:number-columns-repeated="27" table:default-cell-style-name="Default"/>
        <table:table-column table:style-name="co11" table:default-cell-style-name="Default"/>
        <table:table-column table:style-name="co3" table:number-columns-repeated="883" table:default-cell-style-name="Default"/>
        <table:table-row table:style-name="ro1">
          <table:table-cell table:style-name="ce1" office:value-type="string" table:number-columns-spanned="12" table:number-rows-spanned="1">
            <text:p>Perturbation study, based on constant mass m=0.0015625,supLen=0.025, summation density, leapfrog , simu time~0.2 </text:p>
          </table:table-cell>
          <table:covered-table-cell table:style-name="ce16"/>
          <table:covered-table-cell table:number-columns-repeated="2"/>
          <table:covered-table-cell table:style-name="ce29"/>
          <table:covered-table-cell table:style-name="ce32"/>
          <table:covered-table-cell table:number-columns-repeated="2"/>
          <table:covered-table-cell table:style-name="ce29"/>
          <table:covered-table-cell table:style-name="ce32"/>
          <table:covered-table-cell table:number-columns-repeated="2"/>
          <table:table-cell table:number-columns-repeated="1012"/>
        </table:table-row>
        <table:table-row table:style-name="ro1">
          <table:table-cell table:style-name="ce1"/>
          <table:table-cell table:style-name="ce16"/>
          <table:table-cell table:number-columns-repeated="2"/>
          <table:table-cell table:style-name="ce29"/>
          <table:table-cell table:style-name="ce32"/>
          <table:table-cell table:number-columns-repeated="2"/>
          <table:table-cell table:style-name="ce29"/>
          <table:table-cell table:style-name="ce32"/>
          <table:table-cell table:number-columns-repeated="1014"/>
        </table:table-row>
        <table:table-row table:style-name="ro1">
          <table:table-cell table:style-name="ce2"/>
          <table:table-cell table:style-name="ce17" office:value-type="string" table:number-columns-spanned="27" table:number-rows-spanned="1">
            <text:p>Perturbation 0.05</text:p>
          </table:table-cell>
          <table:covered-table-cell table:style-name="ce25"/>
          <table:covered-table-cell table:style-name="ce25"/>
          <table:covered-table-cell table:style-name="ce30"/>
          <table:covered-table-cell table:style-name="ce33"/>
          <table:covered-table-cell table:style-name="ce25"/>
          <table:covered-table-cell table:style-name="ce25"/>
          <table:covered-table-cell table:style-name="ce30"/>
          <table:covered-table-cell table:style-name="ce33"/>
          <table:covered-table-cell table:style-name="ce25"/>
          <table:covered-table-cell table:style-name="ce40"/>
          <table:covered-table-cell table:style-name="ce4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5"/>
          <table:table-cell/>
          <table:table-cell table:style-name="ce17" office:value-type="string" table:number-columns-spanned="27" table:number-rows-spanned="1">
            <text:p>Perturbation 0.10</text:p>
          </table:table-cell>
          <table:covered-table-cell table:style-name="ce25"/>
          <table:covered-table-cell table:style-name="ce25"/>
          <table:covered-table-cell table:style-name="ce30"/>
          <table:covered-table-cell table:style-name="ce33"/>
          <table:covered-table-cell table:style-name="ce25"/>
          <table:covered-table-cell table:style-name="ce25"/>
          <table:covered-table-cell table:style-name="ce30"/>
          <table:covered-table-cell table:style-name="ce33"/>
          <table:covered-table-cell table:style-name="ce25"/>
          <table:covered-table-cell table:style-name="ce40"/>
          <table:covered-table-cell table:style-name="ce4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5"/>
          <table:table-cell/>
          <table:table-cell table:style-name="ce17" office:value-type="string" table:number-columns-spanned="27" table:number-rows-spanned="1">
            <text:p>Perturbation 0.15</text:p>
          </table:table-cell>
          <table:covered-table-cell table:style-name="ce25"/>
          <table:covered-table-cell table:style-name="ce25"/>
          <table:covered-table-cell table:style-name="ce30"/>
          <table:covered-table-cell table:style-name="ce33"/>
          <table:covered-table-cell table:style-name="ce25"/>
          <table:covered-table-cell table:style-name="ce25"/>
          <table:covered-table-cell table:style-name="ce30"/>
          <table:covered-table-cell table:style-name="ce33"/>
          <table:covered-table-cell table:style-name="ce25"/>
          <table:covered-table-cell table:style-name="ce40"/>
          <table:covered-table-cell table:style-name="ce4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5"/>
          <table:table-cell/>
          <table:table-cell table:style-name="ce17" office:value-type="string" table:number-columns-spanned="27" table:number-rows-spanned="1">
            <text:p>Perturbation 0.20</text:p>
          </table:table-cell>
          <table:covered-table-cell table:style-name="ce25"/>
          <table:covered-table-cell table:style-name="ce25"/>
          <table:covered-table-cell table:style-name="ce30"/>
          <table:covered-table-cell table:style-name="ce33"/>
          <table:covered-table-cell table:style-name="ce25"/>
          <table:covered-table-cell table:style-name="ce25"/>
          <table:covered-table-cell table:style-name="ce30"/>
          <table:covered-table-cell table:style-name="ce33"/>
          <table:covered-table-cell table:style-name="ce25"/>
          <table:covered-table-cell table:style-name="ce40"/>
          <table:covered-table-cell table:style-name="ce4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5"/>
          <table:table-cell/>
          <table:table-cell table:style-name="ce17" office:value-type="string" table:number-columns-spanned="27" table:number-rows-spanned="1">
            <text:p>Perturbation 0.25</text:p>
          </table:table-cell>
          <table:covered-table-cell table:style-name="ce25"/>
          <table:covered-table-cell table:style-name="ce25"/>
          <table:covered-table-cell table:style-name="ce30"/>
          <table:covered-table-cell table:style-name="ce33"/>
          <table:covered-table-cell table:style-name="ce25"/>
          <table:covered-table-cell table:style-name="ce25"/>
          <table:covered-table-cell table:style-name="ce30"/>
          <table:covered-table-cell table:style-name="ce33"/>
          <table:covered-table-cell table:style-name="ce25"/>
          <table:covered-table-cell table:style-name="ce40"/>
          <table:covered-table-cell table:style-name="ce4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5"/>
          <table:table-cell/>
          <table:table-cell table:style-name="ce17" office:value-type="string" table:number-columns-spanned="27" table:number-rows-spanned="1">
            <text:p>Perturbation 0.30</text:p>
          </table:table-cell>
          <table:covered-table-cell table:style-name="ce25"/>
          <table:covered-table-cell table:style-name="ce25"/>
          <table:covered-table-cell table:style-name="ce30"/>
          <table:covered-table-cell table:style-name="ce33"/>
          <table:covered-table-cell table:style-name="ce25"/>
          <table:covered-table-cell table:style-name="ce25"/>
          <table:covered-table-cell table:style-name="ce30"/>
          <table:covered-table-cell table:style-name="ce33"/>
          <table:covered-table-cell table:style-name="ce25"/>
          <table:covered-table-cell table:style-name="ce40"/>
          <table:covered-table-cell table:style-name="ce4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5"/>
          <table:table-cell table:number-columns-repeated="856"/>
        </table:table-row>
        <table:table-row table:style-name="ro1">
          <table:table-cell table:style-name="ce3" office:value-type="string">
            <text:p>realisation</text:p>
          </table:table-cell>
          <table:table-cell table:style-name="ce18" office:value-type="string" table:number-columns-spanned="9" table:number-rows-spanned="1">
            <text:p>whole domain 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26"/>
          <table:covered-table-cell table:style-name="ce26"/>
          <table:covered-table-cell table:style-name="ce31"/>
          <table:covered-table-cell table:style-name="ce26"/>
          <table:covered-table-cell table:style-name="ce34"/>
          <table:table-cell table:style-name="ce18" office:value-type="string" table:number-columns-spanned="9" table:number-rows-spanned="1">
            <text:p>area3 (after rarefaction before CD)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44" office:value-type="string" table:number-columns-spanned="9" table:number-rows-spanned="1">
            <text:p>area2 (after CD before shock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 table:style-name="ce31"/>
          <table:table-cell table:style-name="ce18" office:value-type="string" table:number-columns-spanned="9" table:number-rows-spanned="1">
            <text:p>whole domain 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26"/>
          <table:covered-table-cell table:style-name="ce26"/>
          <table:covered-table-cell table:style-name="ce31"/>
          <table:covered-table-cell table:style-name="ce26"/>
          <table:covered-table-cell table:style-name="ce34"/>
          <table:table-cell table:style-name="ce18" office:value-type="string" table:number-columns-spanned="9" table:number-rows-spanned="1">
            <text:p>area3 (after rarefaction before CD)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44" office:value-type="string" table:number-columns-spanned="9" table:number-rows-spanned="1">
            <text:p>area2 (after CD before shock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 table:style-name="ce31"/>
          <table:table-cell table:style-name="ce18" office:value-type="string" table:number-columns-spanned="9" table:number-rows-spanned="1">
            <text:p>whole domain 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26"/>
          <table:covered-table-cell table:style-name="ce26"/>
          <table:covered-table-cell table:style-name="ce31"/>
          <table:covered-table-cell table:style-name="ce26"/>
          <table:covered-table-cell table:style-name="ce34"/>
          <table:table-cell table:style-name="ce18" office:value-type="string" table:number-columns-spanned="9" table:number-rows-spanned="1">
            <text:p>area3 (after rarefaction before CD)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44" office:value-type="string" table:number-columns-spanned="9" table:number-rows-spanned="1">
            <text:p>area2 (after CD before shock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 table:style-name="ce31"/>
          <table:table-cell table:style-name="ce18" office:value-type="string" table:number-columns-spanned="9" table:number-rows-spanned="1">
            <text:p>whole domain 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26"/>
          <table:covered-table-cell table:style-name="ce26"/>
          <table:covered-table-cell table:style-name="ce31"/>
          <table:covered-table-cell table:style-name="ce26"/>
          <table:covered-table-cell table:style-name="ce34"/>
          <table:table-cell table:style-name="ce18" office:value-type="string" table:number-columns-spanned="9" table:number-rows-spanned="1">
            <text:p>area3 (after rarefaction before CD)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44" office:value-type="string" table:number-columns-spanned="9" table:number-rows-spanned="1">
            <text:p>area2 (after CD before shock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 table:style-name="ce31"/>
          <table:table-cell table:style-name="ce18" office:value-type="string" table:number-columns-spanned="9" table:number-rows-spanned="1">
            <text:p>whole domain 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26"/>
          <table:covered-table-cell table:style-name="ce26"/>
          <table:covered-table-cell table:style-name="ce31"/>
          <table:covered-table-cell table:style-name="ce26"/>
          <table:covered-table-cell table:style-name="ce34"/>
          <table:table-cell table:style-name="ce18" office:value-type="string" table:number-columns-spanned="9" table:number-rows-spanned="1">
            <text:p>area3 (after rarefaction before CD)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44" office:value-type="string" table:number-columns-spanned="9" table:number-rows-spanned="1">
            <text:p>area2 (after CD before shock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 table:style-name="ce31"/>
          <table:table-cell table:style-name="ce18" office:value-type="string" table:number-columns-spanned="9" table:number-rows-spanned="1">
            <text:p>whole domain 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26"/>
          <table:covered-table-cell table:style-name="ce26"/>
          <table:covered-table-cell table:style-name="ce31"/>
          <table:covered-table-cell table:style-name="ce26"/>
          <table:covered-table-cell table:style-name="ce34"/>
          <table:table-cell table:style-name="ce18" office:value-type="string" table:number-columns-spanned="9" table:number-rows-spanned="1">
            <text:p>area3 (after rarefaction before CD)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44" office:value-type="string" table:number-columns-spanned="9" table:number-rows-spanned="1">
            <text:p>area2 (after CD before shock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 table:style-name="ce31" table:number-columns-repeated="856"/>
        </table:table-row>
        <table:table-row table:style-name="ro1">
          <table:table-cell table:style-name="ce4"/>
          <table:table-cell table:style-name="ce19" office:value-type="string">
            <text:p>L1_rho</text:p>
          </table:table-cell>
          <table:table-cell table:style-name="ce19" office:value-type="string">
            <text:p>L1_u</text:p>
          </table:table-cell>
          <table:table-cell table:style-name="ce28" office:value-type="string">
            <text:p>L1e</text:p>
          </table:table-cell>
          <table:table-cell table:style-name="ce19" office:value-type="string">
            <text:p>L2_rho</text:p>
          </table:table-cell>
          <table:table-cell table:style-name="ce19" office:value-type="string">
            <text:p>L2_u</text:p>
          </table:table-cell>
          <table:table-cell table:style-name="ce28" office:value-type="string">
            <text:p>L2e</text:p>
          </table:table-cell>
          <table:table-cell table:style-name="ce19" office:value-type="string">
            <text:p>Linf_rho</text:p>
          </table:table-cell>
          <table:table-cell table:style-name="ce19" office:value-type="string">
            <text:p>Linf_u</text:p>
          </table:table-cell>
          <table:table-cell table:style-name="ce28" office:value-type="string">
            <text:p>Linf_e</text:p>
          </table:table-cell>
          <table:table-cell table:style-name="ce37" office:value-type="string">
            <text:p>L1_rho3</text:p>
          </table:table-cell>
          <table:table-cell table:style-name="ce19" office:value-type="string">
            <text:p>L1_u3</text:p>
          </table:table-cell>
          <table:table-cell table:style-name="ce28" office:value-type="string">
            <text:p>L1e3</text:p>
          </table:table-cell>
          <table:table-cell table:style-name="ce19" office:value-type="string">
            <text:p>L2_rho3</text:p>
          </table:table-cell>
          <table:table-cell table:style-name="ce19" office:value-type="string">
            <text:p>L2_u3</text:p>
          </table:table-cell>
          <table:table-cell table:style-name="ce28" office:value-type="string">
            <text:p>L2e3</text:p>
          </table:table-cell>
          <table:table-cell table:style-name="ce19" office:value-type="string">
            <text:p>Linf_rho3</text:p>
          </table:table-cell>
          <table:table-cell table:style-name="ce19" office:value-type="string">
            <text:p>Linf_u3</text:p>
          </table:table-cell>
          <table:table-cell table:style-name="ce43" office:value-type="string">
            <text:p>Linf_e3</text:p>
          </table:table-cell>
          <table:table-cell table:style-name="ce37" office:value-type="string">
            <text:p>L1_rho2</text:p>
          </table:table-cell>
          <table:table-cell table:style-name="ce19" office:value-type="string">
            <text:p>L1_u2</text:p>
          </table:table-cell>
          <table:table-cell table:style-name="ce28" office:value-type="string">
            <text:p>L1e2</text:p>
          </table:table-cell>
          <table:table-cell table:style-name="ce19" office:value-type="string">
            <text:p>L2_rho2</text:p>
          </table:table-cell>
          <table:table-cell table:style-name="ce19" office:value-type="string">
            <text:p>L2_u2</text:p>
          </table:table-cell>
          <table:table-cell table:style-name="ce28" office:value-type="string">
            <text:p>L2e2</text:p>
          </table:table-cell>
          <table:table-cell table:style-name="ce19" office:value-type="string">
            <text:p>Linf_rho2</text:p>
          </table:table-cell>
          <table:table-cell table:style-name="ce19" office:value-type="string">
            <text:p>Linf_u2</text:p>
          </table:table-cell>
          <table:table-cell table:style-name="ce43" office:value-type="string">
            <text:p>Linf_e2</text:p>
          </table:table-cell>
          <table:table-cell/>
          <table:table-cell table:style-name="ce19" office:value-type="string">
            <text:p>L1_rho</text:p>
          </table:table-cell>
          <table:table-cell table:style-name="ce19" office:value-type="string">
            <text:p>L1_u</text:p>
          </table:table-cell>
          <table:table-cell table:style-name="ce28" office:value-type="string">
            <text:p>L1e</text:p>
          </table:table-cell>
          <table:table-cell table:style-name="ce19" office:value-type="string">
            <text:p>L2_rho</text:p>
          </table:table-cell>
          <table:table-cell table:style-name="ce19" office:value-type="string">
            <text:p>L2_u</text:p>
          </table:table-cell>
          <table:table-cell table:style-name="ce28" office:value-type="string">
            <text:p>L2e</text:p>
          </table:table-cell>
          <table:table-cell table:style-name="ce19" office:value-type="string">
            <text:p>Linf_rho</text:p>
          </table:table-cell>
          <table:table-cell table:style-name="ce19" office:value-type="string">
            <text:p>Linf_u</text:p>
          </table:table-cell>
          <table:table-cell table:style-name="ce28" office:value-type="string">
            <text:p>Linf_e</text:p>
          </table:table-cell>
          <table:table-cell table:style-name="ce37" office:value-type="string">
            <text:p>L1_rho3</text:p>
          </table:table-cell>
          <table:table-cell table:style-name="ce19" office:value-type="string">
            <text:p>L1_u3</text:p>
          </table:table-cell>
          <table:table-cell table:style-name="ce28" office:value-type="string">
            <text:p>L1e3</text:p>
          </table:table-cell>
          <table:table-cell table:style-name="ce19" office:value-type="string">
            <text:p>L2_rho3</text:p>
          </table:table-cell>
          <table:table-cell table:style-name="ce19" office:value-type="string">
            <text:p>L2_u3</text:p>
          </table:table-cell>
          <table:table-cell table:style-name="ce28" office:value-type="string">
            <text:p>L2e3</text:p>
          </table:table-cell>
          <table:table-cell table:style-name="ce19" office:value-type="string">
            <text:p>Linf_rho3</text:p>
          </table:table-cell>
          <table:table-cell table:style-name="ce19" office:value-type="string">
            <text:p>Linf_u3</text:p>
          </table:table-cell>
          <table:table-cell table:style-name="ce43" office:value-type="string">
            <text:p>Linf_e3</text:p>
          </table:table-cell>
          <table:table-cell table:style-name="ce37" office:value-type="string">
            <text:p>L1_rho2</text:p>
          </table:table-cell>
          <table:table-cell table:style-name="ce19" office:value-type="string">
            <text:p>L1_u2</text:p>
          </table:table-cell>
          <table:table-cell table:style-name="ce28" office:value-type="string">
            <text:p>L1e2</text:p>
          </table:table-cell>
          <table:table-cell table:style-name="ce19" office:value-type="string">
            <text:p>L2_rho2</text:p>
          </table:table-cell>
          <table:table-cell table:style-name="ce19" office:value-type="string">
            <text:p>L2_u2</text:p>
          </table:table-cell>
          <table:table-cell table:style-name="ce28" office:value-type="string">
            <text:p>L2e2</text:p>
          </table:table-cell>
          <table:table-cell table:style-name="ce19" office:value-type="string">
            <text:p>Linf_rho2</text:p>
          </table:table-cell>
          <table:table-cell table:style-name="ce19" office:value-type="string">
            <text:p>Linf_u2</text:p>
          </table:table-cell>
          <table:table-cell table:style-name="ce43" office:value-type="string">
            <text:p>Linf_e2</text:p>
          </table:table-cell>
          <table:table-cell/>
          <table:table-cell table:style-name="ce19" office:value-type="string">
            <text:p>L1_rho</text:p>
          </table:table-cell>
          <table:table-cell table:style-name="ce19" office:value-type="string">
            <text:p>L1_u</text:p>
          </table:table-cell>
          <table:table-cell table:style-name="ce28" office:value-type="string">
            <text:p>L1e</text:p>
          </table:table-cell>
          <table:table-cell table:style-name="ce19" office:value-type="string">
            <text:p>L2_rho</text:p>
          </table:table-cell>
          <table:table-cell table:style-name="ce19" office:value-type="string">
            <text:p>L2_u</text:p>
          </table:table-cell>
          <table:table-cell table:style-name="ce28" office:value-type="string">
            <text:p>L2e</text:p>
          </table:table-cell>
          <table:table-cell table:style-name="ce19" office:value-type="string">
            <text:p>Linf_rho</text:p>
          </table:table-cell>
          <table:table-cell table:style-name="ce19" office:value-type="string">
            <text:p>Linf_u</text:p>
          </table:table-cell>
          <table:table-cell table:style-name="ce28" office:value-type="string">
            <text:p>Linf_e</text:p>
          </table:table-cell>
          <table:table-cell table:style-name="ce37" office:value-type="string">
            <text:p>L1_rho3</text:p>
          </table:table-cell>
          <table:table-cell table:style-name="ce19" office:value-type="string">
            <text:p>L1_u3</text:p>
          </table:table-cell>
          <table:table-cell table:style-name="ce28" office:value-type="string">
            <text:p>L1e3</text:p>
          </table:table-cell>
          <table:table-cell table:style-name="ce19" office:value-type="string">
            <text:p>L2_rho3</text:p>
          </table:table-cell>
          <table:table-cell table:style-name="ce19" office:value-type="string">
            <text:p>L2_u3</text:p>
          </table:table-cell>
          <table:table-cell table:style-name="ce28" office:value-type="string">
            <text:p>L2e3</text:p>
          </table:table-cell>
          <table:table-cell table:style-name="ce19" office:value-type="string">
            <text:p>Linf_rho3</text:p>
          </table:table-cell>
          <table:table-cell table:style-name="ce19" office:value-type="string">
            <text:p>Linf_u3</text:p>
          </table:table-cell>
          <table:table-cell table:style-name="ce43" office:value-type="string">
            <text:p>Linf_e3</text:p>
          </table:table-cell>
          <table:table-cell table:style-name="ce37" office:value-type="string">
            <text:p>L1_rho2</text:p>
          </table:table-cell>
          <table:table-cell table:style-name="ce19" office:value-type="string">
            <text:p>L1_u2</text:p>
          </table:table-cell>
          <table:table-cell table:style-name="ce28" office:value-type="string">
            <text:p>L1e2</text:p>
          </table:table-cell>
          <table:table-cell table:style-name="ce19" office:value-type="string">
            <text:p>L2_rho2</text:p>
          </table:table-cell>
          <table:table-cell table:style-name="ce19" office:value-type="string">
            <text:p>L2_u2</text:p>
          </table:table-cell>
          <table:table-cell table:style-name="ce28" office:value-type="string">
            <text:p>L2e2</text:p>
          </table:table-cell>
          <table:table-cell table:style-name="ce19" office:value-type="string">
            <text:p>Linf_rho2</text:p>
          </table:table-cell>
          <table:table-cell table:style-name="ce19" office:value-type="string">
            <text:p>Linf_u2</text:p>
          </table:table-cell>
          <table:table-cell table:style-name="ce43" office:value-type="string">
            <text:p>Linf_e2</text:p>
          </table:table-cell>
          <table:table-cell/>
          <table:table-cell table:style-name="ce19" office:value-type="string">
            <text:p>L1_rho</text:p>
          </table:table-cell>
          <table:table-cell table:style-name="ce19" office:value-type="string">
            <text:p>L1_u</text:p>
          </table:table-cell>
          <table:table-cell table:style-name="ce28" office:value-type="string">
            <text:p>L1e</text:p>
          </table:table-cell>
          <table:table-cell table:style-name="ce19" office:value-type="string">
            <text:p>L2_rho</text:p>
          </table:table-cell>
          <table:table-cell table:style-name="ce19" office:value-type="string">
            <text:p>L2_u</text:p>
          </table:table-cell>
          <table:table-cell table:style-name="ce28" office:value-type="string">
            <text:p>L2e</text:p>
          </table:table-cell>
          <table:table-cell table:style-name="ce19" office:value-type="string">
            <text:p>Linf_rho</text:p>
          </table:table-cell>
          <table:table-cell table:style-name="ce19" office:value-type="string">
            <text:p>Linf_u</text:p>
          </table:table-cell>
          <table:table-cell table:style-name="ce28" office:value-type="string">
            <text:p>Linf_e</text:p>
          </table:table-cell>
          <table:table-cell table:style-name="ce37" office:value-type="string">
            <text:p>L1_rho3</text:p>
          </table:table-cell>
          <table:table-cell table:style-name="ce19" office:value-type="string">
            <text:p>L1_u3</text:p>
          </table:table-cell>
          <table:table-cell table:style-name="ce28" office:value-type="string">
            <text:p>L1e3</text:p>
          </table:table-cell>
          <table:table-cell table:style-name="ce19" office:value-type="string">
            <text:p>L2_rho3</text:p>
          </table:table-cell>
          <table:table-cell table:style-name="ce19" office:value-type="string">
            <text:p>L2_u3</text:p>
          </table:table-cell>
          <table:table-cell table:style-name="ce28" office:value-type="string">
            <text:p>L2e3</text:p>
          </table:table-cell>
          <table:table-cell table:style-name="ce19" office:value-type="string">
            <text:p>Linf_rho3</text:p>
          </table:table-cell>
          <table:table-cell table:style-name="ce19" office:value-type="string">
            <text:p>Linf_u3</text:p>
          </table:table-cell>
          <table:table-cell table:style-name="ce43" office:value-type="string">
            <text:p>Linf_e3</text:p>
          </table:table-cell>
          <table:table-cell table:style-name="ce37" office:value-type="string">
            <text:p>L1_rho2</text:p>
          </table:table-cell>
          <table:table-cell table:style-name="ce19" office:value-type="string">
            <text:p>L1_u2</text:p>
          </table:table-cell>
          <table:table-cell table:style-name="ce28" office:value-type="string">
            <text:p>L1e2</text:p>
          </table:table-cell>
          <table:table-cell table:style-name="ce19" office:value-type="string">
            <text:p>L2_rho2</text:p>
          </table:table-cell>
          <table:table-cell table:style-name="ce19" office:value-type="string">
            <text:p>L2_u2</text:p>
          </table:table-cell>
          <table:table-cell table:style-name="ce28" office:value-type="string">
            <text:p>L2e2</text:p>
          </table:table-cell>
          <table:table-cell table:style-name="ce19" office:value-type="string">
            <text:p>Linf_rho2</text:p>
          </table:table-cell>
          <table:table-cell table:style-name="ce19" office:value-type="string">
            <text:p>Linf_u2</text:p>
          </table:table-cell>
          <table:table-cell table:style-name="ce43" office:value-type="string">
            <text:p>Linf_e2</text:p>
          </table:table-cell>
          <table:table-cell/>
          <table:table-cell table:style-name="ce19" office:value-type="string">
            <text:p>L1_rho</text:p>
          </table:table-cell>
          <table:table-cell table:style-name="ce19" office:value-type="string">
            <text:p>L1_u</text:p>
          </table:table-cell>
          <table:table-cell table:style-name="ce28" office:value-type="string">
            <text:p>L1e</text:p>
          </table:table-cell>
          <table:table-cell table:style-name="ce19" office:value-type="string">
            <text:p>L2_rho</text:p>
          </table:table-cell>
          <table:table-cell table:style-name="ce19" office:value-type="string">
            <text:p>L2_u</text:p>
          </table:table-cell>
          <table:table-cell table:style-name="ce28" office:value-type="string">
            <text:p>L2e</text:p>
          </table:table-cell>
          <table:table-cell table:style-name="ce19" office:value-type="string">
            <text:p>Linf_rho</text:p>
          </table:table-cell>
          <table:table-cell table:style-name="ce19" office:value-type="string">
            <text:p>Linf_u</text:p>
          </table:table-cell>
          <table:table-cell table:style-name="ce28" office:value-type="string">
            <text:p>Linf_e</text:p>
          </table:table-cell>
          <table:table-cell table:style-name="ce37" office:value-type="string">
            <text:p>L1_rho3</text:p>
          </table:table-cell>
          <table:table-cell table:style-name="ce19" office:value-type="string">
            <text:p>L1_u3</text:p>
          </table:table-cell>
          <table:table-cell table:style-name="ce28" office:value-type="string">
            <text:p>L1e3</text:p>
          </table:table-cell>
          <table:table-cell table:style-name="ce19" office:value-type="string">
            <text:p>L2_rho3</text:p>
          </table:table-cell>
          <table:table-cell table:style-name="ce19" office:value-type="string">
            <text:p>L2_u3</text:p>
          </table:table-cell>
          <table:table-cell table:style-name="ce28" office:value-type="string">
            <text:p>L2e3</text:p>
          </table:table-cell>
          <table:table-cell table:style-name="ce19" office:value-type="string">
            <text:p>Linf_rho3</text:p>
          </table:table-cell>
          <table:table-cell table:style-name="ce19" office:value-type="string">
            <text:p>Linf_u3</text:p>
          </table:table-cell>
          <table:table-cell table:style-name="ce43" office:value-type="string">
            <text:p>Linf_e3</text:p>
          </table:table-cell>
          <table:table-cell table:style-name="ce37" office:value-type="string">
            <text:p>L1_rho2</text:p>
          </table:table-cell>
          <table:table-cell table:style-name="ce19" office:value-type="string">
            <text:p>L1_u2</text:p>
          </table:table-cell>
          <table:table-cell table:style-name="ce28" office:value-type="string">
            <text:p>L1e2</text:p>
          </table:table-cell>
          <table:table-cell table:style-name="ce19" office:value-type="string">
            <text:p>L2_rho2</text:p>
          </table:table-cell>
          <table:table-cell table:style-name="ce19" office:value-type="string">
            <text:p>L2_u2</text:p>
          </table:table-cell>
          <table:table-cell table:style-name="ce28" office:value-type="string">
            <text:p>L2e2</text:p>
          </table:table-cell>
          <table:table-cell table:style-name="ce19" office:value-type="string">
            <text:p>Linf_rho2</text:p>
          </table:table-cell>
          <table:table-cell table:style-name="ce19" office:value-type="string">
            <text:p>Linf_u2</text:p>
          </table:table-cell>
          <table:table-cell table:style-name="ce43" office:value-type="string">
            <text:p>Linf_e2</text:p>
          </table:table-cell>
          <table:table-cell/>
          <table:table-cell table:style-name="ce19" office:value-type="string">
            <text:p>L1_rho</text:p>
          </table:table-cell>
          <table:table-cell table:style-name="ce19" office:value-type="string">
            <text:p>L1_u</text:p>
          </table:table-cell>
          <table:table-cell table:style-name="ce28" office:value-type="string">
            <text:p>L1e</text:p>
          </table:table-cell>
          <table:table-cell table:style-name="ce19" office:value-type="string">
            <text:p>L2_rho</text:p>
          </table:table-cell>
          <table:table-cell table:style-name="ce19" office:value-type="string">
            <text:p>L2_u</text:p>
          </table:table-cell>
          <table:table-cell table:style-name="ce28" office:value-type="string">
            <text:p>L2e</text:p>
          </table:table-cell>
          <table:table-cell table:style-name="ce19" office:value-type="string">
            <text:p>Linf_rho</text:p>
          </table:table-cell>
          <table:table-cell table:style-name="ce19" office:value-type="string">
            <text:p>Linf_u</text:p>
          </table:table-cell>
          <table:table-cell table:style-name="ce28" office:value-type="string">
            <text:p>Linf_e</text:p>
          </table:table-cell>
          <table:table-cell table:style-name="ce37" office:value-type="string">
            <text:p>L1_rho3</text:p>
          </table:table-cell>
          <table:table-cell table:style-name="ce19" office:value-type="string">
            <text:p>L1_u3</text:p>
          </table:table-cell>
          <table:table-cell table:style-name="ce28" office:value-type="string">
            <text:p>L1e3</text:p>
          </table:table-cell>
          <table:table-cell table:style-name="ce19" office:value-type="string">
            <text:p>L2_rho3</text:p>
          </table:table-cell>
          <table:table-cell table:style-name="ce19" office:value-type="string">
            <text:p>L2_u3</text:p>
          </table:table-cell>
          <table:table-cell table:style-name="ce28" office:value-type="string">
            <text:p>L2e3</text:p>
          </table:table-cell>
          <table:table-cell table:style-name="ce19" office:value-type="string">
            <text:p>Linf_rho3</text:p>
          </table:table-cell>
          <table:table-cell table:style-name="ce19" office:value-type="string">
            <text:p>Linf_u3</text:p>
          </table:table-cell>
          <table:table-cell table:style-name="ce43" office:value-type="string">
            <text:p>Linf_e3</text:p>
          </table:table-cell>
          <table:table-cell table:style-name="ce37" office:value-type="string">
            <text:p>L1_rho2</text:p>
          </table:table-cell>
          <table:table-cell table:style-name="ce19" office:value-type="string">
            <text:p>L1_u2</text:p>
          </table:table-cell>
          <table:table-cell table:style-name="ce28" office:value-type="string">
            <text:p>L1e2</text:p>
          </table:table-cell>
          <table:table-cell table:style-name="ce19" office:value-type="string">
            <text:p>L2_rho2</text:p>
          </table:table-cell>
          <table:table-cell table:style-name="ce19" office:value-type="string">
            <text:p>L2_u2</text:p>
          </table:table-cell>
          <table:table-cell table:style-name="ce28" office:value-type="string">
            <text:p>L2e2</text:p>
          </table:table-cell>
          <table:table-cell table:style-name="ce19" office:value-type="string">
            <text:p>Linf_rho2</text:p>
          </table:table-cell>
          <table:table-cell table:style-name="ce19" office:value-type="string">
            <text:p>Linf_u2</text:p>
          </table:table-cell>
          <table:table-cell table:style-name="ce43" office:value-type="string">
            <text:p>Linf_e2</text:p>
          </table:table-cell>
          <table:table-cell table:number-columns-repeated="856"/>
        </table:table-row>
        <table:table-row table:style-name="ro1">
          <table:table-cell table:style-name="ce5" office:value-type="float" office:value="1">
            <text:p>1</text:p>
          </table:table-cell>
          <table:table-cell office:value-type="float" office:value="0.00716547">
            <text:p>7.17E-003</text:p>
          </table:table-cell>
          <table:table-cell office:value-type="float" office:value="0.013766">
            <text:p>1.38E-002</text:p>
          </table:table-cell>
          <table:table-cell office:value-type="float" office:value="0.00691748">
            <text:p>6.92E-003</text:p>
          </table:table-cell>
          <table:table-cell table:style-name="ce20" office:value-type="float" office:value="0.0122127">
            <text:p>1.22E-002</text:p>
          </table:table-cell>
          <table:table-cell office:value-type="float" office:value="0.0435873">
            <text:p>4.36E-002</text:p>
          </table:table-cell>
          <table:table-cell office:value-type="float" office:value="0.0218748">
            <text:p>2.19E-002</text:p>
          </table:table-cell>
          <table:table-cell office:value-type="float" office:value="0.0652125">
            <text:p>6.52E-002</text:p>
          </table:table-cell>
          <table:table-cell table:style-name="ce20" office:value-type="float" office:value="0.628096">
            <text:p>6.28E-001</text:p>
          </table:table-cell>
          <table:table-cell table:style-name="ce35" office:value-type="float" office:value="0.287331">
            <text:p>2.87E-001</text:p>
          </table:table-cell>
          <table:table-cell table:style-name="ce38" office:value-type="float" office:value="0.00540549">
            <text:p>5.41E-003</text:p>
          </table:table-cell>
          <table:table-cell office:value-type="float" office:value="0.0135736">
            <text:p>1.36E-002</text:p>
          </table:table-cell>
          <table:table-cell office:value-type="float" office:value="0.00625366">
            <text:p>6.25E-003</text:p>
          </table:table-cell>
          <table:table-cell table:style-name="ce20" office:value-type="float" office:value="0.00668555">
            <text:p>6.69E-003</text:p>
          </table:table-cell>
          <table:table-cell table:style-name="ce20" office:value-type="float" office:value="0.0171429">
            <text:p>1.71E-002</text:p>
          </table:table-cell>
          <table:table-cell table:style-name="ce20" office:value-type="float" office:value="0.0073927">
            <text:p>7.39E-003</text:p>
          </table:table-cell>
          <table:table-cell table:style-name="ce20" office:value-type="float" office:value="0.0130735">
            <text:p>1.31E-002</text:p>
          </table:table-cell>
          <table:table-cell table:style-name="ce20" office:value-type="float" office:value="0.0389591">
            <text:p>3.90E-002</text:p>
          </table:table-cell>
          <table:table-cell table:style-name="ce35" office:value-type="float" office:value="0.0164618">
            <text:p>1.65E-002</text:p>
          </table:table-cell>
          <table:table-cell table:style-name="ce38" office:value-type="float" office:value="0.00371525">
            <text:p>3.72E-003</text:p>
          </table:table-cell>
          <table:table-cell table:style-name="ce20" office:value-type="float" office:value="0.00407344">
            <text:p>4.07E-003</text:p>
          </table:table-cell>
          <table:table-cell table:style-name="ce20" office:value-type="float" office:value="0.0119705">
            <text:p>1.20E-002</text:p>
          </table:table-cell>
          <table:table-cell table:style-name="ce20" office:value-type="float" office:value="0.00440342">
            <text:p>4.40E-003</text:p>
          </table:table-cell>
          <table:table-cell table:style-name="ce20" office:value-type="float" office:value="0.00628227">
            <text:p>6.28E-003</text:p>
          </table:table-cell>
          <table:table-cell table:style-name="ce20" office:value-type="float" office:value="0.0170081">
            <text:p>1.70E-002</text:p>
          </table:table-cell>
          <table:table-cell table:style-name="ce20" office:value-type="float" office:value="0.00907229">
            <text:p>9.07E-003</text:p>
          </table:table-cell>
          <table:table-cell table:style-name="ce20" office:value-type="float" office:value="0.0182675">
            <text:p>1.83E-002</text:p>
          </table:table-cell>
          <table:table-cell table:style-name="ce35" office:value-type="float" office:value="0.0440109">
            <text:p>4.40E-002</text:p>
          </table:table-cell>
          <table:table-cell/>
          <table:table-cell table:style-name="ce20" office:value-type="float" office:value="0.00731587">
            <text:p>7.32E-003</text:p>
          </table:table-cell>
          <table:table-cell table:style-name="ce20" office:value-type="float" office:value="0.0142879">
            <text:p>1.43E-002</text:p>
          </table:table-cell>
          <table:table-cell table:style-name="ce20" office:value-type="float" office:value="0.007188">
            <text:p>7.19E-003</text:p>
          </table:table-cell>
          <table:table-cell table:style-name="ce20" office:value-type="float" office:value="0.0123653">
            <text:p>1.24E-002</text:p>
          </table:table-cell>
          <table:table-cell table:style-name="ce20" office:value-type="float" office:value="0.0444735">
            <text:p>4.45E-002</text:p>
          </table:table-cell>
          <table:table-cell table:style-name="ce20" office:value-type="float" office:value="0.0220727">
            <text:p>2.21E-002</text:p>
          </table:table-cell>
          <table:table-cell table:style-name="ce20" office:value-type="float" office:value="0.0710869">
            <text:p>7.11E-002</text:p>
          </table:table-cell>
          <table:table-cell table:style-name="ce20" office:value-type="float" office:value="0.636114">
            <text:p>6.36E-001</text:p>
          </table:table-cell>
          <table:table-cell table:style-name="ce35" office:value-type="float" office:value="0.285282">
            <text:p>2.85E-001</text:p>
          </table:table-cell>
          <table:table-cell table:style-name="ce38" office:value-type="float" office:value="0.00605239">
            <text:p>6.05E-003</text:p>
          </table:table-cell>
          <table:table-cell table:style-name="ce20" office:value-type="float" office:value="0.0160218">
            <text:p>1.60E-002</text:p>
          </table:table-cell>
          <table:table-cell table:style-name="ce20" office:value-type="float" office:value="0.00678686">
            <text:p>6.79E-003</text:p>
          </table:table-cell>
          <table:table-cell table:style-name="ce20" office:value-type="float" office:value="0.00738102">
            <text:p>7.38E-003</text:p>
          </table:table-cell>
          <table:table-cell table:style-name="ce20" office:value-type="float" office:value="0.0190943">
            <text:p>1.91E-002</text:p>
          </table:table-cell>
          <table:table-cell table:style-name="ce20" office:value-type="float" office:value="0.00777859">
            <text:p>7.78E-003</text:p>
          </table:table-cell>
          <table:table-cell table:style-name="ce20" office:value-type="float" office:value="0.014117">
            <text:p>1.41E-002</text:p>
          </table:table-cell>
          <table:table-cell table:style-name="ce20" office:value-type="float" office:value="0.0406704">
            <text:p>4.07E-002</text:p>
          </table:table-cell>
          <table:table-cell table:style-name="ce35" office:value-type="float" office:value="0.0166221">
            <text:p>1.66E-002</text:p>
          </table:table-cell>
          <table:table-cell table:style-name="ce38" office:value-type="float" office:value="0.00433238">
            <text:p>4.33E-003</text:p>
          </table:table-cell>
          <table:table-cell table:style-name="ce20" office:value-type="float" office:value="0.00376255">
            <text:p>3.76E-003</text:p>
          </table:table-cell>
          <table:table-cell table:style-name="ce20" office:value-type="float" office:value="0.0135668">
            <text:p>1.36E-002</text:p>
          </table:table-cell>
          <table:table-cell table:style-name="ce20" office:value-type="float" office:value="0.00493847">
            <text:p>4.94E-003</text:p>
          </table:table-cell>
          <table:table-cell table:style-name="ce20" office:value-type="float" office:value="0.00550554">
            <text:p>5.51E-003</text:p>
          </table:table-cell>
          <table:table-cell table:style-name="ce20" office:value-type="float" office:value="0.0185469">
            <text:p>1.85E-002</text:p>
          </table:table-cell>
          <table:table-cell table:style-name="ce20" office:value-type="float" office:value="0.0100013">
            <text:p>1.00E-002</text:p>
          </table:table-cell>
          <table:table-cell table:style-name="ce20" office:value-type="float" office:value="0.0145974">
            <text:p>1.46E-002</text:p>
          </table:table-cell>
          <table:table-cell table:style-name="ce35" office:value-type="float" office:value="0.0442179">
            <text:p>4.42E-002</text:p>
          </table:table-cell>
          <table:table-cell/>
          <table:table-cell table:style-name="ce20" office:value-type="float" office:value="0.0074312">
            <text:p>7.43E-003</text:p>
          </table:table-cell>
          <table:table-cell table:style-name="ce20" office:value-type="float" office:value="0.0140817">
            <text:p>1.41E-002</text:p>
          </table:table-cell>
          <table:table-cell table:style-name="ce20" office:value-type="float" office:value="0.00754137">
            <text:p>7.54E-003</text:p>
          </table:table-cell>
          <table:table-cell table:style-name="ce20" office:value-type="float" office:value="0.0123664">
            <text:p>1.24E-002</text:p>
          </table:table-cell>
          <table:table-cell table:style-name="ce20" office:value-type="float" office:value="0.0429092">
            <text:p>4.29E-002</text:p>
          </table:table-cell>
          <table:table-cell table:style-name="ce20" office:value-type="float" office:value="0.0225871">
            <text:p>2.26E-002</text:p>
          </table:table-cell>
          <table:table-cell table:style-name="ce20" office:value-type="float" office:value="0.0706093">
            <text:p>7.06E-002</text:p>
          </table:table-cell>
          <table:table-cell table:style-name="ce20" office:value-type="float" office:value="0.616597">
            <text:p>6.17E-001</text:p>
          </table:table-cell>
          <table:table-cell table:style-name="ce35" office:value-type="float" office:value="0.295023">
            <text:p>2.95E-001</text:p>
          </table:table-cell>
          <table:table-cell table:style-name="ce38" office:value-type="float" office:value="0.00657395">
            <text:p>6.57E-003</text:p>
          </table:table-cell>
          <table:table-cell table:style-name="ce20" office:value-type="float" office:value="0.0165622">
            <text:p>1.66E-002</text:p>
          </table:table-cell>
          <table:table-cell table:style-name="ce20" office:value-type="float" office:value="0.00689293">
            <text:p>6.89E-003</text:p>
          </table:table-cell>
          <table:table-cell table:style-name="ce20" office:value-type="float" office:value="0.00797137">
            <text:p>7.97E-003</text:p>
          </table:table-cell>
          <table:table-cell table:style-name="ce20" office:value-type="float" office:value="0.0202823">
            <text:p>2.03E-002</text:p>
          </table:table-cell>
          <table:table-cell table:style-name="ce20" office:value-type="float" office:value="0.00785702">
            <text:p>7.86E-003</text:p>
          </table:table-cell>
          <table:table-cell table:style-name="ce20" office:value-type="float" office:value="0.0150267">
            <text:p>1.50E-002</text:p>
          </table:table-cell>
          <table:table-cell table:style-name="ce20" office:value-type="float" office:value="0.0472033">
            <text:p>4.72E-002</text:p>
          </table:table-cell>
          <table:table-cell table:style-name="ce35" office:value-type="float" office:value="0.0167665">
            <text:p>1.68E-002</text:p>
          </table:table-cell>
          <table:table-cell table:style-name="ce38" office:value-type="float" office:value="0.0048442">
            <text:p>4.84E-003</text:p>
          </table:table-cell>
          <table:table-cell table:style-name="ce20" office:value-type="float" office:value="0.00353691">
            <text:p>3.54E-003</text:p>
          </table:table-cell>
          <table:table-cell table:style-name="ce20" office:value-type="float" office:value="0.0151727">
            <text:p>1.52E-002</text:p>
          </table:table-cell>
          <table:table-cell table:style-name="ce20" office:value-type="float" office:value="0.00550355">
            <text:p>5.50E-003</text:p>
          </table:table-cell>
          <table:table-cell table:style-name="ce20" office:value-type="float" office:value="0.0047974">
            <text:p>4.80E-003</text:p>
          </table:table-cell>
          <table:table-cell table:style-name="ce20" office:value-type="float" office:value="0.0205921">
            <text:p>2.06E-002</text:p>
          </table:table-cell>
          <table:table-cell table:style-name="ce20" office:value-type="float" office:value="0.011106">
            <text:p>1.11E-002</text:p>
          </table:table-cell>
          <table:table-cell table:style-name="ce20" office:value-type="float" office:value="0.0124581">
            <text:p>1.25E-002</text:p>
          </table:table-cell>
          <table:table-cell table:style-name="ce35" office:value-type="float" office:value="0.0613072">
            <text:p>6.13E-002</text:p>
          </table:table-cell>
          <table:table-cell/>
          <table:table-cell table:style-name="ce20" office:value-type="float" office:value="0.00763131">
            <text:p>7.63E-003</text:p>
          </table:table-cell>
          <table:table-cell table:style-name="ce20" office:value-type="float" office:value="0.0150897">
            <text:p>1.51E-002</text:p>
          </table:table-cell>
          <table:table-cell table:style-name="ce20" office:value-type="float" office:value="0.0076498">
            <text:p>7.65E-003</text:p>
          </table:table-cell>
          <table:table-cell table:style-name="ce20" office:value-type="float" office:value="0.0125021">
            <text:p>1.25E-002</text:p>
          </table:table-cell>
          <table:table-cell table:style-name="ce20" office:value-type="float" office:value="0.0462312">
            <text:p>4.62E-002</text:p>
          </table:table-cell>
          <table:table-cell table:style-name="ce20" office:value-type="float" office:value="0.0227808">
            <text:p>2.28E-002</text:p>
          </table:table-cell>
          <table:table-cell table:style-name="ce20" office:value-type="float" office:value="0.0692296">
            <text:p>6.92E-002</text:p>
          </table:table-cell>
          <table:table-cell table:style-name="ce20" office:value-type="float" office:value="0.662013">
            <text:p>6.62E-001</text:p>
          </table:table-cell>
          <table:table-cell table:style-name="ce35" office:value-type="float" office:value="0.293095">
            <text:p>2.93E-001</text:p>
          </table:table-cell>
          <table:table-cell table:style-name="ce38" office:value-type="float" office:value="0.00722639">
            <text:p>7.23E-003</text:p>
          </table:table-cell>
          <table:table-cell table:style-name="ce20" office:value-type="float" office:value="0.0197968">
            <text:p>1.98E-002</text:p>
          </table:table-cell>
          <table:table-cell table:style-name="ce20" office:value-type="float" office:value="0.00782625">
            <text:p>7.83E-003</text:p>
          </table:table-cell>
          <table:table-cell table:style-name="ce20" office:value-type="float" office:value="0.00848873">
            <text:p>8.49E-003</text:p>
          </table:table-cell>
          <table:table-cell table:style-name="ce20" office:value-type="float" office:value="0.0224117">
            <text:p>2.24E-002</text:p>
          </table:table-cell>
          <table:table-cell table:style-name="ce20" office:value-type="float" office:value="0.00897572">
            <text:p>8.98E-003</text:p>
          </table:table-cell>
          <table:table-cell table:style-name="ce20" office:value-type="float" office:value="0.0150762">
            <text:p>1.51E-002</text:p>
          </table:table-cell>
          <table:table-cell table:style-name="ce20" office:value-type="float" office:value="0.0474477">
            <text:p>4.74E-002</text:p>
          </table:table-cell>
          <table:table-cell table:style-name="ce35" office:value-type="float" office:value="0.018945">
            <text:p>1.89E-002</text:p>
          </table:table-cell>
          <table:table-cell table:style-name="ce38" office:value-type="float" office:value="0.00568939">
            <text:p>5.69E-003</text:p>
          </table:table-cell>
          <table:table-cell table:style-name="ce20" office:value-type="float" office:value="0.00612776">
            <text:p>6.13E-003</text:p>
          </table:table-cell>
          <table:table-cell table:style-name="ce20" office:value-type="float" office:value="0.0152295">
            <text:p>1.52E-002</text:p>
          </table:table-cell>
          <table:table-cell table:style-name="ce20" office:value-type="float" office:value="0.00661719">
            <text:p>6.62E-003</text:p>
          </table:table-cell>
          <table:table-cell table:style-name="ce20" office:value-type="float" office:value="0.00687902">
            <text:p>6.88E-003</text:p>
          </table:table-cell>
          <table:table-cell table:style-name="ce20" office:value-type="float" office:value="0.0211328">
            <text:p>2.11E-002</text:p>
          </table:table-cell>
          <table:table-cell table:style-name="ce20" office:value-type="float" office:value="0.0119578">
            <text:p>1.20E-002</text:p>
          </table:table-cell>
          <table:table-cell table:style-name="ce20" office:value-type="float" office:value="0.0124025">
            <text:p>1.24E-002</text:p>
          </table:table-cell>
          <table:table-cell table:style-name="ce35" office:value-type="float" office:value="0.0592196">
            <text:p>5.92E-002</text:p>
          </table:table-cell>
          <table:table-cell/>
          <table:table-cell table:style-name="ce20" office:value-type="float" office:value="0.00810394">
            <text:p>8.10E-003</text:p>
          </table:table-cell>
          <table:table-cell table:style-name="ce20" office:value-type="float" office:value="0.0160366">
            <text:p>1.60E-002</text:p>
          </table:table-cell>
          <table:table-cell table:style-name="ce20" office:value-type="float" office:value="0.00825994">
            <text:p>8.26E-003</text:p>
          </table:table-cell>
          <table:table-cell table:style-name="ce20" office:value-type="float" office:value="0.0129982">
            <text:p>1.30E-002</text:p>
          </table:table-cell>
          <table:table-cell table:style-name="ce20" office:value-type="float" office:value="0.0458295">
            <text:p>4.58E-002</text:p>
          </table:table-cell>
          <table:table-cell table:style-name="ce20" office:value-type="float" office:value="0.0226848">
            <text:p>2.27E-002</text:p>
          </table:table-cell>
          <table:table-cell table:style-name="ce20" office:value-type="float" office:value="0.072899">
            <text:p>7.29E-002</text:p>
          </table:table-cell>
          <table:table-cell table:style-name="ce20" office:value-type="float" office:value="0.641322">
            <text:p>6.41E-001</text:p>
          </table:table-cell>
          <table:table-cell table:style-name="ce35" office:value-type="float" office:value="0.284915">
            <text:p>2.85E-001</text:p>
          </table:table-cell>
          <table:table-cell table:style-name="ce38" office:value-type="float" office:value="0.00909838">
            <text:p>9.10E-003</text:p>
          </table:table-cell>
          <table:table-cell table:style-name="ce20" office:value-type="float" office:value="0.0256884">
            <text:p>2.57E-002</text:p>
          </table:table-cell>
          <table:table-cell table:style-name="ce20" office:value-type="float" office:value="0.00922047">
            <text:p>9.22E-003</text:p>
          </table:table-cell>
          <table:table-cell table:style-name="ce20" office:value-type="float" office:value="0.00999167">
            <text:p>9.99E-003</text:p>
          </table:table-cell>
          <table:table-cell table:style-name="ce20" office:value-type="float" office:value="0.0270924">
            <text:p>2.71E-002</text:p>
          </table:table-cell>
          <table:table-cell table:style-name="ce20" office:value-type="float" office:value="0.0100106">
            <text:p>1.00E-002</text:p>
          </table:table-cell>
          <table:table-cell table:style-name="ce20" office:value-type="float" office:value="0.0162119">
            <text:p>1.62E-002</text:p>
          </table:table-cell>
          <table:table-cell table:style-name="ce20" office:value-type="float" office:value="0.0462651">
            <text:p>4.63E-002</text:p>
          </table:table-cell>
          <table:table-cell table:style-name="ce35" office:value-type="float" office:value="0.0193551">
            <text:p>1.94E-002</text:p>
          </table:table-cell>
          <table:table-cell table:style-name="ce38" office:value-type="float" office:value="0.00759215">
            <text:p>7.59E-003</text:p>
          </table:table-cell>
          <table:table-cell table:style-name="ce20" office:value-type="float" office:value="0.00832355">
            <text:p>8.32E-003</text:p>
          </table:table-cell>
          <table:table-cell table:style-name="ce20" office:value-type="float" office:value="0.0219122">
            <text:p>2.19E-002</text:p>
          </table:table-cell>
          <table:table-cell table:style-name="ce20" office:value-type="float" office:value="0.00805635">
            <text:p>8.06E-003</text:p>
          </table:table-cell>
          <table:table-cell table:style-name="ce20" office:value-type="float" office:value="0.0092509">
            <text:p>9.25E-003</text:p>
          </table:table-cell>
          <table:table-cell table:style-name="ce20" office:value-type="float" office:value="0.0275768">
            <text:p>2.76E-002</text:p>
          </table:table-cell>
          <table:table-cell table:style-name="ce20" office:value-type="float" office:value="0.0116083">
            <text:p>1.16E-002</text:p>
          </table:table-cell>
          <table:table-cell table:style-name="ce20" office:value-type="float" office:value="0.01762">
            <text:p>1.76E-002</text:p>
          </table:table-cell>
          <table:table-cell table:style-name="ce35" office:value-type="float" office:value="0.0597202">
            <text:p>5.97E-002</text:p>
          </table:table-cell>
          <table:table-cell/>
          <table:table-cell table:style-name="ce20" office:value-type="float" office:value="0.00834894">
            <text:p>8.35E-003</text:p>
          </table:table-cell>
          <table:table-cell table:style-name="ce20" office:value-type="float" office:value="0.016693">
            <text:p>1.67E-002</text:p>
          </table:table-cell>
          <table:table-cell table:style-name="ce20" office:value-type="float" office:value="0.00985283">
            <text:p>9.85E-003</text:p>
          </table:table-cell>
          <table:table-cell table:style-name="ce20" office:value-type="float" office:value="0.0131495">
            <text:p>1.31E-002</text:p>
          </table:table-cell>
          <table:table-cell table:style-name="ce20" office:value-type="float" office:value="0.0458659">
            <text:p>4.59E-002</text:p>
          </table:table-cell>
          <table:table-cell table:style-name="ce20" office:value-type="float" office:value="0.0314904">
            <text:p>3.15E-002</text:p>
          </table:table-cell>
          <table:table-cell table:style-name="ce20" office:value-type="float" office:value="0.0662331">
            <text:p>6.62E-002</text:p>
          </table:table-cell>
          <table:table-cell table:style-name="ce20" office:value-type="float" office:value="0.623253">
            <text:p>6.23E-001</text:p>
          </table:table-cell>
          <table:table-cell table:style-name="ce35" office:value-type="float" office:value="0.351422">
            <text:p>3.51E-001</text:p>
          </table:table-cell>
          <table:table-cell table:style-name="ce38" office:value-type="float" office:value="0.0115438">
            <text:p>1.15E-002</text:p>
          </table:table-cell>
          <table:table-cell table:style-name="ce20" office:value-type="float" office:value="0.0311094">
            <text:p>3.11E-002</text:p>
          </table:table-cell>
          <table:table-cell table:style-name="ce20" office:value-type="float" office:value="0.0110302">
            <text:p>1.10E-002</text:p>
          </table:table-cell>
          <table:table-cell table:style-name="ce20" office:value-type="float" office:value="0.0142132">
            <text:p>1.42E-002</text:p>
          </table:table-cell>
          <table:table-cell table:style-name="ce20" office:value-type="float" office:value="0.0369071">
            <text:p>3.69E-002</text:p>
          </table:table-cell>
          <table:table-cell table:style-name="ce20" office:value-type="float" office:value="0.0121224">
            <text:p>1.21E-002</text:p>
          </table:table-cell>
          <table:table-cell table:style-name="ce20" office:value-type="float" office:value="0.0262232">
            <text:p>2.62E-002</text:p>
          </table:table-cell>
          <table:table-cell table:style-name="ce20" office:value-type="float" office:value="0.0689887">
            <text:p>6.90E-002</text:p>
          </table:table-cell>
          <table:table-cell table:style-name="ce35" office:value-type="float" office:value="0.0199373">
            <text:p>1.99E-002</text:p>
          </table:table-cell>
          <table:table-cell table:style-name="ce38" office:value-type="float" office:value="0.00860578">
            <text:p>8.61E-003</text:p>
          </table:table-cell>
          <table:table-cell table:style-name="ce20" office:value-type="float" office:value="0.00824864">
            <text:p>8.25E-003</text:p>
          </table:table-cell>
          <table:table-cell table:style-name="ce20" office:value-type="float" office:value="0.0233677">
            <text:p>2.34E-002</text:p>
          </table:table-cell>
          <table:table-cell table:style-name="ce20" office:value-type="float" office:value="0.0100787">
            <text:p>1.01E-002</text:p>
          </table:table-cell>
          <table:table-cell table:style-name="ce20" office:value-type="float" office:value="0.00946782">
            <text:p>9.47E-003</text:p>
          </table:table-cell>
          <table:table-cell table:style-name="ce20" office:value-type="float" office:value="0.034766">
            <text:p>3.48E-002</text:p>
          </table:table-cell>
          <table:table-cell table:style-name="ce20" office:value-type="float" office:value="0.0198135">
            <text:p>1.98E-002</text:p>
          </table:table-cell>
          <table:table-cell table:style-name="ce20" office:value-type="float" office:value="0.0180063">
            <text:p>1.80E-002</text:p>
          </table:table-cell>
          <table:table-cell table:style-name="ce35" office:value-type="float" office:value="0.078986">
            <text:p>7.90E-002</text:p>
          </table:table-cell>
          <table:table-cell table:number-columns-repeated="856"/>
        </table:table-row>
        <table:table-row table:style-name="ro1">
          <table:table-cell table:style-name="ce5" office:value-type="float" office:value="2">
            <text:p>2</text:p>
          </table:table-cell>
          <table:table-cell office:value-type="float" office:value="0.0071684">
            <text:p>7.17E-003</text:p>
          </table:table-cell>
          <table:table-cell office:value-type="float" office:value="0.0138362">
            <text:p>1.38E-002</text:p>
          </table:table-cell>
          <table:table-cell office:value-type="float" office:value="0.00693884">
            <text:p>6.94E-003</text:p>
          </table:table-cell>
          <table:table-cell table:style-name="ce20" office:value-type="float" office:value="0.0122179">
            <text:p>1.22E-002</text:p>
          </table:table-cell>
          <table:table-cell office:value-type="float" office:value="0.0433851">
            <text:p>4.34E-002</text:p>
          </table:table-cell>
          <table:table-cell office:value-type="float" office:value="0.0217716">
            <text:p>2.18E-002</text:p>
          </table:table-cell>
          <table:table-cell office:value-type="float" office:value="0.0649508">
            <text:p>6.50E-002</text:p>
          </table:table-cell>
          <table:table-cell table:style-name="ce20" office:value-type="float" office:value="0.621799">
            <text:p>6.22E-001</text:p>
          </table:table-cell>
          <table:table-cell table:style-name="ce35" office:value-type="float" office:value="0.287198">
            <text:p>2.87E-001</text:p>
          </table:table-cell>
          <table:table-cell table:style-name="ce38" office:value-type="float" office:value="0.00545585">
            <text:p>5.46E-003</text:p>
          </table:table-cell>
          <table:table-cell office:value-type="float" office:value="0.0138011">
            <text:p>1.38E-002</text:p>
          </table:table-cell>
          <table:table-cell office:value-type="float" office:value="0.00614562">
            <text:p>6.15E-003</text:p>
          </table:table-cell>
          <table:table-cell table:style-name="ce20" office:value-type="float" office:value="0.00667762">
            <text:p>6.68E-003</text:p>
          </table:table-cell>
          <table:table-cell table:style-name="ce20" office:value-type="float" office:value="0.0170292">
            <text:p>1.70E-002</text:p>
          </table:table-cell>
          <table:table-cell table:style-name="ce20" office:value-type="float" office:value="0.00725081">
            <text:p>7.25E-003</text:p>
          </table:table-cell>
          <table:table-cell table:style-name="ce20" office:value-type="float" office:value="0.0131576">
            <text:p>1.32E-002</text:p>
          </table:table-cell>
          <table:table-cell table:style-name="ce20" office:value-type="float" office:value="0.0375196">
            <text:p>3.75E-002</text:p>
          </table:table-cell>
          <table:table-cell table:style-name="ce35" office:value-type="float" office:value="0.016349">
            <text:p>1.63E-002</text:p>
          </table:table-cell>
          <table:table-cell table:style-name="ce38" office:value-type="float" office:value="0.00377509">
            <text:p>3.78E-003</text:p>
          </table:table-cell>
          <table:table-cell table:style-name="ce20" office:value-type="float" office:value="0.004208">
            <text:p>4.21E-003</text:p>
          </table:table-cell>
          <table:table-cell table:style-name="ce20" office:value-type="float" office:value="0.0126318">
            <text:p>1.26E-002</text:p>
          </table:table-cell>
          <table:table-cell table:style-name="ce20" office:value-type="float" office:value="0.00444488">
            <text:p>4.44E-003</text:p>
          </table:table-cell>
          <table:table-cell table:style-name="ce20" office:value-type="float" office:value="0.00618334">
            <text:p>6.18E-003</text:p>
          </table:table-cell>
          <table:table-cell table:style-name="ce20" office:value-type="float" office:value="0.0174722">
            <text:p>1.75E-002</text:p>
          </table:table-cell>
          <table:table-cell table:style-name="ce20" office:value-type="float" office:value="0.00884251">
            <text:p>8.84E-003</text:p>
          </table:table-cell>
          <table:table-cell table:style-name="ce20" office:value-type="float" office:value="0.0176494">
            <text:p>1.76E-002</text:p>
          </table:table-cell>
          <table:table-cell table:style-name="ce35" office:value-type="float" office:value="0.0464751">
            <text:p>4.65E-002</text:p>
          </table:table-cell>
          <table:table-cell/>
          <table:table-cell table:style-name="ce20" office:value-type="float" office:value="0.00727894">
            <text:p>7.28E-003</text:p>
          </table:table-cell>
          <table:table-cell table:style-name="ce20" office:value-type="float" office:value="0.0140498">
            <text:p>1.40E-002</text:p>
          </table:table-cell>
          <table:table-cell table:style-name="ce20" office:value-type="float" office:value="0.0072827">
            <text:p>7.28E-003</text:p>
          </table:table-cell>
          <table:table-cell table:style-name="ce20" office:value-type="float" office:value="0.0122197">
            <text:p>1.22E-002</text:p>
          </table:table-cell>
          <table:table-cell table:style-name="ce20" office:value-type="float" office:value="0.0436788">
            <text:p>4.37E-002</text:p>
          </table:table-cell>
          <table:table-cell table:style-name="ce20" office:value-type="float" office:value="0.0220898">
            <text:p>2.21E-002</text:p>
          </table:table-cell>
          <table:table-cell table:style-name="ce20" office:value-type="float" office:value="0.0642026">
            <text:p>6.42E-002</text:p>
          </table:table-cell>
          <table:table-cell table:style-name="ce20" office:value-type="float" office:value="0.627006">
            <text:p>6.27E-001</text:p>
          </table:table-cell>
          <table:table-cell table:style-name="ce35" office:value-type="float" office:value="0.284633">
            <text:p>2.85E-001</text:p>
          </table:table-cell>
          <table:table-cell table:style-name="ce38" office:value-type="float" office:value="0.00567692">
            <text:p>5.68E-003</text:p>
          </table:table-cell>
          <table:table-cell table:style-name="ce20" office:value-type="float" office:value="0.0152722">
            <text:p>1.53E-002</text:p>
          </table:table-cell>
          <table:table-cell table:style-name="ce20" office:value-type="float" office:value="0.00646623">
            <text:p>6.47E-003</text:p>
          </table:table-cell>
          <table:table-cell table:style-name="ce20" office:value-type="float" office:value="0.00691879">
            <text:p>6.92E-003</text:p>
          </table:table-cell>
          <table:table-cell table:style-name="ce20" office:value-type="float" office:value="0.0183993">
            <text:p>1.84E-002</text:p>
          </table:table-cell>
          <table:table-cell table:style-name="ce20" office:value-type="float" office:value="0.00757002">
            <text:p>7.57E-003</text:p>
          </table:table-cell>
          <table:table-cell table:style-name="ce20" office:value-type="float" office:value="0.0132453">
            <text:p>1.32E-002</text:p>
          </table:table-cell>
          <table:table-cell table:style-name="ce20" office:value-type="float" office:value="0.0397914">
            <text:p>3.98E-002</text:p>
          </table:table-cell>
          <table:table-cell table:style-name="ce35" office:value-type="float" office:value="0.0173122">
            <text:p>1.73E-002</text:p>
          </table:table-cell>
          <table:table-cell table:style-name="ce38" office:value-type="float" office:value="0.00491053">
            <text:p>4.91E-003</text:p>
          </table:table-cell>
          <table:table-cell table:style-name="ce20" office:value-type="float" office:value="0.00558277">
            <text:p>5.58E-003</text:p>
          </table:table-cell>
          <table:table-cell table:style-name="ce20" office:value-type="float" office:value="0.0137109">
            <text:p>1.37E-002</text:p>
          </table:table-cell>
          <table:table-cell table:style-name="ce20" office:value-type="float" office:value="0.00544846">
            <text:p>5.45E-003</text:p>
          </table:table-cell>
          <table:table-cell table:style-name="ce20" office:value-type="float" office:value="0.00639757">
            <text:p>6.40E-003</text:p>
          </table:table-cell>
          <table:table-cell table:style-name="ce20" office:value-type="float" office:value="0.0185206">
            <text:p>1.85E-002</text:p>
          </table:table-cell>
          <table:table-cell table:style-name="ce20" office:value-type="float" office:value="0.00895349">
            <text:p>8.95E-003</text:p>
          </table:table-cell>
          <table:table-cell table:style-name="ce20" office:value-type="float" office:value="0.0155002">
            <text:p>1.55E-002</text:p>
          </table:table-cell>
          <table:table-cell table:style-name="ce35" office:value-type="float" office:value="0.0523232">
            <text:p>5.23E-002</text:p>
          </table:table-cell>
          <table:table-cell/>
          <table:table-cell table:style-name="ce20" office:value-type="float" office:value="0.00741908">
            <text:p>7.42E-003</text:p>
          </table:table-cell>
          <table:table-cell table:style-name="ce20" office:value-type="float" office:value="0.0144776">
            <text:p>1.45E-002</text:p>
          </table:table-cell>
          <table:table-cell table:style-name="ce20" office:value-type="float" office:value="0.00726219">
            <text:p>7.26E-003</text:p>
          </table:table-cell>
          <table:table-cell table:style-name="ce20" office:value-type="float" office:value="0.0124751">
            <text:p>1.25E-002</text:p>
          </table:table-cell>
          <table:table-cell table:style-name="ce20" office:value-type="float" office:value="0.0447681">
            <text:p>4.48E-002</text:p>
          </table:table-cell>
          <table:table-cell table:style-name="ce20" office:value-type="float" office:value="0.0220132">
            <text:p>2.20E-002</text:p>
          </table:table-cell>
          <table:table-cell table:style-name="ce20" office:value-type="float" office:value="0.0725614">
            <text:p>7.26E-002</text:p>
          </table:table-cell>
          <table:table-cell table:style-name="ce20" office:value-type="float" office:value="0.642687">
            <text:p>6.43E-001</text:p>
          </table:table-cell>
          <table:table-cell table:style-name="ce35" office:value-type="float" office:value="0.290369">
            <text:p>2.90E-001</text:p>
          </table:table-cell>
          <table:table-cell table:style-name="ce38" office:value-type="float" office:value="0.00599002">
            <text:p>5.99E-003</text:p>
          </table:table-cell>
          <table:table-cell table:style-name="ce20" office:value-type="float" office:value="0.0157745">
            <text:p>1.58E-002</text:p>
          </table:table-cell>
          <table:table-cell table:style-name="ce20" office:value-type="float" office:value="0.0067261">
            <text:p>6.73E-003</text:p>
          </table:table-cell>
          <table:table-cell table:style-name="ce20" office:value-type="float" office:value="0.00738156">
            <text:p>7.38E-003</text:p>
          </table:table-cell>
          <table:table-cell table:style-name="ce20" office:value-type="float" office:value="0.0191783">
            <text:p>1.92E-002</text:p>
          </table:table-cell>
          <table:table-cell table:style-name="ce20" office:value-type="float" office:value="0.00780963">
            <text:p>7.81E-003</text:p>
          </table:table-cell>
          <table:table-cell table:style-name="ce20" office:value-type="float" office:value="0.0142752">
            <text:p>1.43E-002</text:p>
          </table:table-cell>
          <table:table-cell table:style-name="ce20" office:value-type="float" office:value="0.0412532">
            <text:p>4.13E-002</text:p>
          </table:table-cell>
          <table:table-cell table:style-name="ce35" office:value-type="float" office:value="0.0170249">
            <text:p>1.70E-002</text:p>
          </table:table-cell>
          <table:table-cell table:style-name="ce38" office:value-type="float" office:value="0.00592207">
            <text:p>5.92E-003</text:p>
          </table:table-cell>
          <table:table-cell table:style-name="ce20" office:value-type="float" office:value="0.00849418">
            <text:p>8.49E-003</text:p>
          </table:table-cell>
          <table:table-cell table:style-name="ce20" office:value-type="float" office:value="0.0124954">
            <text:p>1.25E-002</text:p>
          </table:table-cell>
          <table:table-cell table:style-name="ce20" office:value-type="float" office:value="0.00652814">
            <text:p>6.53E-003</text:p>
          </table:table-cell>
          <table:table-cell table:style-name="ce20" office:value-type="float" office:value="0.00961635">
            <text:p>9.62E-003</text:p>
          </table:table-cell>
          <table:table-cell table:style-name="ce20" office:value-type="float" office:value="0.0166933">
            <text:p>1.67E-002</text:p>
          </table:table-cell>
          <table:table-cell table:style-name="ce20" office:value-type="float" office:value="0.0111672">
            <text:p>1.12E-002</text:p>
          </table:table-cell>
          <table:table-cell table:style-name="ce20" office:value-type="float" office:value="0.0145958">
            <text:p>1.46E-002</text:p>
          </table:table-cell>
          <table:table-cell table:style-name="ce35" office:value-type="float" office:value="0.0402011">
            <text:p>4.02E-002</text:p>
          </table:table-cell>
          <table:table-cell/>
          <table:table-cell table:style-name="ce20" office:value-type="float" office:value="0.00779379">
            <text:p>7.79E-003</text:p>
          </table:table-cell>
          <table:table-cell table:style-name="ce20" office:value-type="float" office:value="0.0153298">
            <text:p>1.53E-002</text:p>
          </table:table-cell>
          <table:table-cell table:style-name="ce20" office:value-type="float" office:value="0.00860988">
            <text:p>8.61E-003</text:p>
          </table:table-cell>
          <table:table-cell table:style-name="ce20" office:value-type="float" office:value="0.0125539">
            <text:p>1.26E-002</text:p>
          </table:table-cell>
          <table:table-cell table:style-name="ce20" office:value-type="float" office:value="0.0437503">
            <text:p>4.38E-002</text:p>
          </table:table-cell>
          <table:table-cell table:style-name="ce20" office:value-type="float" office:value="0.0283268">
            <text:p>2.83E-002</text:p>
          </table:table-cell>
          <table:table-cell table:style-name="ce20" office:value-type="float" office:value="0.0682344">
            <text:p>6.82E-002</text:p>
          </table:table-cell>
          <table:table-cell table:style-name="ce20" office:value-type="float" office:value="0.616555">
            <text:p>6.17E-001</text:p>
          </table:table-cell>
          <table:table-cell table:style-name="ce35" office:value-type="float" office:value="0.328895">
            <text:p>3.29E-001</text:p>
          </table:table-cell>
          <table:table-cell table:style-name="ce38" office:value-type="float" office:value="0.00658894">
            <text:p>6.59E-003</text:p>
          </table:table-cell>
          <table:table-cell table:style-name="ce20" office:value-type="float" office:value="0.0176266">
            <text:p>1.76E-002</text:p>
          </table:table-cell>
          <table:table-cell table:style-name="ce20" office:value-type="float" office:value="0.00752283">
            <text:p>7.52E-003</text:p>
          </table:table-cell>
          <table:table-cell table:style-name="ce20" office:value-type="float" office:value="0.0077314">
            <text:p>7.73E-003</text:p>
          </table:table-cell>
          <table:table-cell table:style-name="ce20" office:value-type="float" office:value="0.0200952">
            <text:p>2.01E-002</text:p>
          </table:table-cell>
          <table:table-cell table:style-name="ce20" office:value-type="float" office:value="0.00857632">
            <text:p>8.58E-003</text:p>
          </table:table-cell>
          <table:table-cell table:style-name="ce20" office:value-type="float" office:value="0.0141414">
            <text:p>1.41E-002</text:p>
          </table:table-cell>
          <table:table-cell table:style-name="ce20" office:value-type="float" office:value="0.0434484">
            <text:p>4.34E-002</text:p>
          </table:table-cell>
          <table:table-cell table:style-name="ce35" office:value-type="float" office:value="0.0190323">
            <text:p>1.90E-002</text:p>
          </table:table-cell>
          <table:table-cell table:style-name="ce38" office:value-type="float" office:value="0.00715069">
            <text:p>7.15E-003</text:p>
          </table:table-cell>
          <table:table-cell table:style-name="ce20" office:value-type="float" office:value="0.00889712">
            <text:p>8.90E-003</text:p>
          </table:table-cell>
          <table:table-cell table:style-name="ce20" office:value-type="float" office:value="0.0146347">
            <text:p>1.46E-002</text:p>
          </table:table-cell>
          <table:table-cell table:style-name="ce20" office:value-type="float" office:value="0.00772886">
            <text:p>7.73E-003</text:p>
          </table:table-cell>
          <table:table-cell table:style-name="ce20" office:value-type="float" office:value="0.0105811">
            <text:p>1.06E-002</text:p>
          </table:table-cell>
          <table:table-cell table:style-name="ce20" office:value-type="float" office:value="0.0194688">
            <text:p>1.95E-002</text:p>
          </table:table-cell>
          <table:table-cell table:style-name="ce20" office:value-type="float" office:value="0.0124221">
            <text:p>1.24E-002</text:p>
          </table:table-cell>
          <table:table-cell table:style-name="ce20" office:value-type="float" office:value="0.0182068">
            <text:p>1.82E-002</text:p>
          </table:table-cell>
          <table:table-cell table:style-name="ce35" office:value-type="float" office:value="0.0521054">
            <text:p>5.21E-002</text:p>
          </table:table-cell>
          <table:table-cell/>
          <table:table-cell table:style-name="ce20" office:value-type="float" office:value="0.00830408">
            <text:p>8.30E-003</text:p>
          </table:table-cell>
          <table:table-cell table:style-name="ce20" office:value-type="float" office:value="0.016202">
            <text:p>1.62E-002</text:p>
          </table:table-cell>
          <table:table-cell table:style-name="ce20" office:value-type="float" office:value="0.00820388">
            <text:p>8.20E-003</text:p>
          </table:table-cell>
          <table:table-cell table:style-name="ce20" office:value-type="float" office:value="0.0129137">
            <text:p>1.29E-002</text:p>
          </table:table-cell>
          <table:table-cell table:style-name="ce20" office:value-type="float" office:value="0.0447261">
            <text:p>4.47E-002</text:p>
          </table:table-cell>
          <table:table-cell table:style-name="ce20" office:value-type="float" office:value="0.0228963">
            <text:p>2.29E-002</text:p>
          </table:table-cell>
          <table:table-cell table:style-name="ce20" office:value-type="float" office:value="0.0621709">
            <text:p>6.22E-002</text:p>
          </table:table-cell>
          <table:table-cell table:style-name="ce20" office:value-type="float" office:value="0.634736">
            <text:p>6.35E-001</text:p>
          </table:table-cell>
          <table:table-cell table:style-name="ce35" office:value-type="float" office:value="0.285219">
            <text:p>2.85E-001</text:p>
          </table:table-cell>
          <table:table-cell table:style-name="ce38" office:value-type="float" office:value="0.00959622">
            <text:p>9.60E-003</text:p>
          </table:table-cell>
          <table:table-cell table:style-name="ce20" office:value-type="float" office:value="0.0255384">
            <text:p>2.55E-002</text:p>
          </table:table-cell>
          <table:table-cell table:style-name="ce20" office:value-type="float" office:value="0.00905831">
            <text:p>9.06E-003</text:p>
          </table:table-cell>
          <table:table-cell table:style-name="ce20" office:value-type="float" office:value="0.01091">
            <text:p>1.09E-002</text:p>
          </table:table-cell>
          <table:table-cell table:style-name="ce20" office:value-type="float" office:value="0.0281743">
            <text:p>2.82E-002</text:p>
          </table:table-cell>
          <table:table-cell table:style-name="ce20" office:value-type="float" office:value="0.00960465">
            <text:p>9.60E-003</text:p>
          </table:table-cell>
          <table:table-cell table:style-name="ce20" office:value-type="float" office:value="0.017621">
            <text:p>1.76E-002</text:p>
          </table:table-cell>
          <table:table-cell table:style-name="ce20" office:value-type="float" office:value="0.0553855">
            <text:p>5.54E-002</text:p>
          </table:table-cell>
          <table:table-cell table:style-name="ce35" office:value-type="float" office:value="0.017913">
            <text:p>1.79E-002</text:p>
          </table:table-cell>
          <table:table-cell table:style-name="ce38" office:value-type="float" office:value="0.0086542">
            <text:p>8.65E-003</text:p>
          </table:table-cell>
          <table:table-cell table:style-name="ce20" office:value-type="float" office:value="0.00956104">
            <text:p>9.56E-003</text:p>
          </table:table-cell>
          <table:table-cell table:style-name="ce20" office:value-type="float" office:value="0.0241255">
            <text:p>2.41E-002</text:p>
          </table:table-cell>
          <table:table-cell table:style-name="ce20" office:value-type="float" office:value="0.00898561">
            <text:p>8.99E-003</text:p>
          </table:table-cell>
          <table:table-cell table:style-name="ce20" office:value-type="float" office:value="0.0100452">
            <text:p>1.00E-002</text:p>
          </table:table-cell>
          <table:table-cell table:style-name="ce20" office:value-type="float" office:value="0.029961">
            <text:p>3.00E-002</text:p>
          </table:table-cell>
          <table:table-cell table:style-name="ce20" office:value-type="float" office:value="0.0141662">
            <text:p>1.42E-002</text:p>
          </table:table-cell>
          <table:table-cell table:style-name="ce20" office:value-type="float" office:value="0.0143142">
            <text:p>1.43E-002</text:p>
          </table:table-cell>
          <table:table-cell table:style-name="ce35" office:value-type="float" office:value="0.0675529">
            <text:p>6.76E-002</text:p>
          </table:table-cell>
          <table:table-cell/>
          <table:table-cell table:style-name="ce20" office:value-type="float" office:value="0.00808723">
            <text:p>8.09E-003</text:p>
          </table:table-cell>
          <table:table-cell table:style-name="ce20" office:value-type="float" office:value="0.0158924">
            <text:p>1.59E-002</text:p>
          </table:table-cell>
          <table:table-cell table:style-name="ce20" office:value-type="float" office:value="0.00817429">
            <text:p>8.17E-003</text:p>
          </table:table-cell>
          <table:table-cell table:style-name="ce20" office:value-type="float" office:value="0.0124213">
            <text:p>1.24E-002</text:p>
          </table:table-cell>
          <table:table-cell table:style-name="ce20" office:value-type="float" office:value="0.0419146">
            <text:p>4.19E-002</text:p>
          </table:table-cell>
          <table:table-cell table:style-name="ce20" office:value-type="float" office:value="0.0231406">
            <text:p>2.31E-002</text:p>
          </table:table-cell>
          <table:table-cell table:style-name="ce20" office:value-type="float" office:value="0.0717448">
            <text:p>7.17E-002</text:p>
          </table:table-cell>
          <table:table-cell table:style-name="ce20" office:value-type="float" office:value="0.593155">
            <text:p>5.93E-001</text:p>
          </table:table-cell>
          <table:table-cell table:style-name="ce35" office:value-type="float" office:value="0.294652">
            <text:p>2.95E-001</text:p>
          </table:table-cell>
          <table:table-cell table:style-name="ce38" office:value-type="float" office:value="0.0093046">
            <text:p>9.30E-003</text:p>
          </table:table-cell>
          <table:table-cell table:style-name="ce20" office:value-type="float" office:value="0.0245264">
            <text:p>2.45E-002</text:p>
          </table:table-cell>
          <table:table-cell table:style-name="ce20" office:value-type="float" office:value="0.008344">
            <text:p>8.34E-003</text:p>
          </table:table-cell>
          <table:table-cell table:style-name="ce20" office:value-type="float" office:value="0.0100954">
            <text:p>1.01E-002</text:p>
          </table:table-cell>
          <table:table-cell table:style-name="ce20" office:value-type="float" office:value="0.0260132">
            <text:p>2.60E-002</text:p>
          </table:table-cell>
          <table:table-cell table:style-name="ce20" office:value-type="float" office:value="0.00875836">
            <text:p>8.76E-003</text:p>
          </table:table-cell>
          <table:table-cell table:style-name="ce20" office:value-type="float" office:value="0.0173196">
            <text:p>1.73E-002</text:p>
          </table:table-cell>
          <table:table-cell table:style-name="ce20" office:value-type="float" office:value="0.0464582">
            <text:p>4.65E-002</text:p>
          </table:table-cell>
          <table:table-cell table:style-name="ce35" office:value-type="float" office:value="0.0154301">
            <text:p>1.54E-002</text:p>
          </table:table-cell>
          <table:table-cell table:style-name="ce38" office:value-type="float" office:value="0.00892661">
            <text:p>8.93E-003</text:p>
          </table:table-cell>
          <table:table-cell table:style-name="ce20" office:value-type="float" office:value="0.0130391">
            <text:p>1.30E-002</text:p>
          </table:table-cell>
          <table:table-cell table:style-name="ce20" office:value-type="float" office:value="0.0172975">
            <text:p>1.73E-002</text:p>
          </table:table-cell>
          <table:table-cell table:style-name="ce20" office:value-type="float" office:value="0.00905407">
            <text:p>9.05E-003</text:p>
          </table:table-cell>
          <table:table-cell table:style-name="ce20" office:value-type="float" office:value="0.0148571">
            <text:p>1.49E-002</text:p>
          </table:table-cell>
          <table:table-cell table:style-name="ce20" office:value-type="float" office:value="0.0241944">
            <text:p>2.42E-002</text:p>
          </table:table-cell>
          <table:table-cell table:style-name="ce20" office:value-type="float" office:value="0.0107006">
            <text:p>1.07E-002</text:p>
          </table:table-cell>
          <table:table-cell table:style-name="ce20" office:value-type="float" office:value="0.0285385">
            <text:p>2.85E-002</text:p>
          </table:table-cell>
          <table:table-cell table:style-name="ce35" office:value-type="float" office:value="0.0627226">
            <text:p>6.27E-002</text:p>
          </table:table-cell>
          <table:table-cell table:number-columns-repeated="856"/>
        </table:table-row>
        <table:table-row table:style-name="ro1">
          <table:table-cell table:style-name="ce5" office:value-type="float" office:value="3">
            <text:p>3</text:p>
          </table:table-cell>
          <table:table-cell office:value-type="float" office:value="0.00720642">
            <text:p>7.21E-003</text:p>
          </table:table-cell>
          <table:table-cell office:value-type="float" office:value="0.0139162">
            <text:p>1.39E-002</text:p>
          </table:table-cell>
          <table:table-cell office:value-type="float" office:value="0.00692142">
            <text:p>6.92E-003</text:p>
          </table:table-cell>
          <table:table-cell table:style-name="ce20" office:value-type="float" office:value="0.0123234">
            <text:p>1.23E-002</text:p>
          </table:table-cell>
          <table:table-cell office:value-type="float" office:value="0.0437192">
            <text:p>4.37E-002</text:p>
          </table:table-cell>
          <table:table-cell office:value-type="float" office:value="0.0218547">
            <text:p>2.19E-002</text:p>
          </table:table-cell>
          <table:table-cell office:value-type="float" office:value="0.0675308">
            <text:p>6.75E-002</text:p>
          </table:table-cell>
          <table:table-cell table:style-name="ce20" office:value-type="float" office:value="0.6301">
            <text:p>6.30E-001</text:p>
          </table:table-cell>
          <table:table-cell table:style-name="ce35" office:value-type="float" office:value="0.286918">
            <text:p>2.87E-001</text:p>
          </table:table-cell>
          <table:table-cell table:style-name="ce38" office:value-type="float" office:value="0.00528811">
            <text:p>5.29E-003</text:p>
          </table:table-cell>
          <table:table-cell office:value-type="float" office:value="0.0133665">
            <text:p>1.34E-002</text:p>
          </table:table-cell>
          <table:table-cell office:value-type="float" office:value="0.00623185">
            <text:p>6.23E-003</text:p>
          </table:table-cell>
          <table:table-cell table:style-name="ce20" office:value-type="float" office:value="0.00650411">
            <text:p>6.50E-003</text:p>
          </table:table-cell>
          <table:table-cell table:style-name="ce20" office:value-type="float" office:value="0.0168456">
            <text:p>1.68E-002</text:p>
          </table:table-cell>
          <table:table-cell table:style-name="ce20" office:value-type="float" office:value="0.0073941">
            <text:p>7.39E-003</text:p>
          </table:table-cell>
          <table:table-cell table:style-name="ce20" office:value-type="float" office:value="0.0128634">
            <text:p>1.29E-002</text:p>
          </table:table-cell>
          <table:table-cell table:style-name="ce20" office:value-type="float" office:value="0.0388195">
            <text:p>3.88E-002</text:p>
          </table:table-cell>
          <table:table-cell table:style-name="ce35" office:value-type="float" office:value="0.0169616">
            <text:p>1.70E-002</text:p>
          </table:table-cell>
          <table:table-cell table:style-name="ce38" office:value-type="float" office:value="0.00374256">
            <text:p>3.74E-003</text:p>
          </table:table-cell>
          <table:table-cell table:style-name="ce20" office:value-type="float" office:value="0.00406324">
            <text:p>4.06E-003</text:p>
          </table:table-cell>
          <table:table-cell table:style-name="ce20" office:value-type="float" office:value="0.0122435">
            <text:p>1.22E-002</text:p>
          </table:table-cell>
          <table:table-cell table:style-name="ce20" office:value-type="float" office:value="0.00443746">
            <text:p>4.44E-003</text:p>
          </table:table-cell>
          <table:table-cell table:style-name="ce20" office:value-type="float" office:value="0.00586142">
            <text:p>5.86E-003</text:p>
          </table:table-cell>
          <table:table-cell table:style-name="ce20" office:value-type="float" office:value="0.0172193">
            <text:p>1.72E-002</text:p>
          </table:table-cell>
          <table:table-cell table:style-name="ce20" office:value-type="float" office:value="0.00895473">
            <text:p>8.95E-003</text:p>
          </table:table-cell>
          <table:table-cell table:style-name="ce20" office:value-type="float" office:value="0.0157283">
            <text:p>1.57E-002</text:p>
          </table:table-cell>
          <table:table-cell table:style-name="ce35" office:value-type="float" office:value="0.046389">
            <text:p>4.64E-002</text:p>
          </table:table-cell>
          <table:table-cell/>
          <table:table-cell table:style-name="ce20" office:value-type="float" office:value="0.00724242">
            <text:p>7.24E-003</text:p>
          </table:table-cell>
          <table:table-cell table:style-name="ce20" office:value-type="float" office:value="0.0139203">
            <text:p>1.39E-002</text:p>
          </table:table-cell>
          <table:table-cell table:style-name="ce20" office:value-type="float" office:value="0.00710891">
            <text:p>7.11E-003</text:p>
          </table:table-cell>
          <table:table-cell table:style-name="ce20" office:value-type="float" office:value="0.0122017">
            <text:p>1.22E-002</text:p>
          </table:table-cell>
          <table:table-cell table:style-name="ce20" office:value-type="float" office:value="0.0442313">
            <text:p>4.42E-002</text:p>
          </table:table-cell>
          <table:table-cell table:style-name="ce20" office:value-type="float" office:value="0.0217422">
            <text:p>2.17E-002</text:p>
          </table:table-cell>
          <table:table-cell table:style-name="ce20" office:value-type="float" office:value="0.0633911">
            <text:p>6.34E-002</text:p>
          </table:table-cell>
          <table:table-cell table:style-name="ce20" office:value-type="float" office:value="0.636303">
            <text:p>6.36E-001</text:p>
          </table:table-cell>
          <table:table-cell table:style-name="ce35" office:value-type="float" office:value="0.284207">
            <text:p>2.84E-001</text:p>
          </table:table-cell>
          <table:table-cell table:style-name="ce38" office:value-type="float" office:value="0.00563252">
            <text:p>5.63E-003</text:p>
          </table:table-cell>
          <table:table-cell table:style-name="ce20" office:value-type="float" office:value="0.0147881">
            <text:p>1.48E-002</text:p>
          </table:table-cell>
          <table:table-cell table:style-name="ce20" office:value-type="float" office:value="0.00629756">
            <text:p>6.30E-003</text:p>
          </table:table-cell>
          <table:table-cell table:style-name="ce20" office:value-type="float" office:value="0.00686751">
            <text:p>6.87E-003</text:p>
          </table:table-cell>
          <table:table-cell table:style-name="ce20" office:value-type="float" office:value="0.0177649">
            <text:p>1.78E-002</text:p>
          </table:table-cell>
          <table:table-cell table:style-name="ce20" office:value-type="float" office:value="0.00733342">
            <text:p>7.33E-003</text:p>
          </table:table-cell>
          <table:table-cell table:style-name="ce20" office:value-type="float" office:value="0.0129429">
            <text:p>1.29E-002</text:p>
          </table:table-cell>
          <table:table-cell table:style-name="ce20" office:value-type="float" office:value="0.0381197">
            <text:p>3.81E-002</text:p>
          </table:table-cell>
          <table:table-cell table:style-name="ce35" office:value-type="float" office:value="0.0167069">
            <text:p>1.67E-002</text:p>
          </table:table-cell>
          <table:table-cell table:style-name="ce38" office:value-type="float" office:value="0.00427336">
            <text:p>4.27E-003</text:p>
          </table:table-cell>
          <table:table-cell table:style-name="ce20" office:value-type="float" office:value="0.00348391">
            <text:p>3.48E-003</text:p>
          </table:table-cell>
          <table:table-cell table:style-name="ce20" office:value-type="float" office:value="0.012602">
            <text:p>1.26E-002</text:p>
          </table:table-cell>
          <table:table-cell table:style-name="ce20" office:value-type="float" office:value="0.00488392">
            <text:p>4.88E-003</text:p>
          </table:table-cell>
          <table:table-cell table:style-name="ce20" office:value-type="float" office:value="0.00479126">
            <text:p>4.79E-003</text:p>
          </table:table-cell>
          <table:table-cell table:style-name="ce20" office:value-type="float" office:value="0.017874">
            <text:p>1.79E-002</text:p>
          </table:table-cell>
          <table:table-cell table:style-name="ce20" office:value-type="float" office:value="0.00984267">
            <text:p>9.84E-003</text:p>
          </table:table-cell>
          <table:table-cell table:style-name="ce20" office:value-type="float" office:value="0.0149512">
            <text:p>1.50E-002</text:p>
          </table:table-cell>
          <table:table-cell table:style-name="ce35" office:value-type="float" office:value="0.0467802">
            <text:p>4.68E-002</text:p>
          </table:table-cell>
          <table:table-cell/>
          <table:table-cell table:style-name="ce20" office:value-type="float" office:value="0.00751646">
            <text:p>7.52E-003</text:p>
          </table:table-cell>
          <table:table-cell table:style-name="ce20" office:value-type="float" office:value="0.0145093">
            <text:p>1.45E-002</text:p>
          </table:table-cell>
          <table:table-cell table:style-name="ce20" office:value-type="float" office:value="0.00748084">
            <text:p>7.48E-003</text:p>
          </table:table-cell>
          <table:table-cell table:style-name="ce20" office:value-type="float" office:value="0.0123996">
            <text:p>1.24E-002</text:p>
          </table:table-cell>
          <table:table-cell table:style-name="ce20" office:value-type="float" office:value="0.0437321">
            <text:p>4.37E-002</text:p>
          </table:table-cell>
          <table:table-cell table:style-name="ce20" office:value-type="float" office:value="0.0219989">
            <text:p>2.20E-002</text:p>
          </table:table-cell>
          <table:table-cell table:style-name="ce20" office:value-type="float" office:value="0.0690364">
            <text:p>6.90E-002</text:p>
          </table:table-cell>
          <table:table-cell table:style-name="ce20" office:value-type="float" office:value="0.623064">
            <text:p>6.23E-001</text:p>
          </table:table-cell>
          <table:table-cell table:style-name="ce35" office:value-type="float" office:value="0.287052">
            <text:p>2.87E-001</text:p>
          </table:table-cell>
          <table:table-cell table:style-name="ce38" office:value-type="float" office:value="0.00657976">
            <text:p>6.58E-003</text:p>
          </table:table-cell>
          <table:table-cell table:style-name="ce20" office:value-type="float" office:value="0.0171003">
            <text:p>1.71E-002</text:p>
          </table:table-cell>
          <table:table-cell table:style-name="ce20" office:value-type="float" office:value="0.00715799">
            <text:p>7.16E-003</text:p>
          </table:table-cell>
          <table:table-cell table:style-name="ce20" office:value-type="float" office:value="0.00759098">
            <text:p>7.59E-003</text:p>
          </table:table-cell>
          <table:table-cell table:style-name="ce20" office:value-type="float" office:value="0.0191556">
            <text:p>1.92E-002</text:p>
          </table:table-cell>
          <table:table-cell table:style-name="ce20" office:value-type="float" office:value="0.00808885">
            <text:p>8.09E-003</text:p>
          </table:table-cell>
          <table:table-cell table:style-name="ce20" office:value-type="float" office:value="0.0138224">
            <text:p>1.38E-002</text:p>
          </table:table-cell>
          <table:table-cell table:style-name="ce20" office:value-type="float" office:value="0.0365677">
            <text:p>3.66E-002</text:p>
          </table:table-cell>
          <table:table-cell table:style-name="ce35" office:value-type="float" office:value="0.0180195">
            <text:p>1.80E-002</text:p>
          </table:table-cell>
          <table:table-cell table:style-name="ce38" office:value-type="float" office:value="0.00587168">
            <text:p>5.87E-003</text:p>
          </table:table-cell>
          <table:table-cell table:style-name="ce20" office:value-type="float" office:value="0.00467459">
            <text:p>4.67E-003</text:p>
          </table:table-cell>
          <table:table-cell table:style-name="ce20" office:value-type="float" office:value="0.0166042">
            <text:p>1.66E-002</text:p>
          </table:table-cell>
          <table:table-cell table:style-name="ce20" office:value-type="float" office:value="0.00623921">
            <text:p>6.24E-003</text:p>
          </table:table-cell>
          <table:table-cell table:style-name="ce20" office:value-type="float" office:value="0.00599168">
            <text:p>5.99E-003</text:p>
          </table:table-cell>
          <table:table-cell table:style-name="ce20" office:value-type="float" office:value="0.0207837">
            <text:p>2.08E-002</text:p>
          </table:table-cell>
          <table:table-cell table:style-name="ce20" office:value-type="float" office:value="0.0105293">
            <text:p>1.05E-002</text:p>
          </table:table-cell>
          <table:table-cell table:style-name="ce20" office:value-type="float" office:value="0.0166334">
            <text:p>1.66E-002</text:p>
          </table:table-cell>
          <table:table-cell table:style-name="ce35" office:value-type="float" office:value="0.0506405">
            <text:p>5.06E-002</text:p>
          </table:table-cell>
          <table:table-cell/>
          <table:table-cell table:style-name="ce20" office:value-type="float" office:value="0.00754746">
            <text:p>7.55E-003</text:p>
          </table:table-cell>
          <table:table-cell table:style-name="ce20" office:value-type="float" office:value="0.0145262">
            <text:p>1.45E-002</text:p>
          </table:table-cell>
          <table:table-cell table:style-name="ce20" office:value-type="float" office:value="0.00849472">
            <text:p>8.49E-003</text:p>
          </table:table-cell>
          <table:table-cell table:style-name="ce20" office:value-type="float" office:value="0.0124532">
            <text:p>1.25E-002</text:p>
          </table:table-cell>
          <table:table-cell table:style-name="ce20" office:value-type="float" office:value="0.0416186">
            <text:p>4.16E-002</text:p>
          </table:table-cell>
          <table:table-cell table:style-name="ce20" office:value-type="float" office:value="0.029526">
            <text:p>2.95E-002</text:p>
          </table:table-cell>
          <table:table-cell table:style-name="ce20" office:value-type="float" office:value="0.0710984">
            <text:p>7.11E-002</text:p>
          </table:table-cell>
          <table:table-cell table:style-name="ce20" office:value-type="float" office:value="0.588812">
            <text:p>5.89E-001</text:p>
          </table:table-cell>
          <table:table-cell table:style-name="ce35" office:value-type="float" office:value="0.371128">
            <text:p>3.71E-001</text:p>
          </table:table-cell>
          <table:table-cell table:style-name="ce38" office:value-type="float" office:value="0.00633361">
            <text:p>6.33E-003</text:p>
          </table:table-cell>
          <table:table-cell table:style-name="ce20" office:value-type="float" office:value="0.0176204">
            <text:p>1.76E-002</text:p>
          </table:table-cell>
          <table:table-cell table:style-name="ce20" office:value-type="float" office:value="0.0073416">
            <text:p>7.34E-003</text:p>
          </table:table-cell>
          <table:table-cell table:style-name="ce20" office:value-type="float" office:value="0.00796304">
            <text:p>7.96E-003</text:p>
          </table:table-cell>
          <table:table-cell table:style-name="ce20" office:value-type="float" office:value="0.0210847">
            <text:p>2.11E-002</text:p>
          </table:table-cell>
          <table:table-cell table:style-name="ce20" office:value-type="float" office:value="0.00858551">
            <text:p>8.59E-003</text:p>
          </table:table-cell>
          <table:table-cell table:style-name="ce20" office:value-type="float" office:value="0.015399">
            <text:p>1.54E-002</text:p>
          </table:table-cell>
          <table:table-cell table:style-name="ce20" office:value-type="float" office:value="0.0511838">
            <text:p>5.12E-002</text:p>
          </table:table-cell>
          <table:table-cell table:style-name="ce35" office:value-type="float" office:value="0.0194692">
            <text:p>1.95E-002</text:p>
          </table:table-cell>
          <table:table-cell table:style-name="ce38" office:value-type="float" office:value="0.00565537">
            <text:p>5.66E-003</text:p>
          </table:table-cell>
          <table:table-cell table:style-name="ce20" office:value-type="float" office:value="0.0053735">
            <text:p>5.37E-003</text:p>
          </table:table-cell>
          <table:table-cell table:style-name="ce20" office:value-type="float" office:value="0.0131206">
            <text:p>1.31E-002</text:p>
          </table:table-cell>
          <table:table-cell table:style-name="ce20" office:value-type="float" office:value="0.00606326">
            <text:p>6.06E-003</text:p>
          </table:table-cell>
          <table:table-cell table:style-name="ce20" office:value-type="float" office:value="0.00625929">
            <text:p>6.26E-003</text:p>
          </table:table-cell>
          <table:table-cell table:style-name="ce20" office:value-type="float" office:value="0.0177439">
            <text:p>1.77E-002</text:p>
          </table:table-cell>
          <table:table-cell table:style-name="ce20" office:value-type="float" office:value="0.0115926">
            <text:p>1.16E-002</text:p>
          </table:table-cell>
          <table:table-cell table:style-name="ce20" office:value-type="float" office:value="0.0122867">
            <text:p>1.23E-002</text:p>
          </table:table-cell>
          <table:table-cell table:style-name="ce35" office:value-type="float" office:value="0.0367484">
            <text:p>3.67E-002</text:p>
          </table:table-cell>
          <table:table-cell/>
          <table:table-cell table:style-name="ce20" office:value-type="float" office:value="0.00810948">
            <text:p>8.11E-003</text:p>
          </table:table-cell>
          <table:table-cell table:style-name="ce20" office:value-type="float" office:value="0.0166116">
            <text:p>1.66E-002</text:p>
          </table:table-cell>
          <table:table-cell table:style-name="ce20" office:value-type="float" office:value="0.00859205">
            <text:p>8.59E-003</text:p>
          </table:table-cell>
          <table:table-cell table:style-name="ce20" office:value-type="float" office:value="0.0127509">
            <text:p>1.28E-002</text:p>
          </table:table-cell>
          <table:table-cell table:style-name="ce20" office:value-type="float" office:value="0.0502883">
            <text:p>5.03E-002</text:p>
          </table:table-cell>
          <table:table-cell table:style-name="ce20" office:value-type="float" office:value="0.0252965">
            <text:p>2.53E-002</text:p>
          </table:table-cell>
          <table:table-cell table:style-name="ce20" office:value-type="float" office:value="0.0739598">
            <text:p>7.40E-002</text:p>
          </table:table-cell>
          <table:table-cell table:style-name="ce20" office:value-type="float" office:value="0.721168">
            <text:p>7.21E-001</text:p>
          </table:table-cell>
          <table:table-cell table:style-name="ce35" office:value-type="float" office:value="0.292237">
            <text:p>2.92E-001</text:p>
          </table:table-cell>
          <table:table-cell table:style-name="ce38" office:value-type="float" office:value="0.0100334">
            <text:p>1.00E-002</text:p>
          </table:table-cell>
          <table:table-cell table:style-name="ce20" office:value-type="float" office:value="0.0268733">
            <text:p>2.69E-002</text:p>
          </table:table-cell>
          <table:table-cell table:style-name="ce20" office:value-type="float" office:value="0.0093389">
            <text:p>9.34E-003</text:p>
          </table:table-cell>
          <table:table-cell table:style-name="ce20" office:value-type="float" office:value="0.0114034">
            <text:p>1.14E-002</text:p>
          </table:table-cell>
          <table:table-cell table:style-name="ce20" office:value-type="float" office:value="0.0298401">
            <text:p>2.98E-002</text:p>
          </table:table-cell>
          <table:table-cell table:style-name="ce20" office:value-type="float" office:value="0.0102653">
            <text:p>1.03E-002</text:p>
          </table:table-cell>
          <table:table-cell table:style-name="ce20" office:value-type="float" office:value="0.0212908">
            <text:p>2.13E-002</text:p>
          </table:table-cell>
          <table:table-cell table:style-name="ce20" office:value-type="float" office:value="0.0647263">
            <text:p>6.47E-002</text:p>
          </table:table-cell>
          <table:table-cell table:style-name="ce35" office:value-type="float" office:value="0.0196851">
            <text:p>1.97E-002</text:p>
          </table:table-cell>
          <table:table-cell table:style-name="ce38" office:value-type="float" office:value="0.00861417">
            <text:p>8.61E-003</text:p>
          </table:table-cell>
          <table:table-cell table:style-name="ce20" office:value-type="float" office:value="0.00917544">
            <text:p>9.18E-003</text:p>
          </table:table-cell>
          <table:table-cell table:style-name="ce20" office:value-type="float" office:value="0.0180144">
            <text:p>1.80E-002</text:p>
          </table:table-cell>
          <table:table-cell table:style-name="ce20" office:value-type="float" office:value="0.0092246">
            <text:p>9.22E-003</text:p>
          </table:table-cell>
          <table:table-cell table:style-name="ce20" office:value-type="float" office:value="0.0101458">
            <text:p>1.01E-002</text:p>
          </table:table-cell>
          <table:table-cell table:style-name="ce20" office:value-type="float" office:value="0.0230378">
            <text:p>2.30E-002</text:p>
          </table:table-cell>
          <table:table-cell table:style-name="ce20" office:value-type="float" office:value="0.0163928">
            <text:p>1.64E-002</text:p>
          </table:table-cell>
          <table:table-cell table:style-name="ce20" office:value-type="float" office:value="0.0168418">
            <text:p>1.68E-002</text:p>
          </table:table-cell>
          <table:table-cell table:style-name="ce35" office:value-type="float" office:value="0.0524066">
            <text:p>5.24E-002</text:p>
          </table:table-cell>
          <table:table-cell/>
          <table:table-cell table:style-name="ce20" office:value-type="float" office:value="0.00876523">
            <text:p>8.77E-003</text:p>
          </table:table-cell>
          <table:table-cell table:style-name="ce20" office:value-type="float" office:value="0.01889">
            <text:p>1.89E-002</text:p>
          </table:table-cell>
          <table:table-cell table:style-name="ce20" office:value-type="float" office:value="0.0103973">
            <text:p>1.04E-002</text:p>
          </table:table-cell>
          <table:table-cell table:style-name="ce20" office:value-type="float" office:value="0.0133712">
            <text:p>1.34E-002</text:p>
          </table:table-cell>
          <table:table-cell table:style-name="ce20" office:value-type="float" office:value="0.0534044">
            <text:p>5.34E-002</text:p>
          </table:table-cell>
          <table:table-cell table:style-name="ce20" office:value-type="float" office:value="0.0299099">
            <text:p>2.99E-002</text:p>
          </table:table-cell>
          <table:table-cell table:style-name="ce20" office:value-type="float" office:value="0.0772856">
            <text:p>7.73E-002</text:p>
          </table:table-cell>
          <table:table-cell table:style-name="ce20" office:value-type="float" office:value="0.741402">
            <text:p>7.41E-001</text:p>
          </table:table-cell>
          <table:table-cell table:style-name="ce35" office:value-type="float" office:value="0.306735">
            <text:p>3.07E-001</text:p>
          </table:table-cell>
          <table:table-cell table:style-name="ce38" office:value-type="float" office:value="0.0124523">
            <text:p>1.25E-002</text:p>
          </table:table-cell>
          <table:table-cell table:style-name="ce20" office:value-type="float" office:value="0.034082">
            <text:p>3.41E-002</text:p>
          </table:table-cell>
          <table:table-cell table:style-name="ce20" office:value-type="float" office:value="0.0118521">
            <text:p>1.19E-002</text:p>
          </table:table-cell>
          <table:table-cell table:style-name="ce20" office:value-type="float" office:value="0.013277">
            <text:p>1.33E-002</text:p>
          </table:table-cell>
          <table:table-cell table:style-name="ce20" office:value-type="float" office:value="0.0353764">
            <text:p>3.54E-002</text:p>
          </table:table-cell>
          <table:table-cell table:style-name="ce20" office:value-type="float" office:value="0.0127016">
            <text:p>1.27E-002</text:p>
          </table:table-cell>
          <table:table-cell table:style-name="ce20" office:value-type="float" office:value="0.0198419">
            <text:p>1.98E-002</text:p>
          </table:table-cell>
          <table:table-cell table:style-name="ce20" office:value-type="float" office:value="0.0613166">
            <text:p>6.13E-002</text:p>
          </table:table-cell>
          <table:table-cell table:style-name="ce35" office:value-type="float" office:value="0.0255077">
            <text:p>2.55E-002</text:p>
          </table:table-cell>
          <table:table-cell table:style-name="ce38" office:value-type="float" office:value="0.0107823">
            <text:p>1.08E-002</text:p>
          </table:table-cell>
          <table:table-cell table:style-name="ce20" office:value-type="float" office:value="0.0119487">
            <text:p>1.19E-002</text:p>
          </table:table-cell>
          <table:table-cell table:style-name="ce20" office:value-type="float" office:value="0.0258949">
            <text:p>2.59E-002</text:p>
          </table:table-cell>
          <table:table-cell table:style-name="ce20" office:value-type="float" office:value="0.0111625">
            <text:p>1.12E-002</text:p>
          </table:table-cell>
          <table:table-cell table:style-name="ce20" office:value-type="float" office:value="0.0147146">
            <text:p>1.47E-002</text:p>
          </table:table-cell>
          <table:table-cell table:style-name="ce20" office:value-type="float" office:value="0.0328966">
            <text:p>3.29E-002</text:p>
          </table:table-cell>
          <table:table-cell table:style-name="ce20" office:value-type="float" office:value="0.0154882">
            <text:p>1.55E-002</text:p>
          </table:table-cell>
          <table:table-cell table:style-name="ce20" office:value-type="float" office:value="0.0258147">
            <text:p>2.58E-002</text:p>
          </table:table-cell>
          <table:table-cell table:style-name="ce35" office:value-type="float" office:value="0.0697743">
            <text:p>6.98E-002</text:p>
          </table:table-cell>
          <table:table-cell table:number-columns-repeated="856"/>
        </table:table-row>
        <table:table-row table:style-name="ro1">
          <table:table-cell table:style-name="ce5" office:value-type="float" office:value="4">
            <text:p>4</text:p>
          </table:table-cell>
          <table:table-cell office:value-type="float" office:value="0.00719868">
            <text:p>7.20E-003</text:p>
          </table:table-cell>
          <table:table-cell office:value-type="float" office:value="0.0138204">
            <text:p>1.38E-002</text:p>
          </table:table-cell>
          <table:table-cell office:value-type="float" office:value="0.00691322">
            <text:p>6.91E-003</text:p>
          </table:table-cell>
          <table:table-cell table:style-name="ce20" office:value-type="float" office:value="0.0122502">
            <text:p>1.23E-002</text:p>
          </table:table-cell>
          <table:table-cell office:value-type="float" office:value="0.0432718">
            <text:p>4.33E-002</text:p>
          </table:table-cell>
          <table:table-cell office:value-type="float" office:value="0.0215677">
            <text:p>2.16E-002</text:p>
          </table:table-cell>
          <table:table-cell office:value-type="float" office:value="0.0644705">
            <text:p>6.45E-002</text:p>
          </table:table-cell>
          <table:table-cell table:style-name="ce20" office:value-type="float" office:value="0.618715">
            <text:p>6.19E-001</text:p>
          </table:table-cell>
          <table:table-cell table:style-name="ce35" office:value-type="float" office:value="0.284329">
            <text:p>2.84E-001</text:p>
          </table:table-cell>
          <table:table-cell table:style-name="ce38" office:value-type="float" office:value="0.00529884">
            <text:p>5.30E-003</text:p>
          </table:table-cell>
          <table:table-cell office:value-type="float" office:value="0.0130711">
            <text:p>1.31E-002</text:p>
          </table:table-cell>
          <table:table-cell office:value-type="float" office:value="0.00611789">
            <text:p>6.12E-003</text:p>
          </table:table-cell>
          <table:table-cell table:style-name="ce20" office:value-type="float" office:value="0.00644457">
            <text:p>6.44E-003</text:p>
          </table:table-cell>
          <table:table-cell table:style-name="ce20" office:value-type="float" office:value="0.0162087">
            <text:p>1.62E-002</text:p>
          </table:table-cell>
          <table:table-cell table:style-name="ce20" office:value-type="float" office:value="0.00719138">
            <text:p>7.19E-003</text:p>
          </table:table-cell>
          <table:table-cell table:style-name="ce20" office:value-type="float" office:value="0.0124204">
            <text:p>1.24E-002</text:p>
          </table:table-cell>
          <table:table-cell table:style-name="ce20" office:value-type="float" office:value="0.0342196">
            <text:p>3.42E-002</text:p>
          </table:table-cell>
          <table:table-cell table:style-name="ce35" office:value-type="float" office:value="0.016457">
            <text:p>1.65E-002</text:p>
          </table:table-cell>
          <table:table-cell table:style-name="ce38" office:value-type="float" office:value="0.00357106">
            <text:p>3.57E-003</text:p>
          </table:table-cell>
          <table:table-cell table:style-name="ce20" office:value-type="float" office:value="0.00464966">
            <text:p>4.65E-003</text:p>
          </table:table-cell>
          <table:table-cell table:style-name="ce20" office:value-type="float" office:value="0.0106747">
            <text:p>1.07E-002</text:p>
          </table:table-cell>
          <table:table-cell table:style-name="ce20" office:value-type="float" office:value="0.00418138">
            <text:p>4.18E-003</text:p>
          </table:table-cell>
          <table:table-cell table:style-name="ce20" office:value-type="float" office:value="0.00669294">
            <text:p>6.69E-003</text:p>
          </table:table-cell>
          <table:table-cell table:style-name="ce20" office:value-type="float" office:value="0.0145939">
            <text:p>1.46E-002</text:p>
          </table:table-cell>
          <table:table-cell table:style-name="ce20" office:value-type="float" office:value="0.00851768">
            <text:p>8.52E-003</text:p>
          </table:table-cell>
          <table:table-cell table:style-name="ce20" office:value-type="float" office:value="0.0182945">
            <text:p>1.83E-002</text:p>
          </table:table-cell>
          <table:table-cell table:style-name="ce35" office:value-type="float" office:value="0.0345942">
            <text:p>3.46E-002</text:p>
          </table:table-cell>
          <table:table-cell/>
          <table:table-cell table:style-name="ce20" office:value-type="float" office:value="0.00723728">
            <text:p>7.24E-003</text:p>
          </table:table-cell>
          <table:table-cell table:style-name="ce20" office:value-type="float" office:value="0.0140622">
            <text:p>1.41E-002</text:p>
          </table:table-cell>
          <table:table-cell table:style-name="ce20" office:value-type="float" office:value="0.00708894">
            <text:p>7.09E-003</text:p>
          </table:table-cell>
          <table:table-cell table:style-name="ce20" office:value-type="float" office:value="0.0121737">
            <text:p>1.22E-002</text:p>
          </table:table-cell>
          <table:table-cell table:style-name="ce20" office:value-type="float" office:value="0.0444009">
            <text:p>4.44E-002</text:p>
          </table:table-cell>
          <table:table-cell table:style-name="ce20" office:value-type="float" office:value="0.0216337">
            <text:p>2.16E-002</text:p>
          </table:table-cell>
          <table:table-cell table:style-name="ce20" office:value-type="float" office:value="0.0647645">
            <text:p>6.48E-002</text:p>
          </table:table-cell>
          <table:table-cell table:style-name="ce20" office:value-type="float" office:value="0.638907">
            <text:p>6.39E-001</text:p>
          </table:table-cell>
          <table:table-cell table:style-name="ce35" office:value-type="float" office:value="0.276676">
            <text:p>2.77E-001</text:p>
          </table:table-cell>
          <table:table-cell table:style-name="ce38" office:value-type="float" office:value="0.00553774">
            <text:p>5.54E-003</text:p>
          </table:table-cell>
          <table:table-cell table:style-name="ce20" office:value-type="float" office:value="0.0145224">
            <text:p>1.45E-002</text:p>
          </table:table-cell>
          <table:table-cell table:style-name="ce20" office:value-type="float" office:value="0.00623278">
            <text:p>6.23E-003</text:p>
          </table:table-cell>
          <table:table-cell table:style-name="ce20" office:value-type="float" office:value="0.00664694">
            <text:p>6.65E-003</text:p>
          </table:table-cell>
          <table:table-cell table:style-name="ce20" office:value-type="float" office:value="0.0176565">
            <text:p>1.77E-002</text:p>
          </table:table-cell>
          <table:table-cell table:style-name="ce20" office:value-type="float" office:value="0.00728913">
            <text:p>7.29E-003</text:p>
          </table:table-cell>
          <table:table-cell table:style-name="ce20" office:value-type="float" office:value="0.0123045">
            <text:p>1.23E-002</text:p>
          </table:table-cell>
          <table:table-cell table:style-name="ce20" office:value-type="float" office:value="0.0375799">
            <text:p>3.76E-002</text:p>
          </table:table-cell>
          <table:table-cell table:style-name="ce35" office:value-type="float" office:value="0.0161958">
            <text:p>1.62E-002</text:p>
          </table:table-cell>
          <table:table-cell table:style-name="ce38" office:value-type="float" office:value="0.00400423">
            <text:p>4.00E-003</text:p>
          </table:table-cell>
          <table:table-cell table:style-name="ce20" office:value-type="float" office:value="0.00406768">
            <text:p>4.07E-003</text:p>
          </table:table-cell>
          <table:table-cell table:style-name="ce20" office:value-type="float" office:value="0.0129573">
            <text:p>1.30E-002</text:p>
          </table:table-cell>
          <table:table-cell table:style-name="ce20" office:value-type="float" office:value="0.0046461">
            <text:p>4.65E-003</text:p>
          </table:table-cell>
          <table:table-cell table:style-name="ce20" office:value-type="float" office:value="0.00573599">
            <text:p>5.74E-003</text:p>
          </table:table-cell>
          <table:table-cell table:style-name="ce20" office:value-type="float" office:value="0.0185984">
            <text:p>1.86E-002</text:p>
          </table:table-cell>
          <table:table-cell table:style-name="ce20" office:value-type="float" office:value="0.00901166">
            <text:p>9.01E-003</text:p>
          </table:table-cell>
          <table:table-cell table:style-name="ce20" office:value-type="float" office:value="0.0152922">
            <text:p>1.53E-002</text:p>
          </table:table-cell>
          <table:table-cell table:style-name="ce35" office:value-type="float" office:value="0.0513899">
            <text:p>5.14E-002</text:p>
          </table:table-cell>
          <table:table-cell/>
          <table:table-cell table:style-name="ce20" office:value-type="float" office:value="0.00732766">
            <text:p>7.33E-003</text:p>
          </table:table-cell>
          <table:table-cell table:style-name="ce20" office:value-type="float" office:value="0.0142629">
            <text:p>1.43E-002</text:p>
          </table:table-cell>
          <table:table-cell table:style-name="ce20" office:value-type="float" office:value="0.00732483">
            <text:p>7.32E-003</text:p>
          </table:table-cell>
          <table:table-cell table:style-name="ce20" office:value-type="float" office:value="0.0123037">
            <text:p>1.23E-002</text:p>
          </table:table-cell>
          <table:table-cell table:style-name="ce20" office:value-type="float" office:value="0.0448355">
            <text:p>4.48E-002</text:p>
          </table:table-cell>
          <table:table-cell table:style-name="ce20" office:value-type="float" office:value="0.0217699">
            <text:p>2.18E-002</text:p>
          </table:table-cell>
          <table:table-cell table:style-name="ce20" office:value-type="float" office:value="0.0656499">
            <text:p>6.56E-002</text:p>
          </table:table-cell>
          <table:table-cell table:style-name="ce20" office:value-type="float" office:value="0.642541">
            <text:p>6.43E-001</text:p>
          </table:table-cell>
          <table:table-cell table:style-name="ce35" office:value-type="float" office:value="0.277875">
            <text:p>2.78E-001</text:p>
          </table:table-cell>
          <table:table-cell table:style-name="ce38" office:value-type="float" office:value="0.00544773">
            <text:p>5.45E-003</text:p>
          </table:table-cell>
          <table:table-cell table:style-name="ce20" office:value-type="float" office:value="0.0149358">
            <text:p>1.49E-002</text:p>
          </table:table-cell>
          <table:table-cell table:style-name="ce20" office:value-type="float" office:value="0.00644064">
            <text:p>6.44E-003</text:p>
          </table:table-cell>
          <table:table-cell table:style-name="ce20" office:value-type="float" office:value="0.0067053">
            <text:p>6.71E-003</text:p>
          </table:table-cell>
          <table:table-cell table:style-name="ce20" office:value-type="float" office:value="0.0173697">
            <text:p>1.74E-002</text:p>
          </table:table-cell>
          <table:table-cell table:style-name="ce20" office:value-type="float" office:value="0.00764626">
            <text:p>7.65E-003</text:p>
          </table:table-cell>
          <table:table-cell table:style-name="ce20" office:value-type="float" office:value="0.01259">
            <text:p>1.26E-002</text:p>
          </table:table-cell>
          <table:table-cell table:style-name="ce20" office:value-type="float" office:value="0.0366839">
            <text:p>3.67E-002</text:p>
          </table:table-cell>
          <table:table-cell table:style-name="ce35" office:value-type="float" office:value="0.0173092">
            <text:p>1.73E-002</text:p>
          </table:table-cell>
          <table:table-cell table:style-name="ce38" office:value-type="float" office:value="0.00465239">
            <text:p>4.65E-003</text:p>
          </table:table-cell>
          <table:table-cell table:style-name="ce20" office:value-type="float" office:value="0.00475207">
            <text:p>4.75E-003</text:p>
          </table:table-cell>
          <table:table-cell table:style-name="ce20" office:value-type="float" office:value="0.0131965">
            <text:p>1.32E-002</text:p>
          </table:table-cell>
          <table:table-cell table:style-name="ce20" office:value-type="float" office:value="0.0052218">
            <text:p>5.22E-003</text:p>
          </table:table-cell>
          <table:table-cell table:style-name="ce20" office:value-type="float" office:value="0.00598655">
            <text:p>5.99E-003</text:p>
          </table:table-cell>
          <table:table-cell table:style-name="ce20" office:value-type="float" office:value="0.0184027">
            <text:p>1.84E-002</text:p>
          </table:table-cell>
          <table:table-cell table:style-name="ce20" office:value-type="float" office:value="0.00909578">
            <text:p>9.10E-003</text:p>
          </table:table-cell>
          <table:table-cell table:style-name="ce20" office:value-type="float" office:value="0.0173504">
            <text:p>1.74E-002</text:p>
          </table:table-cell>
          <table:table-cell table:style-name="ce35" office:value-type="float" office:value="0.052985">
            <text:p>5.30E-002</text:p>
          </table:table-cell>
          <table:table-cell/>
          <table:table-cell table:style-name="ce20" office:value-type="float" office:value="0.00793416">
            <text:p>7.93E-003</text:p>
          </table:table-cell>
          <table:table-cell table:style-name="ce20" office:value-type="float" office:value="0.0162133">
            <text:p>1.62E-002</text:p>
          </table:table-cell>
          <table:table-cell table:style-name="ce20" office:value-type="float" office:value="0.0080818">
            <text:p>8.08E-003</text:p>
          </table:table-cell>
          <table:table-cell table:style-name="ce20" office:value-type="float" office:value="0.0124765">
            <text:p>1.25E-002</text:p>
          </table:table-cell>
          <table:table-cell table:style-name="ce20" office:value-type="float" office:value="0.0462329">
            <text:p>4.62E-002</text:p>
          </table:table-cell>
          <table:table-cell table:style-name="ce20" office:value-type="float" office:value="0.0222371">
            <text:p>2.22E-002</text:p>
          </table:table-cell>
          <table:table-cell table:style-name="ce20" office:value-type="float" office:value="0.0663214">
            <text:p>6.63E-002</text:p>
          </table:table-cell>
          <table:table-cell table:style-name="ce20" office:value-type="float" office:value="0.644318">
            <text:p>6.44E-001</text:p>
          </table:table-cell>
          <table:table-cell table:style-name="ce35" office:value-type="float" office:value="0.286399">
            <text:p>2.86E-001</text:p>
          </table:table-cell>
          <table:table-cell table:style-name="ce38" office:value-type="float" office:value="0.00894969">
            <text:p>8.95E-003</text:p>
          </table:table-cell>
          <table:table-cell table:style-name="ce20" office:value-type="float" office:value="0.0248046">
            <text:p>2.48E-002</text:p>
          </table:table-cell>
          <table:table-cell table:style-name="ce20" office:value-type="float" office:value="0.00884315">
            <text:p>8.84E-003</text:p>
          </table:table-cell>
          <table:table-cell table:style-name="ce20" office:value-type="float" office:value="0.00954799">
            <text:p>9.55E-003</text:p>
          </table:table-cell>
          <table:table-cell table:style-name="ce20" office:value-type="float" office:value="0.0259395">
            <text:p>2.59E-002</text:p>
          </table:table-cell>
          <table:table-cell table:style-name="ce20" office:value-type="float" office:value="0.00965863">
            <text:p>9.66E-003</text:p>
          </table:table-cell>
          <table:table-cell table:style-name="ce20" office:value-type="float" office:value="0.0158135">
            <text:p>1.58E-002</text:p>
          </table:table-cell>
          <table:table-cell table:style-name="ce20" office:value-type="float" office:value="0.046244">
            <text:p>4.62E-002</text:p>
          </table:table-cell>
          <table:table-cell table:style-name="ce35" office:value-type="float" office:value="0.0197763">
            <text:p>1.98E-002</text:p>
          </table:table-cell>
          <table:table-cell table:style-name="ce38" office:value-type="float" office:value="0.00875381">
            <text:p>8.75E-003</text:p>
          </table:table-cell>
          <table:table-cell table:style-name="ce20" office:value-type="float" office:value="0.0110517">
            <text:p>1.11E-002</text:p>
          </table:table-cell>
          <table:table-cell table:style-name="ce20" office:value-type="float" office:value="0.0183818">
            <text:p>1.84E-002</text:p>
          </table:table-cell>
          <table:table-cell table:style-name="ce20" office:value-type="float" office:value="0.00907342">
            <text:p>9.07E-003</text:p>
          </table:table-cell>
          <table:table-cell table:style-name="ce20" office:value-type="float" office:value="0.0121772">
            <text:p>1.22E-002</text:p>
          </table:table-cell>
          <table:table-cell table:style-name="ce20" office:value-type="float" office:value="0.0228916">
            <text:p>2.29E-002</text:p>
          </table:table-cell>
          <table:table-cell table:style-name="ce20" office:value-type="float" office:value="0.0147145">
            <text:p>1.47E-002</text:p>
          </table:table-cell>
          <table:table-cell table:style-name="ce20" office:value-type="float" office:value="0.0191185">
            <text:p>1.91E-002</text:p>
          </table:table-cell>
          <table:table-cell table:style-name="ce35" office:value-type="float" office:value="0.06312">
            <text:p>6.31E-002</text:p>
          </table:table-cell>
          <table:table-cell/>
          <table:table-cell table:style-name="ce20" office:value-type="float" office:value="0.00799583">
            <text:p>8.00E-003</text:p>
          </table:table-cell>
          <table:table-cell table:style-name="ce20" office:value-type="float" office:value="0.0159457">
            <text:p>1.59E-002</text:p>
          </table:table-cell>
          <table:table-cell table:style-name="ce20" office:value-type="float" office:value="0.00835875">
            <text:p>8.36E-003</text:p>
          </table:table-cell>
          <table:table-cell table:style-name="ce20" office:value-type="float" office:value="0.0125018">
            <text:p>1.25E-002</text:p>
          </table:table-cell>
          <table:table-cell table:style-name="ce20" office:value-type="float" office:value="0.0483872">
            <text:p>4.84E-002</text:p>
          </table:table-cell>
          <table:table-cell table:style-name="ce20" office:value-type="float" office:value="0.0230211">
            <text:p>2.30E-002</text:p>
          </table:table-cell>
          <table:table-cell table:style-name="ce20" office:value-type="float" office:value="0.0659578">
            <text:p>6.60E-002</text:p>
          </table:table-cell>
          <table:table-cell table:style-name="ce20" office:value-type="float" office:value="0.687468">
            <text:p>6.87E-001</text:p>
          </table:table-cell>
          <table:table-cell table:style-name="ce35" office:value-type="float" office:value="0.273909">
            <text:p>2.74E-001</text:p>
          </table:table-cell>
          <table:table-cell table:style-name="ce38" office:value-type="float" office:value="0.00956234">
            <text:p>9.56E-003</text:p>
          </table:table-cell>
          <table:table-cell table:style-name="ce20" office:value-type="float" office:value="0.0254761">
            <text:p>2.55E-002</text:p>
          </table:table-cell>
          <table:table-cell table:style-name="ce20" office:value-type="float" office:value="0.00904835">
            <text:p>9.05E-003</text:p>
          </table:table-cell>
          <table:table-cell table:style-name="ce20" office:value-type="float" office:value="0.0107935">
            <text:p>1.08E-002</text:p>
          </table:table-cell>
          <table:table-cell table:style-name="ce20" office:value-type="float" office:value="0.0280111">
            <text:p>2.80E-002</text:p>
          </table:table-cell>
          <table:table-cell table:style-name="ce20" office:value-type="float" office:value="0.00979071">
            <text:p>9.79E-003</text:p>
          </table:table-cell>
          <table:table-cell table:style-name="ce20" office:value-type="float" office:value="0.0182697">
            <text:p>1.83E-002</text:p>
          </table:table-cell>
          <table:table-cell table:style-name="ce20" office:value-type="float" office:value="0.0531311">
            <text:p>5.31E-002</text:p>
          </table:table-cell>
          <table:table-cell table:style-name="ce35" office:value-type="float" office:value="0.0166823">
            <text:p>1.67E-002</text:p>
          </table:table-cell>
          <table:table-cell table:style-name="ce38" office:value-type="float" office:value="0.00755787">
            <text:p>7.56E-003</text:p>
          </table:table-cell>
          <table:table-cell table:style-name="ce20" office:value-type="float" office:value="0.00651812">
            <text:p>6.52E-003</text:p>
          </table:table-cell>
          <table:table-cell table:style-name="ce20" office:value-type="float" office:value="0.0201626">
            <text:p>2.02E-002</text:p>
          </table:table-cell>
          <table:table-cell table:style-name="ce20" office:value-type="float" office:value="0.00819908">
            <text:p>8.20E-003</text:p>
          </table:table-cell>
          <table:table-cell table:style-name="ce20" office:value-type="float" office:value="0.00718763">
            <text:p>7.19E-003</text:p>
          </table:table-cell>
          <table:table-cell table:style-name="ce20" office:value-type="float" office:value="0.0258909">
            <text:p>2.59E-002</text:p>
          </table:table-cell>
          <table:table-cell table:style-name="ce20" office:value-type="float" office:value="0.0125948">
            <text:p>1.26E-002</text:p>
          </table:table-cell>
          <table:table-cell table:style-name="ce20" office:value-type="float" office:value="0.0134461">
            <text:p>1.34E-002</text:p>
          </table:table-cell>
          <table:table-cell table:style-name="ce35" office:value-type="float" office:value="0.0676824">
            <text:p>6.77E-002</text:p>
          </table:table-cell>
          <table:table-cell/>
          <table:table-cell table:style-name="ce20" office:value-type="float" office:value="0.00833368">
            <text:p>8.33E-003</text:p>
          </table:table-cell>
          <table:table-cell table:style-name="ce20" office:value-type="float" office:value="0.0168205">
            <text:p>1.68E-002</text:p>
          </table:table-cell>
          <table:table-cell table:style-name="ce20" office:value-type="float" office:value="0.00998685">
            <text:p>9.99E-003</text:p>
          </table:table-cell>
          <table:table-cell table:style-name="ce20" office:value-type="float" office:value="0.0129222">
            <text:p>1.29E-002</text:p>
          </table:table-cell>
          <table:table-cell table:style-name="ce20" office:value-type="float" office:value="0.0463232">
            <text:p>4.63E-002</text:p>
          </table:table-cell>
          <table:table-cell table:style-name="ce20" office:value-type="float" office:value="0.0318598">
            <text:p>3.19E-002</text:p>
          </table:table-cell>
          <table:table-cell table:style-name="ce20" office:value-type="float" office:value="0.0676023">
            <text:p>6.76E-002</text:p>
          </table:table-cell>
          <table:table-cell table:style-name="ce20" office:value-type="float" office:value="0.648644">
            <text:p>6.49E-001</text:p>
          </table:table-cell>
          <table:table-cell table:style-name="ce35" office:value-type="float" office:value="0.341168">
            <text:p>3.41E-001</text:p>
          </table:table-cell>
          <table:table-cell table:style-name="ce38" office:value-type="float" office:value="0.0110464">
            <text:p>1.10E-002</text:p>
          </table:table-cell>
          <table:table-cell table:style-name="ce20" office:value-type="float" office:value="0.0295273">
            <text:p>2.95E-002</text:p>
          </table:table-cell>
          <table:table-cell table:style-name="ce20" office:value-type="float" office:value="0.0105904">
            <text:p>1.06E-002</text:p>
          </table:table-cell>
          <table:table-cell table:style-name="ce20" office:value-type="float" office:value="0.0123598">
            <text:p>1.24E-002</text:p>
          </table:table-cell>
          <table:table-cell table:style-name="ce20" office:value-type="float" office:value="0.0322277">
            <text:p>3.22E-002</text:p>
          </table:table-cell>
          <table:table-cell table:style-name="ce20" office:value-type="float" office:value="0.0117659">
            <text:p>1.18E-002</text:p>
          </table:table-cell>
          <table:table-cell table:style-name="ce20" office:value-type="float" office:value="0.0216885">
            <text:p>2.17E-002</text:p>
          </table:table-cell>
          <table:table-cell table:style-name="ce20" office:value-type="float" office:value="0.0625887">
            <text:p>6.26E-002</text:p>
          </table:table-cell>
          <table:table-cell table:style-name="ce35" office:value-type="float" office:value="0.0226961">
            <text:p>2.27E-002</text:p>
          </table:table-cell>
          <table:table-cell table:style-name="ce38" office:value-type="float" office:value="0.00908793">
            <text:p>9.09E-003</text:p>
          </table:table-cell>
          <table:table-cell table:style-name="ce20" office:value-type="float" office:value="0.00859528">
            <text:p>8.60E-003</text:p>
          </table:table-cell>
          <table:table-cell table:style-name="ce20" office:value-type="float" office:value="0.0229678">
            <text:p>2.30E-002</text:p>
          </table:table-cell>
          <table:table-cell table:style-name="ce20" office:value-type="float" office:value="0.00993391">
            <text:p>9.93E-003</text:p>
          </table:table-cell>
          <table:table-cell table:style-name="ce20" office:value-type="float" office:value="0.00978295">
            <text:p>9.78E-003</text:p>
          </table:table-cell>
          <table:table-cell table:style-name="ce20" office:value-type="float" office:value="0.0302222">
            <text:p>3.02E-002</text:p>
          </table:table-cell>
          <table:table-cell table:style-name="ce20" office:value-type="float" office:value="0.0167341">
            <text:p>1.67E-002</text:p>
          </table:table-cell>
          <table:table-cell table:style-name="ce20" office:value-type="float" office:value="0.0192025">
            <text:p>1.92E-002</text:p>
          </table:table-cell>
          <table:table-cell table:style-name="ce35" office:value-type="float" office:value="0.0731282">
            <text:p>7.31E-002</text:p>
          </table:table-cell>
          <table:table-cell table:number-columns-repeated="856"/>
        </table:table-row>
        <table:table-row table:style-name="ro1">
          <table:table-cell table:style-name="ce5" office:value-type="float" office:value="5">
            <text:p>5</text:p>
          </table:table-cell>
          <table:table-cell office:value-type="float" office:value="0.0071997">
            <text:p>7.20E-003</text:p>
          </table:table-cell>
          <table:table-cell office:value-type="float" office:value="0.0138752">
            <text:p>1.39E-002</text:p>
          </table:table-cell>
          <table:table-cell office:value-type="float" office:value="0.00695515">
            <text:p>6.96E-003</text:p>
          </table:table-cell>
          <table:table-cell table:style-name="ce20" office:value-type="float" office:value="0.0123187">
            <text:p>1.23E-002</text:p>
          </table:table-cell>
          <table:table-cell office:value-type="float" office:value="0.0439085">
            <text:p>4.39E-002</text:p>
          </table:table-cell>
          <table:table-cell office:value-type="float" office:value="0.0219281">
            <text:p>2.19E-002</text:p>
          </table:table-cell>
          <table:table-cell office:value-type="float" office:value="0.069626">
            <text:p>6.96E-002</text:p>
          </table:table-cell>
          <table:table-cell table:style-name="ce20" office:value-type="float" office:value="0.631072">
            <text:p>6.31E-001</text:p>
          </table:table-cell>
          <table:table-cell table:style-name="ce35" office:value-type="float" office:value="0.287438">
            <text:p>2.87E-001</text:p>
          </table:table-cell>
          <table:table-cell table:style-name="ce38" office:value-type="float" office:value="0.00547561">
            <text:p>5.48E-003</text:p>
          </table:table-cell>
          <table:table-cell office:value-type="float" office:value="0.013246">
            <text:p>1.32E-002</text:p>
          </table:table-cell>
          <table:table-cell office:value-type="float" office:value="0.00629869">
            <text:p>6.30E-003</text:p>
          </table:table-cell>
          <table:table-cell table:style-name="ce20" office:value-type="float" office:value="0.00674657">
            <text:p>6.75E-003</text:p>
          </table:table-cell>
          <table:table-cell table:style-name="ce20" office:value-type="float" office:value="0.0168945">
            <text:p>1.69E-002</text:p>
          </table:table-cell>
          <table:table-cell table:style-name="ce20" office:value-type="float" office:value="0.00749449">
            <text:p>7.49E-003</text:p>
          </table:table-cell>
          <table:table-cell table:style-name="ce20" office:value-type="float" office:value="0.0134143">
            <text:p>1.34E-002</text:p>
          </table:table-cell>
          <table:table-cell table:style-name="ce20" office:value-type="float" office:value="0.038311">
            <text:p>3.83E-002</text:p>
          </table:table-cell>
          <table:table-cell table:style-name="ce35" office:value-type="float" office:value="0.0171137">
            <text:p>1.71E-002</text:p>
          </table:table-cell>
          <table:table-cell table:style-name="ce38" office:value-type="float" office:value="0.00378598">
            <text:p>3.79E-003</text:p>
          </table:table-cell>
          <table:table-cell table:style-name="ce20" office:value-type="float" office:value="0.00418655">
            <text:p>4.19E-003</text:p>
          </table:table-cell>
          <table:table-cell table:style-name="ce20" office:value-type="float" office:value="0.0126196">
            <text:p>1.26E-002</text:p>
          </table:table-cell>
          <table:table-cell table:style-name="ce20" office:value-type="float" office:value="0.00453632">
            <text:p>4.54E-003</text:p>
          </table:table-cell>
          <table:table-cell table:style-name="ce20" office:value-type="float" office:value="0.00620792">
            <text:p>6.21E-003</text:p>
          </table:table-cell>
          <table:table-cell table:style-name="ce20" office:value-type="float" office:value="0.0182816">
            <text:p>1.83E-002</text:p>
          </table:table-cell>
          <table:table-cell table:style-name="ce20" office:value-type="float" office:value="0.00921347">
            <text:p>9.21E-003</text:p>
          </table:table-cell>
          <table:table-cell table:style-name="ce20" office:value-type="float" office:value="0.0172743">
            <text:p>1.73E-002</text:p>
          </table:table-cell>
          <table:table-cell table:style-name="ce35" office:value-type="float" office:value="0.051726">
            <text:p>5.17E-002</text:p>
          </table:table-cell>
          <table:table-cell/>
          <table:table-cell table:style-name="ce20" office:value-type="float" office:value="0.00719077">
            <text:p>7.19E-003</text:p>
          </table:table-cell>
          <table:table-cell table:style-name="ce20" office:value-type="float" office:value="0.0139465">
            <text:p>1.39E-002</text:p>
          </table:table-cell>
          <table:table-cell table:style-name="ce20" office:value-type="float" office:value="0.00705087">
            <text:p>7.05E-003</text:p>
          </table:table-cell>
          <table:table-cell table:style-name="ce20" office:value-type="float" office:value="0.0121258">
            <text:p>1.21E-002</text:p>
          </table:table-cell>
          <table:table-cell table:style-name="ce20" office:value-type="float" office:value="0.0444177">
            <text:p>4.44E-002</text:p>
          </table:table-cell>
          <table:table-cell table:style-name="ce20" office:value-type="float" office:value="0.0217255">
            <text:p>2.17E-002</text:p>
          </table:table-cell>
          <table:table-cell table:style-name="ce20" office:value-type="float" office:value="0.0651358">
            <text:p>6.51E-002</text:p>
          </table:table-cell>
          <table:table-cell table:style-name="ce20" office:value-type="float" office:value="0.639745">
            <text:p>6.40E-001</text:p>
          </table:table-cell>
          <table:table-cell table:style-name="ce35" office:value-type="float" office:value="0.276843">
            <text:p>2.77E-001</text:p>
          </table:table-cell>
          <table:table-cell table:style-name="ce38" office:value-type="float" office:value="0.00578643">
            <text:p>5.79E-003</text:p>
          </table:table-cell>
          <table:table-cell table:style-name="ce20" office:value-type="float" office:value="0.0146808">
            <text:p>1.47E-002</text:p>
          </table:table-cell>
          <table:table-cell table:style-name="ce20" office:value-type="float" office:value="0.00621886">
            <text:p>6.22E-003</text:p>
          </table:table-cell>
          <table:table-cell table:style-name="ce20" office:value-type="float" office:value="0.00721509">
            <text:p>7.22E-003</text:p>
          </table:table-cell>
          <table:table-cell table:style-name="ce20" office:value-type="float" office:value="0.0182368">
            <text:p>1.82E-002</text:p>
          </table:table-cell>
          <table:table-cell table:style-name="ce20" office:value-type="float" office:value="0.00718283">
            <text:p>7.18E-003</text:p>
          </table:table-cell>
          <table:table-cell table:style-name="ce20" office:value-type="float" office:value="0.0144224">
            <text:p>1.44E-002</text:p>
          </table:table-cell>
          <table:table-cell table:style-name="ce20" office:value-type="float" office:value="0.0380787">
            <text:p>3.81E-002</text:p>
          </table:table-cell>
          <table:table-cell table:style-name="ce35" office:value-type="float" office:value="0.0155929">
            <text:p>1.56E-002</text:p>
          </table:table-cell>
          <table:table-cell table:style-name="ce38" office:value-type="float" office:value="0.00394129">
            <text:p>3.94E-003</text:p>
          </table:table-cell>
          <table:table-cell table:style-name="ce20" office:value-type="float" office:value="0.00334776">
            <text:p>3.35E-003</text:p>
          </table:table-cell>
          <table:table-cell table:style-name="ce20" office:value-type="float" office:value="0.0128222">
            <text:p>1.28E-002</text:p>
          </table:table-cell>
          <table:table-cell table:style-name="ce20" office:value-type="float" office:value="0.00478512">
            <text:p>4.79E-003</text:p>
          </table:table-cell>
          <table:table-cell table:style-name="ce20" office:value-type="float" office:value="0.00445498">
            <text:p>4.45E-003</text:p>
          </table:table-cell>
          <table:table-cell table:style-name="ce20" office:value-type="float" office:value="0.0169433">
            <text:p>1.69E-002</text:p>
          </table:table-cell>
          <table:table-cell table:style-name="ce20" office:value-type="float" office:value="0.0106493">
            <text:p>1.06E-002</text:p>
          </table:table-cell>
          <table:table-cell table:style-name="ce20" office:value-type="float" office:value="0.0101509">
            <text:p>1.02E-002</text:p>
          </table:table-cell>
          <table:table-cell table:style-name="ce35" office:value-type="float" office:value="0.0400794">
            <text:p>4.01E-002</text:p>
          </table:table-cell>
          <table:table-cell/>
          <table:table-cell table:style-name="ce20" office:value-type="float" office:value="0.00752472">
            <text:p>7.52E-003</text:p>
          </table:table-cell>
          <table:table-cell table:style-name="ce20" office:value-type="float" office:value="0.0147006">
            <text:p>1.47E-002</text:p>
          </table:table-cell>
          <table:table-cell table:style-name="ce20" office:value-type="float" office:value="0.00745583">
            <text:p>7.46E-003</text:p>
          </table:table-cell>
          <table:table-cell table:style-name="ce20" office:value-type="float" office:value="0.0123997">
            <text:p>1.24E-002</text:p>
          </table:table-cell>
          <table:table-cell table:style-name="ce20" office:value-type="float" office:value="0.04358">
            <text:p>4.36E-002</text:p>
          </table:table-cell>
          <table:table-cell table:style-name="ce20" office:value-type="float" office:value="0.0218704">
            <text:p>2.19E-002</text:p>
          </table:table-cell>
          <table:table-cell table:style-name="ce20" office:value-type="float" office:value="0.0645464">
            <text:p>6.45E-002</text:p>
          </table:table-cell>
          <table:table-cell table:style-name="ce20" office:value-type="float" office:value="0.61938">
            <text:p>6.19E-001</text:p>
          </table:table-cell>
          <table:table-cell table:style-name="ce35" office:value-type="float" office:value="0.281016">
            <text:p>2.81E-001</text:p>
          </table:table-cell>
          <table:table-cell table:style-name="ce38" office:value-type="float" office:value="0.00699681">
            <text:p>7.00E-003</text:p>
          </table:table-cell>
          <table:table-cell table:style-name="ce20" office:value-type="float" office:value="0.019181">
            <text:p>1.92E-002</text:p>
          </table:table-cell>
          <table:table-cell table:style-name="ce20" office:value-type="float" office:value="0.00767519">
            <text:p>7.68E-003</text:p>
          </table:table-cell>
          <table:table-cell table:style-name="ce20" office:value-type="float" office:value="0.00803175">
            <text:p>8.03E-003</text:p>
          </table:table-cell>
          <table:table-cell table:style-name="ce20" office:value-type="float" office:value="0.0214486">
            <text:p>2.14E-002</text:p>
          </table:table-cell>
          <table:table-cell table:style-name="ce20" office:value-type="float" office:value="0.00862675">
            <text:p>8.63E-003</text:p>
          </table:table-cell>
          <table:table-cell table:style-name="ce20" office:value-type="float" office:value="0.0149437">
            <text:p>1.49E-002</text:p>
          </table:table-cell>
          <table:table-cell table:style-name="ce20" office:value-type="float" office:value="0.0402375">
            <text:p>4.02E-002</text:p>
          </table:table-cell>
          <table:table-cell table:style-name="ce35" office:value-type="float" office:value="0.0183927">
            <text:p>1.84E-002</text:p>
          </table:table-cell>
          <table:table-cell table:style-name="ce38" office:value-type="float" office:value="0.00471573">
            <text:p>4.72E-003</text:p>
          </table:table-cell>
          <table:table-cell table:style-name="ce20" office:value-type="float" office:value="0.00394628">
            <text:p>3.95E-003</text:p>
          </table:table-cell>
          <table:table-cell table:style-name="ce20" office:value-type="float" office:value="0.0163918">
            <text:p>1.64E-002</text:p>
          </table:table-cell>
          <table:table-cell table:style-name="ce20" office:value-type="float" office:value="0.00533384">
            <text:p>5.33E-003</text:p>
          </table:table-cell>
          <table:table-cell table:style-name="ce20" office:value-type="float" office:value="0.00524386">
            <text:p>5.24E-003</text:p>
          </table:table-cell>
          <table:table-cell table:style-name="ce20" office:value-type="float" office:value="0.0219118">
            <text:p>2.19E-002</text:p>
          </table:table-cell>
          <table:table-cell table:style-name="ce20" office:value-type="float" office:value="0.00967059">
            <text:p>9.67E-003</text:p>
          </table:table-cell>
          <table:table-cell table:style-name="ce20" office:value-type="float" office:value="0.0138879">
            <text:p>1.39E-002</text:p>
          </table:table-cell>
          <table:table-cell table:style-name="ce35" office:value-type="float" office:value="0.0502134">
            <text:p>5.02E-002</text:p>
          </table:table-cell>
          <table:table-cell/>
          <table:table-cell table:style-name="ce20" office:value-type="float" office:value="0.00782287">
            <text:p>7.82E-003</text:p>
          </table:table-cell>
          <table:table-cell table:style-name="ce20" office:value-type="float" office:value="0.0155534">
            <text:p>1.56E-002</text:p>
          </table:table-cell>
          <table:table-cell table:style-name="ce20" office:value-type="float" office:value="0.00899533">
            <text:p>9.00E-003</text:p>
          </table:table-cell>
          <table:table-cell table:style-name="ce20" office:value-type="float" office:value="0.0126882">
            <text:p>1.27E-002</text:p>
          </table:table-cell>
          <table:table-cell table:style-name="ce20" office:value-type="float" office:value="0.0456144">
            <text:p>4.56E-002</text:p>
          </table:table-cell>
          <table:table-cell table:style-name="ce20" office:value-type="float" office:value="0.0306435">
            <text:p>3.06E-002</text:p>
          </table:table-cell>
          <table:table-cell table:style-name="ce20" office:value-type="float" office:value="0.0678462">
            <text:p>6.78E-002</text:p>
          </table:table-cell>
          <table:table-cell table:style-name="ce20" office:value-type="float" office:value="0.652847">
            <text:p>6.53E-001</text:p>
          </table:table-cell>
          <table:table-cell table:style-name="ce35" office:value-type="float" office:value="0.368851">
            <text:p>3.69E-001</text:p>
          </table:table-cell>
          <table:table-cell table:style-name="ce38" office:value-type="float" office:value="0.00720872">
            <text:p>7.21E-003</text:p>
          </table:table-cell>
          <table:table-cell table:style-name="ce20" office:value-type="float" office:value="0.020016">
            <text:p>2.00E-002</text:p>
          </table:table-cell>
          <table:table-cell table:style-name="ce20" office:value-type="float" office:value="0.007993">
            <text:p>7.99E-003</text:p>
          </table:table-cell>
          <table:table-cell table:style-name="ce20" office:value-type="float" office:value="0.00909656">
            <text:p>9.10E-003</text:p>
          </table:table-cell>
          <table:table-cell table:style-name="ce20" office:value-type="float" office:value="0.0240263">
            <text:p>2.40E-002</text:p>
          </table:table-cell>
          <table:table-cell table:style-name="ce20" office:value-type="float" office:value="0.00932956">
            <text:p>9.33E-003</text:p>
          </table:table-cell>
          <table:table-cell table:style-name="ce20" office:value-type="float" office:value="0.0177087">
            <text:p>1.77E-002</text:p>
          </table:table-cell>
          <table:table-cell table:style-name="ce20" office:value-type="float" office:value="0.0540492">
            <text:p>5.40E-002</text:p>
          </table:table-cell>
          <table:table-cell table:style-name="ce35" office:value-type="float" office:value="0.0200953">
            <text:p>2.01E-002</text:p>
          </table:table-cell>
          <table:table-cell table:style-name="ce38" office:value-type="float" office:value="0.00757082">
            <text:p>7.57E-003</text:p>
          </table:table-cell>
          <table:table-cell table:style-name="ce20" office:value-type="float" office:value="0.0113273">
            <text:p>1.13E-002</text:p>
          </table:table-cell>
          <table:table-cell table:style-name="ce20" office:value-type="float" office:value="0.0140544">
            <text:p>1.41E-002</text:p>
          </table:table-cell>
          <table:table-cell table:style-name="ce20" office:value-type="float" office:value="0.00794599">
            <text:p>7.95E-003</text:p>
          </table:table-cell>
          <table:table-cell table:style-name="ce20" office:value-type="float" office:value="0.0126032">
            <text:p>1.26E-002</text:p>
          </table:table-cell>
          <table:table-cell table:style-name="ce20" office:value-type="float" office:value="0.018693">
            <text:p>1.87E-002</text:p>
          </table:table-cell>
          <table:table-cell table:style-name="ce20" office:value-type="float" office:value="0.0142763">
            <text:p>1.43E-002</text:p>
          </table:table-cell>
          <table:table-cell table:style-name="ce20" office:value-type="float" office:value="0.0220308">
            <text:p>2.20E-002</text:p>
          </table:table-cell>
          <table:table-cell table:style-name="ce35" office:value-type="float" office:value="0.0515132">
            <text:p>5.15E-002</text:p>
          </table:table-cell>
          <table:table-cell/>
          <table:table-cell table:style-name="ce20" office:value-type="float" office:value="0.00832474">
            <text:p>8.32E-003</text:p>
          </table:table-cell>
          <table:table-cell table:style-name="ce20" office:value-type="float" office:value="0.0167819">
            <text:p>1.68E-002</text:p>
          </table:table-cell>
          <table:table-cell table:style-name="ce20" office:value-type="float" office:value="0.00892455">
            <text:p>8.92E-003</text:p>
          </table:table-cell>
          <table:table-cell table:style-name="ce20" office:value-type="float" office:value="0.0129994">
            <text:p>1.30E-002</text:p>
          </table:table-cell>
          <table:table-cell table:style-name="ce20" office:value-type="float" office:value="0.0464884">
            <text:p>4.65E-002</text:p>
          </table:table-cell>
          <table:table-cell table:style-name="ce20" office:value-type="float" office:value="0.0235788">
            <text:p>2.36E-002</text:p>
          </table:table-cell>
          <table:table-cell table:style-name="ce20" office:value-type="float" office:value="0.0664323">
            <text:p>6.64E-002</text:p>
          </table:table-cell>
          <table:table-cell table:style-name="ce20" office:value-type="float" office:value="0.654686">
            <text:p>6.55E-001</text:p>
          </table:table-cell>
          <table:table-cell table:style-name="ce35" office:value-type="float" office:value="0.291508">
            <text:p>2.92E-001</text:p>
          </table:table-cell>
          <table:table-cell table:style-name="ce38" office:value-type="float" office:value="0.01108">
            <text:p>1.11E-002</text:p>
          </table:table-cell>
          <table:table-cell table:style-name="ce20" office:value-type="float" office:value="0.0299">
            <text:p>2.99E-002</text:p>
          </table:table-cell>
          <table:table-cell table:style-name="ce20" office:value-type="float" office:value="0.0103281">
            <text:p>1.03E-002</text:p>
          </table:table-cell>
          <table:table-cell table:style-name="ce20" office:value-type="float" office:value="0.0129095">
            <text:p>1.29E-002</text:p>
          </table:table-cell>
          <table:table-cell table:style-name="ce20" office:value-type="float" office:value="0.0335804">
            <text:p>3.36E-002</text:p>
          </table:table-cell>
          <table:table-cell table:style-name="ce20" office:value-type="float" office:value="0.0110857">
            <text:p>1.11E-002</text:p>
          </table:table-cell>
          <table:table-cell table:style-name="ce20" office:value-type="float" office:value="0.0208326">
            <text:p>2.08E-002</text:p>
          </table:table-cell>
          <table:table-cell table:style-name="ce20" office:value-type="float" office:value="0.0574359">
            <text:p>5.74E-002</text:p>
          </table:table-cell>
          <table:table-cell table:style-name="ce35" office:value-type="float" office:value="0.0182627">
            <text:p>1.83E-002</text:p>
          </table:table-cell>
          <table:table-cell table:style-name="ce38" office:value-type="float" office:value="0.0102933">
            <text:p>1.03E-002</text:p>
          </table:table-cell>
          <table:table-cell table:style-name="ce20" office:value-type="float" office:value="0.0154784">
            <text:p>1.55E-002</text:p>
          </table:table-cell>
          <table:table-cell table:style-name="ce20" office:value-type="float" office:value="0.0243691">
            <text:p>2.44E-002</text:p>
          </table:table-cell>
          <table:table-cell table:style-name="ce20" office:value-type="float" office:value="0.0109363">
            <text:p>1.09E-002</text:p>
          </table:table-cell>
          <table:table-cell table:style-name="ce20" office:value-type="float" office:value="0.0166134">
            <text:p>1.66E-002</text:p>
          </table:table-cell>
          <table:table-cell table:style-name="ce20" office:value-type="float" office:value="0.0317317">
            <text:p>3.17E-002</text:p>
          </table:table-cell>
          <table:table-cell table:style-name="ce20" office:value-type="float" office:value="0.0172697">
            <text:p>1.73E-002</text:p>
          </table:table-cell>
          <table:table-cell table:style-name="ce20" office:value-type="float" office:value="0.0253211">
            <text:p>2.53E-002</text:p>
          </table:table-cell>
          <table:table-cell table:style-name="ce35" office:value-type="float" office:value="0.0722798">
            <text:p>7.23E-002</text:p>
          </table:table-cell>
          <table:table-cell/>
          <table:table-cell table:style-name="ce20" office:value-type="float" office:value="0.00956238">
            <text:p>9.56E-003</text:p>
          </table:table-cell>
          <table:table-cell table:style-name="ce20" office:value-type="float" office:value="0.0199532">
            <text:p>2.00E-002</text:p>
          </table:table-cell>
          <table:table-cell table:style-name="ce20" office:value-type="float" office:value="0.0109229">
            <text:p>1.09E-002</text:p>
          </table:table-cell>
          <table:table-cell table:style-name="ce20" office:value-type="float" office:value="0.0142115">
            <text:p>1.42E-002</text:p>
          </table:table-cell>
          <table:table-cell table:style-name="ce20" office:value-type="float" office:value="0.0555123">
            <text:p>5.55E-002</text:p>
          </table:table-cell>
          <table:table-cell table:style-name="ce20" office:value-type="float" office:value="0.033255">
            <text:p>3.33E-002</text:p>
          </table:table-cell>
          <table:table-cell table:style-name="ce20" office:value-type="float" office:value="0.0866838">
            <text:p>8.67E-002</text:p>
          </table:table-cell>
          <table:table-cell table:style-name="ce20" office:value-type="float" office:value="0.75811">
            <text:p>7.58E-001</text:p>
          </table:table-cell>
          <table:table-cell table:style-name="ce35" office:value-type="float" office:value="0.370157">
            <text:p>3.70E-001</text:p>
          </table:table-cell>
          <table:table-cell table:style-name="ce38" office:value-type="float" office:value="0.0167492">
            <text:p>1.67E-002</text:p>
          </table:table-cell>
          <table:table-cell table:style-name="ce20" office:value-type="float" office:value="0.0446703">
            <text:p>4.47E-002</text:p>
          </table:table-cell>
          <table:table-cell table:style-name="ce20" office:value-type="float" office:value="0.0135718">
            <text:p>1.36E-002</text:p>
          </table:table-cell>
          <table:table-cell table:style-name="ce20" office:value-type="float" office:value="0.0169328">
            <text:p>1.69E-002</text:p>
          </table:table-cell>
          <table:table-cell table:style-name="ce20" office:value-type="float" office:value="0.0452748">
            <text:p>4.53E-002</text:p>
          </table:table-cell>
          <table:table-cell table:style-name="ce20" office:value-type="float" office:value="0.014183">
            <text:p>1.42E-002</text:p>
          </table:table-cell>
          <table:table-cell table:style-name="ce20" office:value-type="float" office:value="0.0210921">
            <text:p>2.11E-002</text:p>
          </table:table-cell>
          <table:table-cell table:style-name="ce20" office:value-type="float" office:value="0.0575988">
            <text:p>5.76E-002</text:p>
          </table:table-cell>
          <table:table-cell table:style-name="ce35" office:value-type="float" office:value="0.0253175">
            <text:p>2.53E-002</text:p>
          </table:table-cell>
          <table:table-cell table:style-name="ce38" office:value-type="float" office:value="0.0166608">
            <text:p>1.67E-002</text:p>
          </table:table-cell>
          <table:table-cell table:style-name="ce20" office:value-type="float" office:value="0.0207443">
            <text:p>2.07E-002</text:p>
          </table:table-cell>
          <table:table-cell table:style-name="ce20" office:value-type="float" office:value="0.0297815">
            <text:p>2.98E-002</text:p>
          </table:table-cell>
          <table:table-cell table:style-name="ce20" office:value-type="float" office:value="0.0167077">
            <text:p>1.67E-002</text:p>
          </table:table-cell>
          <table:table-cell table:style-name="ce20" office:value-type="float" office:value="0.0227642">
            <text:p>2.28E-002</text:p>
          </table:table-cell>
          <table:table-cell table:style-name="ce20" office:value-type="float" office:value="0.0335463">
            <text:p>3.35E-002</text:p>
          </table:table-cell>
          <table:table-cell table:style-name="ce20" office:value-type="float" office:value="0.0184823">
            <text:p>1.85E-002</text:p>
          </table:table-cell>
          <table:table-cell table:style-name="ce20" office:value-type="float" office:value="0.0368904">
            <text:p>3.69E-002</text:p>
          </table:table-cell>
          <table:table-cell table:style-name="ce35" office:value-type="float" office:value="0.0463989">
            <text:p>4.64E-002</text:p>
          </table:table-cell>
          <table:table-cell table:number-columns-repeated="856"/>
        </table:table-row>
        <table:table-row table:style-name="ro1">
          <table:table-cell table:style-name="ce5" office:value-type="string">
            <text:p>mean</text:p>
          </table:table-cell>
          <table:table-cell table:style-name="ce21" table:formula="of:=AVERAGE([.B6:.B10])" office:value-type="float" office:value="0.007187734">
            <text:p>0.00719</text:p>
          </table:table-cell>
          <table:table-cell table:style-name="ce21" table:formula="of:=AVERAGE([.C6:.C10])" office:value-type="float" office:value="0.0138428">
            <text:p>0.01384</text:p>
          </table:table-cell>
          <table:table-cell table:style-name="ce21" table:formula="of:=AVERAGE([.D6:.D10])" office:value-type="float" office:value="0.006929222">
            <text:p>0.00693</text:p>
          </table:table-cell>
          <table:table-cell table:style-name="ce21" table:formula="of:=AVERAGE([.E6:.E10])" office:value-type="float" office:value="0.01226458">
            <text:p>0.01226</text:p>
          </table:table-cell>
          <table:table-cell table:style-name="ce21" table:formula="of:=AVERAGE([.F6:.F10])" office:value-type="float" office:value="0.04357438">
            <text:p>0.04357</text:p>
          </table:table-cell>
          <table:table-cell table:style-name="ce21" table:formula="of:=AVERAGE([.G6:.G10])" office:value-type="float" office:value="0.02179938">
            <text:p>0.02180</text:p>
          </table:table-cell>
          <table:table-cell table:style-name="ce21" table:formula="of:=AVERAGE([.H6:.H10])" office:value-type="float" office:value="0.06635812">
            <text:p>0.06636</text:p>
          </table:table-cell>
          <table:table-cell table:style-name="ce21" table:formula="of:=AVERAGE([.I6:.I10])" office:value-type="float" office:value="0.6259564">
            <text:p>0.62596</text:p>
          </table:table-cell>
          <table:table-cell table:style-name="ce21" table:formula="of:=AVERAGE([.J6:.J10])" office:value-type="float" office:value="0.2866428">
            <text:p>0.28664</text:p>
          </table:table-cell>
          <table:table-cell table:style-name="ce21" table:formula="of:=AVERAGE([.K6:.K10])" office:value-type="float" office:value="0.00538478">
            <text:p>0.00538</text:p>
          </table:table-cell>
          <table:table-cell table:style-name="ce21" table:formula="of:=AVERAGE([.L6:.L10])" office:value-type="float" office:value="0.01341166">
            <text:p>0.01341</text:p>
          </table:table-cell>
          <table:table-cell table:style-name="ce21" table:formula="of:=AVERAGE([.M6:.M10])" office:value-type="float" office:value="0.006209542">
            <text:p>0.00621</text:p>
          </table:table-cell>
          <table:table-cell table:style-name="ce21" table:formula="of:=AVERAGE([.N6:.N10])" office:value-type="float" office:value="0.006611684">
            <text:p>0.00661</text:p>
          </table:table-cell>
          <table:table-cell table:style-name="ce21" table:formula="of:=AVERAGE([.O6:.O10])" office:value-type="float" office:value="0.01682418">
            <text:p>0.01682</text:p>
          </table:table-cell>
          <table:table-cell table:style-name="ce21" table:formula="of:=AVERAGE([.P6:.P10])" office:value-type="float" office:value="0.007344696">
            <text:p>0.00734</text:p>
          </table:table-cell>
          <table:table-cell table:style-name="ce21" table:formula="of:=AVERAGE([.Q6:.Q10])" office:value-type="float" office:value="0.01298584">
            <text:p>0.01299</text:p>
          </table:table-cell>
          <table:table-cell table:style-name="ce21" table:formula="of:=AVERAGE([.R6:.R10])" office:value-type="float" office:value="0.03756576">
            <text:p>0.03757</text:p>
          </table:table-cell>
          <table:table-cell table:style-name="ce21" table:formula="of:=AVERAGE([.S6:.S10])" office:value-type="float" office:value="0.01666862">
            <text:p>0.01667</text:p>
          </table:table-cell>
          <table:table-cell table:style-name="ce21" table:formula="of:=AVERAGE([.T6:.T10])" office:value-type="float" office:value="0.003717988">
            <text:p>0.00372</text:p>
          </table:table-cell>
          <table:table-cell table:style-name="ce21" table:formula="of:=AVERAGE([.U6:.U10])" office:value-type="float" office:value="0.004236178">
            <text:p>0.00424</text:p>
          </table:table-cell>
          <table:table-cell table:style-name="ce21" table:formula="of:=AVERAGE([.V6:.V10])" office:value-type="float" office:value="0.01202802">
            <text:p>0.01203</text:p>
          </table:table-cell>
          <table:table-cell table:style-name="ce21" table:formula="of:=AVERAGE([.W6:.W10])" office:value-type="float" office:value="0.004400692">
            <text:p>0.00440</text:p>
          </table:table-cell>
          <table:table-cell table:style-name="ce21" table:formula="of:=AVERAGE([.X6:.X10])" office:value-type="float" office:value="0.006245578">
            <text:p>0.00625</text:p>
          </table:table-cell>
          <table:table-cell table:style-name="ce21" table:formula="of:=AVERAGE([.Y6:.Y10])" office:value-type="float" office:value="0.01691502">
            <text:p>0.01692</text:p>
          </table:table-cell>
          <table:table-cell table:style-name="ce21" table:formula="of:=AVERAGE([.Z6:.Z10])" office:value-type="float" office:value="0.008920136">
            <text:p>0.00892</text:p>
          </table:table-cell>
          <table:table-cell table:style-name="ce21" table:formula="of:=AVERAGE([.AA6:.AA10])" office:value-type="float" office:value="0.0174428">
            <text:p>0.01744</text:p>
          </table:table-cell>
          <table:table-cell table:style-name="ce21" table:formula="of:=AVERAGE([.AB6:.AB10])" office:value-type="float" office:value="0.04463904">
            <text:p>0.04464</text:p>
          </table:table-cell>
          <table:table-cell table:style-name="ce21" table:formula="of:=AVERAGE([.AC6:.AC10])" office:value-type="float" office:value="0">
            <text:p>#DIV/0!</text:p>
          </table:table-cell>
          <table:table-cell table:style-name="ce21" table:formula="of:=AVERAGE([.AD6:.AD10])" office:value-type="float" office:value="0.007253056">
            <text:p>0.00725</text:p>
          </table:table-cell>
          <table:table-cell table:style-name="ce21" table:formula="of:=AVERAGE([.AE6:.AE10])" office:value-type="float" office:value="0.01405334">
            <text:p>0.01405</text:p>
          </table:table-cell>
          <table:table-cell table:style-name="ce21" table:formula="of:=AVERAGE([.AF6:.AF10])" office:value-type="float" office:value="0.007143884">
            <text:p>0.00714</text:p>
          </table:table-cell>
          <table:table-cell table:style-name="ce21" table:formula="of:=AVERAGE([.AG6:.AG10])" office:value-type="float" office:value="0.01221724">
            <text:p>0.01222</text:p>
          </table:table-cell>
          <table:table-cell table:style-name="ce21" table:formula="of:=AVERAGE([.AH6:.AH10])" office:value-type="float" office:value="0.04424044">
            <text:p>0.04424</text:p>
          </table:table-cell>
          <table:table-cell table:style-name="ce21" table:formula="of:=AVERAGE([.AI6:.AI10])" office:value-type="float" office:value="0.02185278">
            <text:p>0.02185</text:p>
          </table:table-cell>
          <table:table-cell table:style-name="ce21" table:formula="of:=AVERAGE([.AJ6:.AJ10])" office:value-type="float" office:value="0.06571618">
            <text:p>0.06572</text:p>
          </table:table-cell>
          <table:table-cell table:style-name="ce21" table:formula="of:=AVERAGE([.AK6:.AK10])" office:value-type="float" office:value="0.635615">
            <text:p>0.63562</text:p>
          </table:table-cell>
          <table:table-cell table:style-name="ce21" table:formula="of:=AVERAGE([.AL6:.AL10])" office:value-type="float" office:value="0.2815282">
            <text:p>0.28153</text:p>
          </table:table-cell>
          <table:table-cell table:style-name="ce21" table:formula="of:=AVERAGE([.AM6:.AM10])" office:value-type="float" office:value="0.0057372">
            <text:p>0.00574</text:p>
          </table:table-cell>
          <table:table-cell table:style-name="ce21" table:formula="of:=AVERAGE([.AN6:.AN10])" office:value-type="float" office:value="0.01505706">
            <text:p>0.01506</text:p>
          </table:table-cell>
          <table:table-cell table:style-name="ce21" table:formula="of:=AVERAGE([.AO6:.AO10])" office:value-type="float" office:value="0.006400458">
            <text:p>0.00640</text:p>
          </table:table-cell>
          <table:table-cell table:style-name="ce21" table:formula="of:=AVERAGE([.AP6:.AP10])" office:value-type="float" office:value="0.00700587">
            <text:p>0.00701</text:p>
          </table:table-cell>
          <table:table-cell table:style-name="ce21" table:formula="of:=AVERAGE([.AQ6:.AQ10])" office:value-type="float" office:value="0.01823036">
            <text:p>0.01823</text:p>
          </table:table-cell>
          <table:table-cell table:style-name="ce21" table:formula="of:=AVERAGE([.AR6:.AR10])" office:value-type="float" office:value="0.007430798">
            <text:p>0.00743</text:p>
          </table:table-cell>
          <table:table-cell table:style-name="ce21" table:formula="of:=AVERAGE([.AS6:.AS10])" office:value-type="float" office:value="0.01340642">
            <text:p>0.01341</text:p>
          </table:table-cell>
          <table:table-cell table:style-name="ce21" table:formula="of:=AVERAGE([.AT6:.AT10])" office:value-type="float" office:value="0.03884802">
            <text:p>0.03885</text:p>
          </table:table-cell>
          <table:table-cell table:style-name="ce21" table:formula="of:=AVERAGE([.AU6:.AU10])" office:value-type="float" office:value="0.01648598">
            <text:p>0.01649</text:p>
          </table:table-cell>
          <table:table-cell table:style-name="ce21" table:formula="of:=AVERAGE([.AV6:.AV10])" office:value-type="float" office:value="0.004292358">
            <text:p>0.00429</text:p>
          </table:table-cell>
          <table:table-cell table:style-name="ce21" table:formula="of:=AVERAGE([.AW6:.AW10])" office:value-type="float" office:value="0.004048934">
            <text:p>0.00405</text:p>
          </table:table-cell>
          <table:table-cell table:style-name="ce21" table:formula="of:=AVERAGE([.AX6:.AX10])" office:value-type="float" office:value="0.01313184">
            <text:p>0.01313</text:p>
          </table:table-cell>
          <table:table-cell table:style-name="ce21" table:formula="of:=AVERAGE([.AY6:.AY10])" office:value-type="float" office:value="0.004940414">
            <text:p>0.00494</text:p>
          </table:table-cell>
          <table:table-cell table:style-name="ce21" table:formula="of:=AVERAGE([.AZ6:.AZ10])" office:value-type="float" office:value="0.005377068">
            <text:p>0.00538</text:p>
          </table:table-cell>
          <table:table-cell table:style-name="ce21" table:formula="of:=AVERAGE([.BA6:.BA10])" office:value-type="float" office:value="0.01809664">
            <text:p>0.01810</text:p>
          </table:table-cell>
          <table:table-cell table:style-name="ce21" table:formula="of:=AVERAGE([.BB6:.BB10])" office:value-type="float" office:value="0.009691684">
            <text:p>0.00969</text:p>
          </table:table-cell>
          <table:table-cell table:style-name="ce21" table:formula="of:=AVERAGE([.BC6:.BC10])" office:value-type="float" office:value="0.01409838">
            <text:p>0.01410</text:p>
          </table:table-cell>
          <table:table-cell table:style-name="ce21" table:formula="of:=AVERAGE([.BD6:.BD10])" office:value-type="float" office:value="0.04695812">
            <text:p>0.04696</text:p>
          </table:table-cell>
          <table:table-cell table:style-name="ce21" table:formula="of:=AVERAGE([.BE6:.BE10])" office:value-type="float" office:value="0">
            <text:p>#DIV/0!</text:p>
          </table:table-cell>
          <table:table-cell table:style-name="ce21" table:formula="of:=AVERAGE([.BF6:.BF10])" office:value-type="float" office:value="0.007443824">
            <text:p>0.00744</text:p>
          </table:table-cell>
          <table:table-cell table:style-name="ce21" table:formula="of:=AVERAGE([.BG6:.BG10])" office:value-type="float" office:value="0.01440642">
            <text:p>0.01441</text:p>
          </table:table-cell>
          <table:table-cell table:style-name="ce21" table:formula="of:=AVERAGE([.BH6:.BH10])" office:value-type="float" office:value="0.007413012">
            <text:p>0.00741</text:p>
          </table:table-cell>
          <table:table-cell table:style-name="ce21" table:formula="of:=AVERAGE([.BI6:.BI10])" office:value-type="float" office:value="0.0123889">
            <text:p>0.01239</text:p>
          </table:table-cell>
          <table:table-cell table:style-name="ce21" table:formula="of:=AVERAGE([.BJ6:.BJ10])" office:value-type="float" office:value="0.04396498">
            <text:p>0.04396</text:p>
          </table:table-cell>
          <table:table-cell table:style-name="ce21" table:formula="of:=AVERAGE([.BK6:.BK10])" office:value-type="float" office:value="0.0220479">
            <text:p>0.02205</text:p>
          </table:table-cell>
          <table:table-cell table:style-name="ce21" table:formula="of:=AVERAGE([.BL6:.BL10])" office:value-type="float" office:value="0.06848068">
            <text:p>0.06848</text:p>
          </table:table-cell>
          <table:table-cell table:style-name="ce21" table:formula="of:=AVERAGE([.BM6:.BM10])" office:value-type="float" office:value="0.6288538">
            <text:p>0.62885</text:p>
          </table:table-cell>
          <table:table-cell table:style-name="ce21" table:formula="of:=AVERAGE([.BN6:.BN10])" office:value-type="float" office:value="0.286267">
            <text:p>0.28627</text:p>
          </table:table-cell>
          <table:table-cell table:style-name="ce21" table:formula="of:=AVERAGE([.BO6:.BO10])" office:value-type="float" office:value="0.006317654">
            <text:p>0.00632</text:p>
          </table:table-cell>
          <table:table-cell table:style-name="ce21" table:formula="of:=AVERAGE([.BP6:.BP10])" office:value-type="float" office:value="0.01671076">
            <text:p>0.01671</text:p>
          </table:table-cell>
          <table:table-cell table:style-name="ce21" table:formula="of:=AVERAGE([.BQ6:.BQ10])" office:value-type="float" office:value="0.00697857">
            <text:p>0.00698</text:p>
          </table:table-cell>
          <table:table-cell table:style-name="ce21" table:formula="of:=AVERAGE([.BR6:.BR10])" office:value-type="float" office:value="0.007536192">
            <text:p>0.00754</text:p>
          </table:table-cell>
          <table:table-cell table:style-name="ce21" table:formula="of:=AVERAGE([.BS6:.BS10])" office:value-type="float" office:value="0.0194869">
            <text:p>0.01949</text:p>
          </table:table-cell>
          <table:table-cell table:style-name="ce21" table:formula="of:=AVERAGE([.BT6:.BT10])" office:value-type="float" office:value="0.008005702">
            <text:p>0.00801</text:p>
          </table:table-cell>
          <table:table-cell table:style-name="ce21" table:formula="of:=AVERAGE([.BU6:.BU10])" office:value-type="float" office:value="0.0141316">
            <text:p>0.01413</text:p>
          </table:table-cell>
          <table:table-cell table:style-name="ce21" table:formula="of:=AVERAGE([.BV6:.BV10])" office:value-type="float" office:value="0.04038912">
            <text:p>0.04039</text:p>
          </table:table-cell>
          <table:table-cell table:style-name="ce21" table:formula="of:=AVERAGE([.BW6:.BW10])" office:value-type="float" office:value="0.01750256">
            <text:p>0.01750</text:p>
          </table:table-cell>
          <table:table-cell table:style-name="ce21" table:formula="of:=AVERAGE([.BX6:.BX10])" office:value-type="float" office:value="0.005201214">
            <text:p>0.00520</text:p>
          </table:table-cell>
          <table:table-cell table:style-name="ce21" table:formula="of:=AVERAGE([.BY6:.BY10])" office:value-type="float" office:value="0.005080806">
            <text:p>0.00508</text:p>
          </table:table-cell>
          <table:table-cell table:style-name="ce21" table:formula="of:=AVERAGE([.BZ6:.BZ10])" office:value-type="float" office:value="0.01477212">
            <text:p>0.01477</text:p>
          </table:table-cell>
          <table:table-cell table:style-name="ce21" table:formula="of:=AVERAGE([.CA6:.CA10])" office:value-type="float" office:value="0.005765308">
            <text:p>0.00577</text:p>
          </table:table-cell>
          <table:table-cell table:style-name="ce21" table:formula="of:=AVERAGE([.CB6:.CB10])" office:value-type="float" office:value="0.006327168">
            <text:p>0.00633</text:p>
          </table:table-cell>
          <table:table-cell table:style-name="ce21" table:formula="of:=AVERAGE([.CC6:.CC10])" office:value-type="float" office:value="0.01967672">
            <text:p>0.01968</text:p>
          </table:table-cell>
          <table:table-cell table:style-name="ce21" table:formula="of:=AVERAGE([.CD6:.CD10])" office:value-type="float" office:value="0.010313774">
            <text:p>0.01031</text:p>
          </table:table-cell>
          <table:table-cell table:style-name="ce21" table:formula="of:=AVERAGE([.CE6:.CE10])" office:value-type="float" office:value="0.01498512">
            <text:p>0.01499</text:p>
          </table:table-cell>
          <table:table-cell table:style-name="ce21" table:formula="of:=AVERAGE([.CF6:.CF10])" office:value-type="float" office:value="0.05106944">
            <text:p>0.05107</text:p>
          </table:table-cell>
          <table:table-cell table:style-name="ce21" table:formula="of:=AVERAGE([.CG6:.CG10])" office:value-type="float" office:value="0">
            <text:p>#DIV/0!</text:p>
          </table:table-cell>
          <table:table-cell table:style-name="ce21" table:formula="of:=AVERAGE([.CH6:.CH10])" office:value-type="float" office:value="0.007745918">
            <text:p>0.00775</text:p>
          </table:table-cell>
          <table:table-cell table:style-name="ce21" table:formula="of:=AVERAGE([.CI6:.CI10])" office:value-type="float" office:value="0.01534248">
            <text:p>0.01534</text:p>
          </table:table-cell>
          <table:table-cell table:style-name="ce21" table:formula="of:=AVERAGE([.CJ6:.CJ10])" office:value-type="float" office:value="0.008366306">
            <text:p>0.00837</text:p>
          </table:table-cell>
          <table:table-cell table:style-name="ce21" table:formula="of:=AVERAGE([.CK6:.CK10])" office:value-type="float" office:value="0.01253478">
            <text:p>0.01253</text:p>
          </table:table-cell>
          <table:table-cell table:style-name="ce21" table:formula="of:=AVERAGE([.CL6:.CL10])" office:value-type="float" office:value="0.04468948">
            <text:p>0.04469</text:p>
          </table:table-cell>
          <table:table-cell table:style-name="ce21" table:formula="of:=AVERAGE([.CM6:.CM10])" office:value-type="float" office:value="0.02670284">
            <text:p>0.02670</text:p>
          </table:table-cell>
          <table:table-cell table:style-name="ce21" table:formula="of:=AVERAGE([.CN6:.CN10])" office:value-type="float" office:value="0.068546">
            <text:p>0.06855</text:p>
          </table:table-cell>
          <table:table-cell table:style-name="ce21" table:formula="of:=AVERAGE([.CO6:.CO10])" office:value-type="float" office:value="0.632909">
            <text:p>0.63291</text:p>
          </table:table-cell>
          <table:table-cell table:style-name="ce21" table:formula="of:=AVERAGE([.CP6:.CP10])" office:value-type="float" office:value="0.3296736">
            <text:p>0.32967</text:p>
          </table:table-cell>
          <table:table-cell table:style-name="ce21" table:formula="of:=AVERAGE([.CQ6:.CQ10])" office:value-type="float" office:value="0.00726147">
            <text:p>0.00726</text:p>
          </table:table-cell>
          <table:table-cell table:style-name="ce21" table:formula="of:=AVERAGE([.CR6:.CR10])" office:value-type="float" office:value="0.01997288">
            <text:p>0.01997</text:p>
          </table:table-cell>
          <table:table-cell table:style-name="ce21" table:formula="of:=AVERAGE([.CS6:.CS10])" office:value-type="float" office:value="0.007905366">
            <text:p>0.00791</text:p>
          </table:table-cell>
          <table:table-cell table:style-name="ce21" table:formula="of:=AVERAGE([.CT6:.CT10])" office:value-type="float" office:value="0.008565544">
            <text:p>0.00857</text:p>
          </table:table-cell>
          <table:table-cell table:style-name="ce21" table:formula="of:=AVERAGE([.CU6:.CU10])" office:value-type="float" office:value="0.02271148">
            <text:p>0.02271</text:p>
          </table:table-cell>
          <table:table-cell table:style-name="ce21" table:formula="of:=AVERAGE([.CV6:.CV10])" office:value-type="float" office:value="0.009025148">
            <text:p>0.00903</text:p>
          </table:table-cell>
          <table:table-cell table:style-name="ce21" table:formula="of:=AVERAGE([.CW6:.CW10])" office:value-type="float" office:value="0.01562776">
            <text:p>0.01563</text:p>
          </table:table-cell>
          <table:table-cell table:style-name="ce21" table:formula="of:=AVERAGE([.CX6:.CX10])" office:value-type="float" office:value="0.04847462">
            <text:p>0.04847</text:p>
          </table:table-cell>
          <table:table-cell table:style-name="ce21" table:formula="of:=AVERAGE([.CY6:.CY10])" office:value-type="float" office:value="0.01946362">
            <text:p>0.01946</text:p>
          </table:table-cell>
          <table:table-cell table:style-name="ce21" table:formula="of:=AVERAGE([.CZ6:.CZ10])" office:value-type="float" office:value="0.006964016">
            <text:p>0.00696</text:p>
          </table:table-cell>
          <table:table-cell table:style-name="ce21" table:formula="of:=AVERAGE([.DA6:.DA10])" office:value-type="float" office:value="0.008555476">
            <text:p>0.00856</text:p>
          </table:table-cell>
          <table:table-cell table:style-name="ce21" table:formula="of:=AVERAGE([.DB6:.DB10])" office:value-type="float" office:value="0.0150842">
            <text:p>0.01508</text:p>
          </table:table-cell>
          <table:table-cell table:style-name="ce21" table:formula="of:=AVERAGE([.DC6:.DC10])" office:value-type="float" office:value="0.007485744">
            <text:p>0.00749</text:p>
          </table:table-cell>
          <table:table-cell table:style-name="ce21" table:formula="of:=AVERAGE([.DD6:.DD10])" office:value-type="float" office:value="0.009699962">
            <text:p>0.00970</text:p>
          </table:table-cell>
          <table:table-cell table:style-name="ce21" table:formula="of:=AVERAGE([.DE6:.DE10])" office:value-type="float" office:value="0.01998602">
            <text:p>0.01999</text:p>
          </table:table-cell>
          <table:table-cell table:style-name="ce21" table:formula="of:=AVERAGE([.DF6:.DF10])" office:value-type="float" office:value="0.01299266">
            <text:p>0.01299</text:p>
          </table:table-cell>
          <table:table-cell table:style-name="ce21" table:formula="of:=AVERAGE([.DG6:.DG10])" office:value-type="float" office:value="0.01680906">
            <text:p>0.01681</text:p>
          </table:table-cell>
          <table:table-cell table:style-name="ce21" table:formula="of:=AVERAGE([.DH6:.DH10])" office:value-type="float" office:value="0.05254132">
            <text:p>0.05254</text:p>
          </table:table-cell>
          <table:table-cell table:style-name="ce21" table:formula="of:=AVERAGE([.DI6:.DI10])" office:value-type="float" office:value="0">
            <text:p>#DIV/0!</text:p>
          </table:table-cell>
          <table:table-cell table:style-name="ce21" table:formula="of:=AVERAGE([.DJ6:.DJ10])" office:value-type="float" office:value="0.008167614">
            <text:p>0.00817</text:p>
          </table:table-cell>
          <table:table-cell table:style-name="ce21" table:formula="of:=AVERAGE([.DK6:.DK10])" office:value-type="float" office:value="0.01631556">
            <text:p>0.01632</text:p>
          </table:table-cell>
          <table:table-cell table:style-name="ce21" table:formula="of:=AVERAGE([.DL6:.DL10])" office:value-type="float" office:value="0.008467834">
            <text:p>0.00847</text:p>
          </table:table-cell>
          <table:table-cell table:style-name="ce21" table:formula="of:=AVERAGE([.DM6:.DM10])" office:value-type="float" office:value="0.0128328">
            <text:p>0.01283</text:p>
          </table:table-cell>
          <table:table-cell table:style-name="ce21" table:formula="of:=AVERAGE([.DN6:.DN10])" office:value-type="float" office:value="0.0471439">
            <text:p>0.04714</text:p>
          </table:table-cell>
          <table:table-cell table:style-name="ce21" table:formula="of:=AVERAGE([.DO6:.DO10])" office:value-type="float" office:value="0.0234955">
            <text:p>0.02350</text:p>
          </table:table-cell>
          <table:table-cell table:style-name="ce21" table:formula="of:=AVERAGE([.DP6:.DP10])" office:value-type="float" office:value="0.06828396">
            <text:p>0.06828</text:p>
          </table:table-cell>
          <table:table-cell table:style-name="ce21" table:formula="of:=AVERAGE([.DQ6:.DQ10])" office:value-type="float" office:value="0.667876">
            <text:p>0.66788</text:p>
          </table:table-cell>
          <table:table-cell table:style-name="ce21" table:formula="of:=AVERAGE([.DR6:.DR10])" office:value-type="float" office:value="0.2855576">
            <text:p>0.28556</text:p>
          </table:table-cell>
          <table:table-cell table:style-name="ce21" table:formula="of:=AVERAGE([.DS6:.DS10])" office:value-type="float" office:value="0.009874068">
            <text:p>0.00987</text:p>
          </table:table-cell>
          <table:table-cell table:style-name="ce21" table:formula="of:=AVERAGE([.DT6:.DT10])" office:value-type="float" office:value="0.02669524">
            <text:p>0.02670</text:p>
          </table:table-cell>
          <table:table-cell table:style-name="ce21" table:formula="of:=AVERAGE([.DU6:.DU10])" office:value-type="float" office:value="0.009398826">
            <text:p>0.00940</text:p>
          </table:table-cell>
          <table:table-cell table:style-name="ce21" table:formula="of:=AVERAGE([.DV6:.DV10])" office:value-type="float" office:value="0.011201614">
            <text:p>0.01120</text:p>
          </table:table-cell>
          <table:table-cell table:style-name="ce21" table:formula="of:=AVERAGE([.DW6:.DW10])" office:value-type="float" office:value="0.02933966">
            <text:p>0.02934</text:p>
          </table:table-cell>
          <table:table-cell table:style-name="ce21" table:formula="of:=AVERAGE([.DX6:.DX10])" office:value-type="float" office:value="0.010151392">
            <text:p>0.01015</text:p>
          </table:table-cell>
          <table:table-cell table:style-name="ce21" table:formula="of:=AVERAGE([.DY6:.DY10])" office:value-type="float" office:value="0.0188452">
            <text:p>0.01885</text:p>
          </table:table-cell>
          <table:table-cell table:style-name="ce21" table:formula="of:=AVERAGE([.DZ6:.DZ10])" office:value-type="float" office:value="0.05538878">
            <text:p>0.05539</text:p>
          </table:table-cell>
          <table:table-cell table:style-name="ce21" table:formula="of:=AVERAGE([.EA6:.EA10])" office:value-type="float" office:value="0.01837964">
            <text:p>0.01838</text:p>
          </table:table-cell>
          <table:table-cell table:style-name="ce21" table:formula="of:=AVERAGE([.EB6:.EB10])" office:value-type="float" office:value="0.008542338">
            <text:p>0.00854</text:p>
          </table:table-cell>
          <table:table-cell table:style-name="ce21" table:formula="of:=AVERAGE([.EC6:.EC10])" office:value-type="float" office:value="0.00981131">
            <text:p>0.00981</text:p>
          </table:table-cell>
          <table:table-cell table:style-name="ce21" table:formula="of:=AVERAGE([.ED6:.ED10])" office:value-type="float" office:value="0.02171676">
            <text:p>0.02172</text:p>
          </table:table-cell>
          <table:table-cell table:style-name="ce21" table:formula="of:=AVERAGE([.EE6:.EE10])" office:value-type="float" office:value="0.009080388">
            <text:p>0.00908</text:p>
          </table:table-cell>
          <table:table-cell table:style-name="ce21" table:formula="of:=AVERAGE([.EF6:.EF10])" office:value-type="float" office:value="0.010648586">
            <text:p>0.01065</text:p>
          </table:table-cell>
          <table:table-cell table:style-name="ce21" table:formula="of:=AVERAGE([.EG6:.EG10])" office:value-type="float" office:value="0.02763964">
            <text:p>0.02764</text:p>
          </table:table-cell>
          <table:table-cell table:style-name="ce21" table:formula="of:=AVERAGE([.EH6:.EH10])" office:value-type="float" office:value="0.01440636">
            <text:p>0.01441</text:p>
          </table:table-cell>
          <table:table-cell table:style-name="ce21" table:formula="of:=AVERAGE([.EI6:.EI10])" office:value-type="float" office:value="0.01750864">
            <text:p>0.01751</text:p>
          </table:table-cell>
          <table:table-cell table:style-name="ce21" table:formula="of:=AVERAGE([.EJ6:.EJ10])" office:value-type="float" office:value="0.06392838">
            <text:p>0.06393</text:p>
          </table:table-cell>
          <table:table-cell table:style-name="ce21" table:formula="of:=AVERAGE([.EK6:.EK10])" office:value-type="float" office:value="0">
            <text:p>#DIV/0!</text:p>
          </table:table-cell>
          <table:table-cell table:style-name="ce21" table:formula="of:=AVERAGE([.EL6:.EL10])" office:value-type="float" office:value="0.008619492">
            <text:p>0.00862</text:p>
          </table:table-cell>
          <table:table-cell table:style-name="ce21" table:formula="of:=AVERAGE([.EM6:.EM10])" office:value-type="float" office:value="0.01764982">
            <text:p>0.01765</text:p>
          </table:table-cell>
          <table:table-cell table:style-name="ce21" table:formula="of:=AVERAGE([.EN6:.EN10])" office:value-type="float" office:value="0.009866834">
            <text:p>0.00987</text:p>
          </table:table-cell>
          <table:table-cell table:style-name="ce21" table:formula="of:=AVERAGE([.EO6:.EO10])" office:value-type="float" office:value="0.01321514">
            <text:p>0.01322</text:p>
          </table:table-cell>
          <table:table-cell table:style-name="ce21" table:formula="of:=AVERAGE([.EP6:.EP10])" office:value-type="float" office:value="0.04860408">
            <text:p>0.04860</text:p>
          </table:table-cell>
          <table:table-cell table:style-name="ce21" table:formula="of:=AVERAGE([.EQ6:.EQ10])" office:value-type="float" office:value="0.02993114">
            <text:p>0.02993</text:p>
          </table:table-cell>
          <table:table-cell table:style-name="ce21" table:formula="of:=AVERAGE([.ER6:.ER10])" office:value-type="float" office:value="0.07390992">
            <text:p>0.07391</text:p>
          </table:table-cell>
          <table:table-cell table:style-name="ce21" table:formula="of:=AVERAGE([.ES6:.ES10])" office:value-type="float" office:value="0.6729128">
            <text:p>0.67291</text:p>
          </table:table-cell>
          <table:table-cell table:style-name="ce21" table:formula="of:=AVERAGE([.ET6:.ET10])" office:value-type="float" office:value="0.3328268">
            <text:p>0.33283</text:p>
          </table:table-cell>
          <table:table-cell table:style-name="ce21" table:formula="of:=AVERAGE([.EU6:.EU10])" office:value-type="float" office:value="0.01221926">
            <text:p>0.01222</text:p>
          </table:table-cell>
          <table:table-cell table:style-name="ce21" table:formula="of:=AVERAGE([.EV6:.EV10])" office:value-type="float" office:value="0.03278308">
            <text:p>0.03278</text:p>
          </table:table-cell>
          <table:table-cell table:style-name="ce21" table:formula="of:=AVERAGE([.EW6:.EW10])" office:value-type="float" office:value="0.0110777">
            <text:p>0.01108</text:p>
          </table:table-cell>
          <table:table-cell table:style-name="ce21" table:formula="of:=AVERAGE([.EX6:.EX10])" office:value-type="float" office:value="0.01337564">
            <text:p>0.01338</text:p>
          </table:table-cell>
          <table:table-cell table:style-name="ce21" table:formula="of:=AVERAGE([.EY6:.EY10])" office:value-type="float" office:value="0.03515984">
            <text:p>0.03516</text:p>
          </table:table-cell>
          <table:table-cell table:style-name="ce21" table:formula="of:=AVERAGE([.EZ6:.EZ10])" office:value-type="float" office:value="0.011906252">
            <text:p>0.01191</text:p>
          </table:table-cell>
          <table:table-cell table:style-name="ce21" table:formula="of:=AVERAGE([.FA6:.FA10])" office:value-type="float" office:value="0.02123306">
            <text:p>0.02123</text:p>
          </table:table-cell>
          <table:table-cell table:style-name="ce21" table:formula="of:=AVERAGE([.FB6:.FB10])" office:value-type="float" office:value="0.0593902">
            <text:p>0.05939</text:p>
          </table:table-cell>
          <table:table-cell table:style-name="ce21" table:formula="of:=AVERAGE([.FC6:.FC10])" office:value-type="float" office:value="0.02177774">
            <text:p>0.02178</text:p>
          </table:table-cell>
          <table:table-cell table:style-name="ce21" table:formula="of:=AVERAGE([.FD6:.FD10])" office:value-type="float" office:value="0.010812684">
            <text:p>0.01081</text:p>
          </table:table-cell>
          <table:table-cell table:style-name="ce21" table:formula="of:=AVERAGE([.FE6:.FE10])" office:value-type="float" office:value="0.012515204">
            <text:p>0.01252</text:p>
          </table:table-cell>
          <table:table-cell table:style-name="ce21" table:formula="of:=AVERAGE([.FF6:.FF10])" office:value-type="float" office:value="0.02386188">
            <text:p>0.02386</text:p>
          </table:table-cell>
          <table:table-cell table:style-name="ce21" table:formula="of:=AVERAGE([.FG6:.FG10])" office:value-type="float" office:value="0.011387376">
            <text:p>0.01139</text:p>
          </table:table-cell>
          <table:table-cell table:style-name="ce21" table:formula="of:=AVERAGE([.FH6:.FH10])" office:value-type="float" office:value="0.014317334">
            <text:p>0.01432</text:p>
          </table:table-cell>
          <table:table-cell table:style-name="ce21" table:formula="of:=AVERAGE([.FI6:.FI10])" office:value-type="float" office:value="0.0311251">
            <text:p>0.03113</text:p>
          </table:table-cell>
          <table:table-cell table:style-name="ce21" table:formula="of:=AVERAGE([.FJ6:.FJ10])" office:value-type="float" office:value="0.01624374">
            <text:p>0.01624</text:p>
          </table:table-cell>
          <table:table-cell table:style-name="ce21" table:formula="of:=AVERAGE([.FK6:.FK10])" office:value-type="float" office:value="0.02569048">
            <text:p>0.02569</text:p>
          </table:table-cell>
          <table:table-cell table:style-name="ce21" table:formula="of:=AVERAGE([.FL6:.FL10])" office:value-type="float" office:value="0.066202">
            <text:p>0.06620</text:p>
          </table:table-cell>
          <table:table-cell table:number-columns-repeated="856"/>
        </table:table-row>
        <table:table-row table:style-name="ro1">
          <table:table-cell table:style-name="ce6" office:value-type="string">
            <text:p>variance</text:p>
          </table:table-cell>
          <table:table-cell table:style-name="ce22" table:formula="of:=VARP([.B6:.B10])" office:value-type="float" office:value="0.000000000296331184000002">
            <text:p>2.96E-10</text:p>
          </table:table-cell>
          <table:table-cell table:style-name="ce22" table:formula="of:=VARP([.C6:.C10])" office:value-type="float" office:value="0.00000000257617600000003">
            <text:p>2.58E-09</text:p>
          </table:table-cell>
          <table:table-cell table:style-name="ce22" table:formula="of:=VARP([.D6:.D10])" office:value-type="float" office:value="0.000000000243915375999999">
            <text:p>2.44E-10</text:p>
          </table:table-cell>
          <table:table-cell table:style-name="ce22" table:formula="of:=VARP([.E6:.E10])" office:value-type="float" office:value="0.0000000022932216">
            <text:p>2.29E-09</text:p>
          </table:table-cell>
          <table:table-cell table:style-name="ce22" table:formula="of:=VARP([.F6:.F10])" office:value-type="float" office:value="0.0000000520315015999999">
            <text:p>5.20E-08</text:p>
          </table:table-cell>
          <table:table-cell table:style-name="ce22" table:formula="of:=VARP([.G6:.G10])" office:value-type="float" office:value="0.0000000159529336">
            <text:p>1.60E-08</text:p>
          </table:table-cell>
          <table:table-cell table:style-name="ce22" table:formula="of:=VARP([.H6:.H10])" office:value-type="float" office:value="0.00000378206442159999">
            <text:p>3.78E-06</text:p>
          </table:table-cell>
          <table:table-cell table:style-name="ce22" table:formula="of:=VARP([.I6:.I10])" office:value-type="float" office:value="0.0000235277042399999">
            <text:p>2.35E-05</text:p>
          </table:table-cell>
          <table:table-cell table:style-name="ce22" table:formula="of:=VARP([.J6:.J10])" office:value-type="float" office:value="0.00000136872296">
            <text:p>1.37E-06</text:p>
          </table:table-cell>
          <table:table-cell table:style-name="ce22" table:formula="of:=VARP([.K6:.K10])" office:value-type="float" office:value="0.00000000609214208">
            <text:p>6.09E-09</text:p>
          </table:table-cell>
          <table:table-cell table:style-name="ce22" table:formula="of:=VARP([.L6:.L10])" office:value-type="float" office:value="0.0000000646703704000003">
            <text:p>6.47E-08</text:p>
          </table:table-cell>
          <table:table-cell table:style-name="ce22" table:formula="of:=VARP([.M6:.M10])" office:value-type="float" office:value="0.000000004575504376">
            <text:p>4.58E-09</text:p>
          </table:table-cell>
          <table:table-cell table:style-name="ce22" table:formula="of:=VARP([.N6:.N10])" office:value-type="float" office:value="0.000000013499445904">
            <text:p>1.35E-08</text:p>
          </table:table-cell>
          <table:table-cell table:style-name="ce22" table:formula="of:=VARP([.O6:.O10])" office:value-type="float" office:value="0.0000001055669976">
            <text:p>1.06E-07</text:p>
          </table:table-cell>
          <table:table-cell table:style-name="ce22" table:formula="of:=VARP([.P6:.P10])" office:value-type="float" office:value="0.000000011900751704">
            <text:p>1.19E-08</text:p>
          </table:table-cell>
          <table:table-cell table:style-name="ce22" table:formula="of:=VARP([.Q6:.Q10])" office:value-type="float" office:value="0.0000001110955384">
            <text:p>1.11E-07</text:p>
          </table:table-cell>
          <table:table-cell table:style-name="ce22" table:formula="of:=VARP([.R6:.R10])" office:value-type="float" office:value="0.0000030535120984">
            <text:p>3.05E-06</text:p>
          </table:table-cell>
          <table:table-cell table:style-name="ce22" table:formula="of:=VARP([.S6:.S10])" office:value-type="float" office:value="0.0000000947295936000002">
            <text:p>9.47E-08</text:p>
          </table:table-cell>
          <table:table-cell table:style-name="ce22" table:formula="of:=VARP([.T6:.T10])" office:value-type="float" office:value="0.000000006016533496">
            <text:p>6.02E-09</text:p>
          </table:table-cell>
          <table:table-cell table:style-name="ce22" table:formula="of:=VARP([.U6:.U10])" office:value-type="float" office:value="0.000000046123102176">
            <text:p>4.61E-08</text:p>
          </table:table-cell>
          <table:table-cell table:style-name="ce22" table:formula="of:=VARP([.V6:.V10])" office:value-type="float" office:value="0.0000005191464776">
            <text:p>5.19E-07</text:p>
          </table:table-cell>
          <table:table-cell table:style-name="ce22" table:formula="of:=VARP([.W6:.W10])" office:value-type="float" office:value="0.000000013960922976">
            <text:p>1.40E-08</text:p>
          </table:table-cell>
          <table:table-cell table:style-name="ce22" table:formula="of:=VARP([.X6:.X10])" office:value-type="float" office:value="0.0000000708696248960001">
            <text:p>7.09E-08</text:p>
          </table:table-cell>
          <table:table-cell table:style-name="ce22" table:formula="of:=VARP([.Y6:.Y10])" office:value-type="float" office:value="0.0000015333677416">
            <text:p>1.53E-06</text:p>
          </table:table-cell>
          <table:table-cell table:style-name="ce22" table:formula="of:=VARP([.Z6:.Z10])" office:value-type="float" office:value="0.0000000556778095840001">
            <text:p>5.57E-08</text:p>
          </table:table-cell>
          <table:table-cell table:style-name="ce22" table:formula="of:=VARP([.AA6:.AA10])" office:value-type="float" office:value="0.000000883221807999999">
            <text:p>8.83E-07</text:p>
          </table:table-cell>
          <table:table-cell table:style-name="ce22" table:formula="of:=VARP([.AB6:.AB10])" office:value-type="float" office:value="0.0000315903697704">
            <text:p>3.16E-05</text:p>
          </table:table-cell>
          <table:table-cell table:style-name="ce22" table:formula="of:=VARP([.AC6:.AC10])" office:value-type="float" office:value="0">
            <text:p>#DIV/0!</text:p>
          </table:table-cell>
          <table:table-cell table:style-name="ce22" table:formula="of:=VARP([.AD6:.AD10])" office:value-type="float" office:value="0.00000000177142650400001">
            <text:p>1.77E-09</text:p>
          </table:table-cell>
          <table:table-cell table:style-name="ce22" table:formula="of:=VARP([.AE6:.AE10])" office:value-type="float" office:value="0.0000000168447704">
            <text:p>1.68E-08</text:p>
          </table:table-cell>
          <table:table-cell table:style-name="ce22" table:formula="of:=VARP([.AF6:.AF10])" office:value-type="float" office:value="0.00000000682194626399997">
            <text:p>6.82E-09</text:p>
          </table:table-cell>
          <table:table-cell table:style-name="ce22" table:formula="of:=VARP([.AG6:.AG10])" office:value-type="float" office:value="0.00000000648526240000001">
            <text:p>6.49E-09</text:p>
          </table:table-cell>
          <table:table-cell table:style-name="ce22" table:formula="of:=VARP([.AH6:.AH10])" office:value-type="float" office:value="0.0000000854017024000005">
            <text:p>8.54E-08</text:p>
          </table:table-cell>
          <table:table-cell table:style-name="ce22" table:formula="of:=VARP([.AI6:.AI10])" office:value-type="float" office:value="0.0000000361934936000002">
            <text:p>3.62E-08</text:p>
          </table:table-cell>
          <table:table-cell table:style-name="ce22" table:formula="of:=VARP([.AJ6:.AJ10])" office:value-type="float" office:value="0.0000075568181016">
            <text:p>7.56E-06</text:p>
          </table:table-cell>
          <table:table-cell table:style-name="ce22" table:formula="of:=VARP([.AK6:.AK10])" office:value-type="float" office:value="0.0000205462780000002">
            <text:p>2.05E-05</text:p>
          </table:table-cell>
          <table:table-cell table:style-name="ce22" table:formula="of:=VARP([.AL6:.AL10])" office:value-type="float" office:value="0.00001528034216">
            <text:p>1.53E-05</text:p>
          </table:table-cell>
          <table:table-cell table:style-name="ce22" table:formula="of:=VARP([.AM6:.AM10])" office:value-type="float" office:value="0.00000003122884028">
            <text:p>3.12E-08</text:p>
          </table:table-cell>
          <table:table-cell table:style-name="ce22" table:formula="of:=VARP([.AN6:.AN10])" office:value-type="float" office:value="0.0000002953561744">
            <text:p>2.95E-07</text:p>
          </table:table-cell>
          <table:table-cell table:style-name="ce22" table:formula="of:=VARP([.AO6:.AO10])" office:value-type="float" office:value="0.000000045062841056">
            <text:p>4.51E-08</text:p>
          </table:table-cell>
          <table:table-cell table:style-name="ce22" table:formula="of:=VARP([.AP6:.AP10])" office:value-type="float" office:value="0.00000006801353836">
            <text:p>6.80E-08</text:p>
          </table:table-cell>
          <table:table-cell table:style-name="ce22" table:formula="of:=VARP([.AQ6:.AQ10])" office:value-type="float" office:value="0.0000002641885664">
            <text:p>2.64E-07</text:p>
          </table:table-cell>
          <table:table-cell table:style-name="ce22" table:formula="of:=VARP([.AR6:.AR10])" office:value-type="float" office:value="0.000000046276493336">
            <text:p>4.63E-08</text:p>
          </table:table-cell>
          <table:table-cell table:style-name="ce22" table:formula="of:=VARP([.AS6:.AS10])" office:value-type="float" office:value="0.0000005984354856">
            <text:p>5.98E-07</text:p>
          </table:table-cell>
          <table:table-cell table:style-name="ce22" table:formula="of:=VARP([.AT6:.AT10])" office:value-type="float" office:value="0.0000013882932616">
            <text:p>1.39E-06</text:p>
          </table:table-cell>
          <table:table-cell table:style-name="ce22" table:formula="of:=VARP([.AU6:.AU10])" office:value-type="float" office:value="0.0000003263540216">
            <text:p>3.26E-07</text:p>
          </table:table-cell>
          <table:table-cell table:style-name="ce22" table:formula="of:=VARP([.AV6:.AV10])" office:value-type="float" office:value="0.000000118073158216">
            <text:p>1.18E-07</text:p>
          </table:table-cell>
          <table:table-cell table:style-name="ce22" table:formula="of:=VARP([.AW6:.AW10])" office:value-type="float" office:value="0.000000649183436344">
            <text:p>6.49E-07</text:p>
          </table:table-cell>
          <table:table-cell table:style-name="ce22" table:formula="of:=VARP([.AX6:.AX10])" office:value-type="float" office:value="0.0000001863144504">
            <text:p>1.86E-07</text:p>
          </table:table-cell>
          <table:table-cell table:style-name="ce22" table:formula="of:=VARP([.AY6:.AY10])" office:value-type="float" office:value="0.0000000744086092640002">
            <text:p>7.44E-08</text:p>
          </table:table-cell>
          <table:table-cell table:style-name="ce22" table:formula="of:=VARP([.AZ6:.AZ10])" office:value-type="float" office:value="0.000000476034336296">
            <text:p>4.76E-07</text:p>
          </table:table-cell>
          <table:table-cell table:style-name="ce22" table:formula="of:=VARP([.BA6:.BA10])" office:value-type="float" office:value="0.0000004028001944">
            <text:p>4.03E-07</text:p>
          </table:table-cell>
          <table:table-cell table:style-name="ce22" table:formula="of:=VARP([.BB6:.BB10])" office:value-type="float" office:value="0.000000408610053064">
            <text:p>4.09E-07</text:p>
          </table:table-cell>
          <table:table-cell table:style-name="ce22" table:formula="of:=VARP([.BC6:.BC10])" office:value-type="float" office:value="0.0000039898453536">
            <text:p>3.99E-06</text:p>
          </table:table-cell>
          <table:table-cell table:style-name="ce22" table:formula="of:=VARP([.BD6:.BD10])" office:value-type="float" office:value="0.0000206564014776">
            <text:p>2.07E-05</text:p>
          </table:table-cell>
          <table:table-cell table:style-name="ce22" table:formula="of:=VARP([.BE6:.BE10])" office:value-type="float" office:value="0">
            <text:p>#DIV/0!</text:p>
          </table:table-cell>
          <table:table-cell table:style-name="ce22" table:formula="of:=VARP([.BF6:.BF10])" office:value-type="float" office:value="0.00000000521717142400003">
            <text:p>5.22E-09</text:p>
          </table:table-cell>
          <table:table-cell table:style-name="ce22" table:formula="of:=VARP([.BG6:.BG10])" office:value-type="float" office:value="0.0000000456467656000001">
            <text:p>4.56E-08</text:p>
          </table:table-cell>
          <table:table-cell table:style-name="ce22" table:formula="of:=VARP([.BH6:.BH10])" office:value-type="float" office:value="0.000000010686627136">
            <text:p>1.07E-08</text:p>
          </table:table-cell>
          <table:table-cell table:style-name="ce22" table:formula="of:=VARP([.BI6:.BI10])" office:value-type="float" office:value="0.00000000308537200000001">
            <text:p>3.09E-09</text:p>
          </table:table-cell>
          <table:table-cell table:style-name="ce22" table:formula="of:=VARP([.BJ6:.BJ10])" office:value-type="float" office:value="0.000000543984181599999">
            <text:p>5.44E-07</text:p>
          </table:table-cell>
          <table:table-cell table:style-name="ce22" table:formula="of:=VARP([.BK6:.BK10])" office:value-type="float" office:value="0.0000000806263960000001">
            <text:p>8.06E-08</text:p>
          </table:table-cell>
          <table:table-cell table:style-name="ce22" table:formula="of:=VARP([.BL6:.BL10])" office:value-type="float" office:value="0.00000899679961359999">
            <text:p>9.00E-06</text:p>
          </table:table-cell>
          <table:table-cell table:style-name="ce22" table:formula="of:=VARP([.BM6:.BM10])" office:value-type="float" office:value="0.00013044013656">
            <text:p>1.30E-04</text:p>
          </table:table-cell>
          <table:table-cell table:style-name="ce22" table:formula="of:=VARP([.BN6:.BN10])" office:value-type="float" office:value="0.000038421766">
            <text:p>3.84E-05</text:p>
          </table:table-cell>
          <table:table-cell table:style-name="ce22" table:formula="of:=VARP([.BO6:.BO10])" office:value-type="float" office:value="0.000000291950374184">
            <text:p>2.92E-07</text:p>
          </table:table-cell>
          <table:table-cell table:style-name="ce22" table:formula="of:=VARP([.BP6:.BP10])" office:value-type="float" office:value="0.0000020605925864">
            <text:p>2.06E-06</text:p>
          </table:table-cell>
          <table:table-cell table:style-name="ce22" table:formula="of:=VARP([.BQ6:.BQ10])" office:value-type="float" office:value="0.00000017558299124">
            <text:p>1.76E-07</text:p>
          </table:table-cell>
          <table:table-cell table:style-name="ce22" table:formula="of:=VARP([.BR6:.BR10])" office:value-type="float" office:value="0.000000230450383816">
            <text:p>2.30E-07</text:p>
          </table:table-cell>
          <table:table-cell table:style-name="ce22" table:formula="of:=VARP([.BS6:.BS10])" office:value-type="float" office:value="0.000001833691508">
            <text:p>1.83E-06</text:p>
          </table:table-cell>
          <table:table-cell table:style-name="ce22" table:formula="of:=VARP([.BT6:.BT10])" office:value-type="float" office:value="0.000000116472665176">
            <text:p>1.16E-07</text:p>
          </table:table-cell>
          <table:table-cell table:style-name="ce22" table:formula="of:=VARP([.BU6:.BU10])" office:value-type="float" office:value="0.000000790693315999999">
            <text:p>7.91E-07</text:p>
          </table:table-cell>
          <table:table-cell table:style-name="ce22" table:formula="of:=VARP([.BV6:.BV10])" office:value-type="float" office:value="0.0000151069156016">
            <text:p>1.51E-05</text:p>
          </table:table-cell>
          <table:table-cell table:style-name="ce22" table:formula="of:=VARP([.BW6:.BW10])" office:value-type="float" office:value="0.0000003733815344">
            <text:p>3.73E-07</text:p>
          </table:table-cell>
          <table:table-cell table:style-name="ce22" table:formula="of:=VARP([.BX6:.BX10])" office:value-type="float" office:value="0.000000326703904664">
            <text:p>3.27E-07</text:p>
          </table:table-cell>
          <table:table-cell table:style-name="ce22" table:formula="of:=VARP([.BY6:.BY10])" office:value-type="float" office:value="0.000003118992992744">
            <text:p>3.12E-06</text:p>
          </table:table-cell>
          <table:table-cell table:style-name="ce22" table:formula="of:=VARP([.BZ6:.BZ10])" office:value-type="float" office:value="0.0000027612754216">
            <text:p>2.76E-06</text:p>
          </table:table-cell>
          <table:table-cell table:style-name="ce22" table:formula="of:=VARP([.CA6:.CA10])" office:value-type="float" office:value="0.000000271315719496">
            <text:p>2.71E-07</text:p>
          </table:table-cell>
          <table:table-cell table:style-name="ce22" table:formula="of:=VARP([.CB6:.CB10])" office:value-type="float" office:value="0.000002912207481176">
            <text:p>2.91E-06</text:p>
          </table:table-cell>
          <table:table-cell table:style-name="ce22" table:formula="of:=VARP([.CC6:.CC10])" office:value-type="float" office:value="0.0000035165659456">
            <text:p>3.52E-06</text:p>
          </table:table-cell>
          <table:table-cell table:style-name="ce22" table:formula="of:=VARP([.CD6:.CD10])" office:value-type="float" office:value="0.000000659920894224">
            <text:p>6.60E-07</text:p>
          </table:table-cell>
          <table:table-cell table:style-name="ce22" table:formula="of:=VARP([.CE6:.CE10])" office:value-type="float" office:value="0.0000032105336616">
            <text:p>3.21E-06</text:p>
          </table:table-cell>
          <table:table-cell table:style-name="ce22" table:formula="of:=VARP([.CF6:.CF10])" office:value-type="float" office:value="0.0000455037416584">
            <text:p>4.55E-05</text:p>
          </table:table-cell>
          <table:table-cell table:style-name="ce22" table:formula="of:=VARP([.CG6:.CG10])" office:value-type="float" office:value="0">
            <text:p>#DIV/0!</text:p>
          </table:table-cell>
          <table:table-cell table:style-name="ce22" table:formula="of:=VARP([.CH6:.CH10])" office:value-type="float" office:value="0.0000000192337921360001">
            <text:p>1.92E-08</text:p>
          </table:table-cell>
          <table:table-cell table:style-name="ce22" table:formula="of:=VARP([.CI6:.CI10])" office:value-type="float" office:value="0.0000003066372536">
            <text:p>3.07E-07</text:p>
          </table:table-cell>
          <table:table-cell table:style-name="ce22" table:formula="of:=VARP([.CJ6:.CJ10])" office:value-type="float" office:value="0.000000213162830704">
            <text:p>2.13E-07</text:p>
          </table:table-cell>
          <table:table-cell table:style-name="ce22" table:formula="of:=VARP([.CK6:.CK10])" office:value-type="float" office:value="0.00000000700462160000006">
            <text:p>7.00E-09</text:p>
          </table:table-cell>
          <table:table-cell table:style-name="ce22" table:formula="of:=VARP([.CL6:.CL10])" office:value-type="float" office:value="0.0000031853771816">
            <text:p>3.19E-06</text:p>
          </table:table-cell>
          <table:table-cell table:style-name="ce22" table:formula="of:=VARP([.CM6:.CM10])" office:value-type="float" office:value="0.0000122923022424">
            <text:p>1.23E-05</text:p>
          </table:table-cell>
          <table:table-cell table:style-name="ce22" table:formula="of:=VARP([.CN6:.CN10])" office:value-type="float" office:value="0.00000250354289599999">
            <text:p>2.50E-06</text:p>
          </table:table-cell>
          <table:table-cell table:style-name="ce22" table:formula="of:=VARP([.CO6:.CO10])" office:value-type="float" office:value="0.000717346133199999">
            <text:p>7.17E-04</text:p>
          </table:table-cell>
          <table:table-cell table:style-name="ce22" table:formula="of:=VARP([.CP6:.CP10])" office:value-type="float" office:value="0.00129292543024">
            <text:p>1.29E-03</text:p>
          </table:table-cell>
          <table:table-cell table:style-name="ce22" table:formula="of:=VARP([.CQ6:.CQ10])" office:value-type="float" office:value="0.00000083346414356">
            <text:p>8.33E-07</text:p>
          </table:table-cell>
          <table:table-cell table:style-name="ce22" table:formula="of:=VARP([.CR6:.CR10])" office:value-type="float" office:value="0.0000068835147296">
            <text:p>6.88E-06</text:p>
          </table:table-cell>
          <table:table-cell table:style-name="ce22" table:formula="of:=VARP([.CS6:.CS10])" office:value-type="float" office:value="0.000000271508756824">
            <text:p>2.72E-07</text:p>
          </table:table-cell>
          <table:table-cell table:style-name="ce22" table:formula="of:=VARP([.CT6:.CT10])" office:value-type="float" office:value="0.000000462377161704001">
            <text:p>4.62E-07</text:p>
          </table:table-cell>
          <table:table-cell table:style-name="ce22" table:formula="of:=VARP([.CU6:.CU10])" office:value-type="float" office:value="0.0000043460134016">
            <text:p>4.35E-06</text:p>
          </table:table-cell>
          <table:table-cell table:style-name="ce22" table:formula="of:=VARP([.CV6:.CV10])" office:value-type="float" office:value="0.000000178227476376">
            <text:p>1.78E-07</text:p>
          </table:table-cell>
          <table:table-cell table:style-name="ce22" table:formula="of:=VARP([.CW6:.CW10])" office:value-type="float" office:value="0.0000013861252504">
            <text:p>1.39E-06</text:p>
          </table:table-cell>
          <table:table-cell table:style-name="ce22" table:formula="of:=VARP([.CX6:.CX10])" office:value-type="float" office:value="0.0000139417432416">
            <text:p>1.39E-05</text:p>
          </table:table-cell>
          <table:table-cell table:style-name="ce22" table:formula="of:=VARP([.CY6:.CY10])" office:value-type="float" office:value="0.0000001903646376">
            <text:p>1.90E-07</text:p>
          </table:table-cell>
          <table:table-cell table:style-name="ce22" table:formula="of:=VARP([.CZ6:.CZ10])" office:value-type="float" office:value="0.000001388729326464">
            <text:p>1.39E-06</text:p>
          </table:table-cell>
          <table:table-cell table:style-name="ce22" table:formula="of:=VARP([.DA6:.DA10])" office:value-type="float" office:value="0.000006009927881824">
            <text:p>6.01E-06</text:p>
          </table:table-cell>
          <table:table-cell table:style-name="ce22" table:formula="of:=VARP([.DB6:.DB10])" office:value-type="float" office:value="0.00000320270822">
            <text:p>3.20E-06</text:p>
          </table:table-cell>
          <table:table-cell table:style-name="ce22" table:formula="of:=VARP([.DC6:.DC10])" office:value-type="float" office:value="0.000001113898726424">
            <text:p>1.11E-06</text:p>
          </table:table-cell>
          <table:table-cell table:style-name="ce22" table:formula="of:=VARP([.DD6:.DD10])" office:value-type="float" office:value="0.000007027568149456">
            <text:p>7.03E-06</text:p>
          </table:table-cell>
          <table:table-cell table:style-name="ce22" table:formula="of:=VARP([.DE6:.DE10])" office:value-type="float" office:value="0.0000033448037696">
            <text:p>3.34E-06</text:p>
          </table:table-cell>
          <table:table-cell table:style-name="ce22" table:formula="of:=VARP([.DF6:.DF10])" office:value-type="float" office:value="0.0000015938213144">
            <text:p>1.59E-06</text:p>
          </table:table-cell>
          <table:table-cell table:style-name="ce22" table:formula="of:=VARP([.DG6:.DG10])" office:value-type="float" office:value="0.0000148846539704">
            <text:p>1.49E-05</text:p>
          </table:table-cell>
          <table:table-cell table:style-name="ce22" table:formula="of:=VARP([.DH6:.DH10])" office:value-type="float" office:value="0.0000814342546816">
            <text:p>8.14E-05</text:p>
          </table:table-cell>
          <table:table-cell table:style-name="ce22" table:formula="of:=VARP([.DI6:.DI10])" office:value-type="float" office:value="0">
            <text:p>#DIV/0!</text:p>
          </table:table-cell>
          <table:table-cell table:style-name="ce22" table:formula="of:=VARP([.DJ6:.DJ10])" office:value-type="float" office:value="0.000000016051046384">
            <text:p>1.61E-08</text:p>
          </table:table-cell>
          <table:table-cell table:style-name="ce22" table:formula="of:=VARP([.DK6:.DK10])" office:value-type="float" office:value="0.0000001065247304">
            <text:p>1.07E-07</text:p>
          </table:table-cell>
          <table:table-cell table:style-name="ce22" table:formula="of:=VARP([.DL6:.DL10])" office:value-type="float" office:value="0.000000069762013544">
            <text:p>6.98E-08</text:p>
          </table:table-cell>
          <table:table-cell table:style-name="ce22" table:formula="of:=VARP([.DM6:.DM10])" office:value-type="float" office:value="0.0000000355852280000002">
            <text:p>3.56E-08</text:p>
          </table:table-cell>
          <table:table-cell table:style-name="ce22" table:formula="of:=VARP([.DN6:.DN10])" office:value-type="float" office:value="0.00000388722614000001">
            <text:p>3.89E-06</text:p>
          </table:table-cell>
          <table:table-cell table:style-name="ce22" table:formula="of:=VARP([.DO6:.DO10])" office:value-type="float" office:value="0.000000898374076000001">
            <text:p>8.98E-07</text:p>
          </table:table-cell>
          <table:table-cell table:style-name="ce22" table:formula="of:=VARP([.DP6:.DP10])" office:value-type="float" office:value="0.0000199445843144">
            <text:p>1.99E-05</text:p>
          </table:table-cell>
          <table:table-cell table:style-name="ce22" table:formula="of:=VARP([.DQ6:.DQ10])" office:value-type="float" office:value="0.0010402468688">
            <text:p>1.04E-03</text:p>
          </table:table-cell>
          <table:table-cell table:style-name="ce22" table:formula="of:=VARP([.DR6:.DR10])" office:value-type="float" office:value="0.0000432478222399998">
            <text:p>4.32E-05</text:p>
          </table:table-cell>
          <table:table-cell table:style-name="ce22" table:formula="of:=VARP([.DS6:.DS10])" office:value-type="float" office:value="0.000000451144881056001">
            <text:p>4.51E-07</text:p>
          </table:table-cell>
          <table:table-cell table:style-name="ce22" table:formula="of:=VARP([.DT6:.DT10])" office:value-type="float" office:value="0.00000282809998640001">
            <text:p>2.83E-06</text:p>
          </table:table-cell>
          <table:table-cell table:style-name="ce22" table:formula="of:=VARP([.DU6:.DU10])" office:value-type="float" office:value="0.000000227547345624">
            <text:p>2.28E-07</text:p>
          </table:table-cell>
          <table:table-cell table:style-name="ce22" table:formula="of:=VARP([.DV6:.DV10])" office:value-type="float" office:value="0.000000934630484784">
            <text:p>9.35E-07</text:p>
          </table:table-cell>
          <table:table-cell table:style-name="ce22" table:formula="of:=VARP([.DW6:.DW10])" office:value-type="float" office:value="0.0000052815258104">
            <text:p>5.28E-06</text:p>
          </table:table-cell>
          <table:table-cell table:style-name="ce22" table:formula="of:=VARP([.DX6:.DX10])" office:value-type="float" office:value="0.000000266949435655999">
            <text:p>2.67E-07</text:p>
          </table:table-cell>
          <table:table-cell table:style-name="ce22" table:formula="of:=VARP([.DY6:.DY10])" office:value-type="float" office:value="0.00000373897058">
            <text:p>3.74E-06</text:p>
          </table:table-cell>
          <table:table-cell table:style-name="ce22" table:formula="of:=VARP([.DZ6:.DZ10])" office:value-type="float" office:value="0.0000359437293056">
            <text:p>3.59E-05</text:p>
          </table:table-cell>
          <table:table-cell table:style-name="ce22" table:formula="of:=VARP([.EA6:.EA10])" office:value-type="float" office:value="0.0000011536277904">
            <text:p>1.15E-06</text:p>
          </table:table-cell>
          <table:table-cell table:style-name="ce22" table:formula="of:=VARP([.EB6:.EB10])" office:value-type="float" office:value="0.000000991115069416">
            <text:p>9.91E-07</text:p>
          </table:table-cell>
          <table:table-cell table:style-name="ce22" table:formula="of:=VARP([.EC6:.EC10])" office:value-type="float" office:value="0.00000912828099832">
            <text:p>9.13E-06</text:p>
          </table:table-cell>
          <table:table-cell table:style-name="ce22" table:formula="of:=VARP([.ED6:.ED10])" office:value-type="float" office:value="0.0000057996031064">
            <text:p>5.80E-06</text:p>
          </table:table-cell>
          <table:table-cell table:style-name="ce22" table:formula="of:=VARP([.EE6:.EE10])" office:value-type="float" office:value="0.000001059909387656">
            <text:p>1.06E-06</text:p>
          </table:table-cell>
          <table:table-cell table:style-name="ce22" table:formula="of:=VARP([.EF6:.EF10])" office:value-type="float" office:value="0.000010025523413984">
            <text:p>1.00E-05</text:p>
          </table:table-cell>
          <table:table-cell table:style-name="ce22" table:formula="of:=VARP([.EG6:.EG10])" office:value-type="float" office:value="0.0000092745278264">
            <text:p>9.27E-06</text:p>
          </table:table-cell>
          <table:table-cell table:style-name="ce22" table:formula="of:=VARP([.EH6:.EH10])" office:value-type="float" office:value="0.0000046626452104">
            <text:p>4.66E-06</text:p>
          </table:table-cell>
          <table:table-cell table:style-name="ce22" table:formula="of:=VARP([.EI6:.EI10])" office:value-type="float" office:value="0.0000176400572104">
            <text:p>1.76E-05</text:p>
          </table:table-cell>
          <table:table-cell table:style-name="ce22" table:formula="of:=VARP([.EJ6:.EJ10])" office:value-type="float" office:value="0.0000494872441376">
            <text:p>4.95E-05</text:p>
          </table:table-cell>
          <table:table-cell table:style-name="ce22" table:formula="of:=VARP([.EK6:.EK10])" office:value-type="float" office:value="0">
            <text:p>#DIV/0!</text:p>
          </table:table-cell>
          <table:table-cell table:style-name="ce22" table:formula="of:=VARP([.EL6:.EL10])" office:value-type="float" office:value="0.000000269693413176">
            <text:p>2.70E-07</text:p>
          </table:table-cell>
          <table:table-cell table:style-name="ce22" table:formula="of:=VARP([.EM6:.EM10])" office:value-type="float" office:value="0.0000023070814176">
            <text:p>2.31E-06</text:p>
          </table:table-cell>
          <table:table-cell table:style-name="ce22" table:formula="of:=VARP([.EN6:.EN10])" office:value-type="float" office:value="0.000000855194943543999">
            <text:p>8.55E-07</text:p>
          </table:table-cell>
          <table:table-cell table:style-name="ce22" table:formula="of:=VARP([.EO6:.EO10])" office:value-type="float" office:value="0.0000003474784744">
            <text:p>3.47E-07</text:p>
          </table:table-cell>
          <table:table-cell table:style-name="ce22" table:formula="of:=VARP([.EP6:.EP10])" office:value-type="float" office:value="0.0000256431523256">
            <text:p>2.56E-05</text:p>
          </table:table-cell>
          <table:table-cell table:style-name="ce22" table:formula="of:=VARP([.EQ6:.EQ10])" office:value-type="float" office:value="0.0000126621902144">
            <text:p>1.27E-05</text:p>
          </table:table-cell>
          <table:table-cell table:style-name="ce22" table:formula="of:=VARP([.ER6:.ER10])" office:value-type="float" office:value="0.0000555949211416">
            <text:p>5.56E-05</text:p>
          </table:table-cell>
          <table:table-cell table:style-name="ce22" table:formula="of:=VARP([.ES6:.ES10])" office:value-type="float" office:value="0.00427314209096">
            <text:p>4.27E-03</text:p>
          </table:table-cell>
          <table:table-cell table:style-name="ce22" table:formula="of:=VARP([.ET6:.ET10])" office:value-type="float" office:value="0.00078939965896">
            <text:p>7.89E-04</text:p>
          </table:table-cell>
          <table:table-cell table:style-name="ce22" table:formula="of:=VARP([.EU6:.EU10])" office:value-type="float" office:value="0.0000061803507504">
            <text:p>6.18E-06</text:p>
          </table:table-cell>
          <table:table-cell table:style-name="ce22" table:formula="of:=VARP([.EV6:.EV10])" office:value-type="float" office:value="0.0000449134530536">
            <text:p>4.49E-05</text:p>
          </table:table-cell>
          <table:table-cell table:style-name="ce22" table:formula="of:=VARP([.EW6:.EW10])" office:value-type="float" office:value="0.00000290661268">
            <text:p>2.91E-06</text:p>
          </table:table-cell>
          <table:table-cell table:style-name="ce22" table:formula="of:=VARP([.EX6:.EX10])" office:value-type="float" office:value="0.0000050313058464">
            <text:p>5.03E-06</text:p>
          </table:table-cell>
          <table:table-cell table:style-name="ce22" table:formula="of:=VARP([.EY6:.EY10])" office:value-type="float" office:value="0.0000395341399624">
            <text:p>3.95E-05</text:p>
          </table:table-cell>
          <table:table-cell table:style-name="ce22" table:formula="of:=VARP([.EZ6:.EZ10])" office:value-type="float" office:value="0.000003158360516416">
            <text:p>3.16E-06</text:p>
          </table:table-cell>
          <table:table-cell table:style-name="ce22" table:formula="of:=VARP([.FA6:.FA10])" office:value-type="float" office:value="0.0000084758575704">
            <text:p>8.48E-06</text:p>
          </table:table-cell>
          <table:table-cell table:style-name="ce22" table:formula="of:=VARP([.FB6:.FB10])" office:value-type="float" office:value="0.000055303671884">
            <text:p>5.53E-05</text:p>
          </table:table-cell>
          <table:table-cell table:style-name="ce22" table:formula="of:=VARP([.FC6:.FC10])" office:value-type="float" office:value="0.0000141931281024">
            <text:p>1.42E-05</text:p>
          </table:table-cell>
          <table:table-cell table:style-name="ce22" table:formula="of:=VARP([.FD6:.FD10])" office:value-type="float" office:value="0.000009120772139224">
            <text:p>9.12E-06</text:p>
          </table:table-cell>
          <table:table-cell table:style-name="ce22" table:formula="of:=VARP([.FE6:.FE10])" office:value-type="float" office:value="0.000020376557461984">
            <text:p>2.04E-05</text:p>
          </table:table-cell>
          <table:table-cell table:style-name="ce22" table:formula="of:=VARP([.FF6:.FF10])" office:value-type="float" office:value="0.0000166619497936">
            <text:p>1.67E-05</text:p>
          </table:table-cell>
          <table:table-cell table:style-name="ce22" table:formula="of:=VARP([.FG6:.FG10])" office:value-type="float" office:value="0.000007525185971224">
            <text:p>7.53E-06</text:p>
          </table:table-cell>
          <table:table-cell table:style-name="ce22" table:formula="of:=VARP([.FH6:.FH10])" office:value-type="float" office:value="0.000023175427425424">
            <text:p>2.32E-05</text:p>
          </table:table-cell>
          <table:table-cell table:style-name="ce22" table:formula="of:=VARP([.FI6:.FI10])" office:value-type="float" office:value="0.00001422128108">
            <text:p>1.42E-05</text:p>
          </table:table-cell>
          <table:table-cell table:style-name="ce22" table:formula="of:=VARP([.FJ6:.FJ10])" office:value-type="float" office:value="0.0000098584064024">
            <text:p>9.86E-06</text:p>
          </table:table-cell>
          <table:table-cell table:style-name="ce22" table:formula="of:=VARP([.FK6:.FK10])" office:value-type="float" office:value="0.0000469410726576">
            <text:p>4.69E-05</text:p>
          </table:table-cell>
          <table:table-cell table:style-name="ce22" table:formula="of:=VARP([.FL6:.FL10])" office:value-type="float" office:value="0.00012568664474">
            <text:p>1.26E-04</text:p>
          </table:table-cell>
          <table:table-cell table:style-name="ce47" table:number-columns-repeated="853"/>
          <table:table-cell table:number-columns-repeated="3"/>
        </table:table-row>
        <table:table-row table:style-name="ro1">
          <table:table-cell table:style-name="ce7"/>
          <table:table-cell table:style-name="ce16"/>
          <table:table-cell table:style-name="Default" table:number-columns-repeated="2"/>
          <table:table-cell table:style-name="ce32"/>
          <table:table-cell table:number-columns-repeated="2"/>
          <table:table-cell table:style-name="ce32"/>
          <table:table-cell table:style-name="ce20"/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7"/>
          <table:table-cell table:style-name="Default" table:number-columns-repeated="3"/>
          <table:table-cell table:style-name="ce32"/>
          <table:table-cell table:number-columns-repeated="2"/>
          <table:table-cell table:style-name="ce32"/>
          <table:table-cell table:style-name="ce20"/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7"/>
          <table:table-cell table:style-name="ce16"/>
          <table:table-cell table:style-name="Default" table:number-columns-repeated="2"/>
          <table:table-cell table:style-name="ce32"/>
          <table:table-cell table:number-columns-repeated="2"/>
          <table:table-cell table:style-name="ce32"/>
          <table:table-cell table:style-name="ce20"/>
          <table:table-cell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8" office:value-type="string">
            <text:p>Mean values for figures:</text:p>
          </table:table-cell>
          <table:table-cell table:style-name="ce23"/>
          <table:table-cell table:style-name="ce27"/>
          <table:table-cell table:style-name="Default"/>
          <table:table-cell table:style-name="ce23"/>
          <table:table-cell table:style-name="ce27" table:number-columns-repeated="2"/>
          <table:table-cell table:style-name="ce23"/>
          <table:table-cell table:style-name="ce27"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9" office:value-type="string">
            <text:p>perturbation</text:p>
          </table:table-cell>
          <table:table-cell table:style-name="ce18" office:value-type="string" table:number-columns-spanned="9" table:number-rows-spanned="1">
            <text:p>whole domain 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26"/>
          <table:covered-table-cell table:style-name="ce26"/>
          <table:covered-table-cell table:style-name="ce31"/>
          <table:covered-table-cell table:style-name="ce26"/>
          <table:covered-table-cell table:style-name="ce34"/>
          <table:table-cell table:style-name="ce18" office:value-type="string" table:number-columns-spanned="9" table:number-rows-spanned="1">
            <text:p>area3 (after rarefaction before CD)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44" office:value-type="string" table:number-columns-spanned="9" table:number-rows-spanned="1">
            <text:p>area2 (after CD before shock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 table:number-columns-repeated="996"/>
        </table:table-row>
        <table:table-row table:style-name="ro1">
          <table:table-cell table:style-name="ce10"/>
          <table:table-cell table:style-name="ce19" office:value-type="string">
            <text:p>L1_rho</text:p>
          </table:table-cell>
          <table:table-cell table:style-name="ce19" office:value-type="string">
            <text:p>L1_u</text:p>
          </table:table-cell>
          <table:table-cell table:style-name="ce28" office:value-type="string">
            <text:p>L1e</text:p>
          </table:table-cell>
          <table:table-cell table:style-name="ce19" office:value-type="string">
            <text:p>L2_rho</text:p>
          </table:table-cell>
          <table:table-cell table:style-name="ce19" office:value-type="string">
            <text:p>L2_u</text:p>
          </table:table-cell>
          <table:table-cell table:style-name="ce28" office:value-type="string">
            <text:p>L2e</text:p>
          </table:table-cell>
          <table:table-cell table:style-name="ce19" office:value-type="string">
            <text:p>Linf_rho</text:p>
          </table:table-cell>
          <table:table-cell table:style-name="ce19" office:value-type="string">
            <text:p>Linf_u</text:p>
          </table:table-cell>
          <table:table-cell table:style-name="ce28" office:value-type="string">
            <text:p>Linf_e</text:p>
          </table:table-cell>
          <table:table-cell table:style-name="ce37" office:value-type="string">
            <text:p>L1_rho3</text:p>
          </table:table-cell>
          <table:table-cell table:style-name="ce19" office:value-type="string">
            <text:p>L1_u3</text:p>
          </table:table-cell>
          <table:table-cell table:style-name="ce28" office:value-type="string">
            <text:p>L1e3</text:p>
          </table:table-cell>
          <table:table-cell table:style-name="ce19" office:value-type="string">
            <text:p>L2_rho3</text:p>
          </table:table-cell>
          <table:table-cell table:style-name="ce19" office:value-type="string">
            <text:p>L2_u3</text:p>
          </table:table-cell>
          <table:table-cell table:style-name="ce28" office:value-type="string">
            <text:p>L2e3</text:p>
          </table:table-cell>
          <table:table-cell table:style-name="ce19" office:value-type="string">
            <text:p>Linf_rho3</text:p>
          </table:table-cell>
          <table:table-cell table:style-name="ce19" office:value-type="string">
            <text:p>Linf_u3</text:p>
          </table:table-cell>
          <table:table-cell table:style-name="ce43" office:value-type="string">
            <text:p>Linf_e3</text:p>
          </table:table-cell>
          <table:table-cell table:style-name="ce37" office:value-type="string">
            <text:p>L1_rho2</text:p>
          </table:table-cell>
          <table:table-cell table:style-name="ce19" office:value-type="string">
            <text:p>L1_u2</text:p>
          </table:table-cell>
          <table:table-cell table:style-name="ce28" office:value-type="string">
            <text:p>L1e2</text:p>
          </table:table-cell>
          <table:table-cell table:style-name="ce19" office:value-type="string">
            <text:p>L2_rho2</text:p>
          </table:table-cell>
          <table:table-cell table:style-name="ce19" office:value-type="string">
            <text:p>L2_u2</text:p>
          </table:table-cell>
          <table:table-cell table:style-name="ce28" office:value-type="string">
            <text:p>L2e2</text:p>
          </table:table-cell>
          <table:table-cell table:style-name="ce19" office:value-type="string">
            <text:p>Linf_rho2</text:p>
          </table:table-cell>
          <table:table-cell table:style-name="ce19" office:value-type="string">
            <text:p>Linf_u2</text:p>
          </table:table-cell>
          <table:table-cell table:style-name="ce43" office:value-type="string">
            <text:p>Linf_e2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style-name="ce20"/>
          <table:table-cell table:number-columns-repeated="3"/>
          <table:table-cell table:style-name="ce20"/>
          <table:table-cell table:style-name="ce35"/>
          <table:table-cell table:style-name="ce38"/>
          <table:table-cell table:number-columns-repeated="2"/>
          <table:table-cell table:style-name="ce20" table:number-columns-repeated="5"/>
          <table:table-cell table:style-name="ce35"/>
          <table:table-cell table:style-name="ce38"/>
          <table:table-cell table:style-name="ce20" table:number-columns-repeated="7"/>
          <table:table-cell table:style-name="ce35"/>
          <table:table-cell table:number-columns-repeated="996"/>
        </table:table-row>
        <table:table-row table:style-name="ro1">
          <table:table-cell table:style-name="ce11" office:value-type="float" office:value="0">
            <text:p>0.00</text:p>
          </table:table-cell>
          <table:table-cell office:value-type="float" office:value="0.00716565">
            <text:p>7.17E-003</text:p>
          </table:table-cell>
          <table:table-cell office:value-type="float" office:value="0.0138174">
            <text:p>1.38E-002</text:p>
          </table:table-cell>
          <table:table-cell office:value-type="float" office:value="0.00677499">
            <text:p>6.77E-003</text:p>
          </table:table-cell>
          <table:table-cell table:style-name="ce20" office:value-type="float" office:value="0.0122753">
            <text:p>1.23E-002</text:p>
          </table:table-cell>
          <table:table-cell office:value-type="float" office:value="0.043831">
            <text:p>4.38E-002</text:p>
          </table:table-cell>
          <table:table-cell office:value-type="float" office:value="0.0218155">
            <text:p>2.18E-002</text:p>
          </table:table-cell>
          <table:table-cell office:value-type="float" office:value="0.0664579">
            <text:p>6.65E-002</text:p>
          </table:table-cell>
          <table:table-cell table:style-name="ce20" office:value-type="float" office:value="0.629646">
            <text:p>6.30E-001</text:p>
          </table:table-cell>
          <table:table-cell table:style-name="ce35" office:value-type="float" office:value="0.286365">
            <text:p>2.86E-001</text:p>
          </table:table-cell>
          <table:table-cell table:style-name="ce38" office:value-type="float" office:value="0.00537891">
            <text:p>5.38E-003</text:p>
          </table:table-cell>
          <table:table-cell office:value-type="float" office:value="0.0130886">
            <text:p>1.31E-002</text:p>
          </table:table-cell>
          <table:table-cell office:value-type="float" office:value="0.00616807">
            <text:p>6.17E-003</text:p>
          </table:table-cell>
          <table:table-cell table:style-name="ce20" office:value-type="float" office:value="0.00664323">
            <text:p>6.64E-003</text:p>
          </table:table-cell>
          <table:table-cell table:style-name="ce20" office:value-type="float" office:value="0.0168557">
            <text:p>1.69E-002</text:p>
          </table:table-cell>
          <table:table-cell table:style-name="ce20" office:value-type="float" office:value="0.00732262">
            <text:p>7.32E-003</text:p>
          </table:table-cell>
          <table:table-cell table:style-name="ce20" office:value-type="float" office:value="0.0130696">
            <text:p>1.31E-002</text:p>
          </table:table-cell>
          <table:table-cell table:style-name="ce20" office:value-type="float" office:value="0.0377842">
            <text:p>3.78E-002</text:p>
          </table:table-cell>
          <table:table-cell table:style-name="ce35" office:value-type="float" office:value="0.0166658">
            <text:p>1.67E-002</text:p>
          </table:table-cell>
          <table:table-cell table:style-name="ce38" office:value-type="float" office:value="0.00347183">
            <text:p>3.47E-003</text:p>
          </table:table-cell>
          <table:table-cell table:style-name="ce20" office:value-type="float" office:value="0.00455559">
            <text:p>4.56E-003</text:p>
          </table:table-cell>
          <table:table-cell table:style-name="ce20" office:value-type="float" office:value="0.0119318">
            <text:p>1.19E-002</text:p>
          </table:table-cell>
          <table:table-cell table:style-name="ce20" office:value-type="float" office:value="0.00422198">
            <text:p>4.22E-003</text:p>
          </table:table-cell>
          <table:table-cell table:style-name="ce20" office:value-type="float" office:value="0.00655499">
            <text:p>6.55E-003</text:p>
          </table:table-cell>
          <table:table-cell table:style-name="ce20" office:value-type="float" office:value="0.0168851">
            <text:p>1.69E-002</text:p>
          </table:table-cell>
          <table:table-cell table:style-name="ce20" office:value-type="float" office:value="0.00868503">
            <text:p>8.69E-003</text:p>
          </table:table-cell>
          <table:table-cell table:style-name="ce20" office:value-type="float" office:value="0.0182568">
            <text:p>1.83E-002</text:p>
          </table:table-cell>
          <table:table-cell table:style-name="ce35" office:value-type="float" office:value="0.0458169">
            <text:p>4.58E-002</text:p>
          </table:table-cell>
          <table:table-cell table:number-columns-repeated="996"/>
        </table:table-row>
        <table:table-row table:style-name="ro1">
          <table:table-cell table:style-name="ce12" office:value-type="float" office:value="0.05">
            <text:p>5.00E-002</text:p>
          </table:table-cell>
          <table:table-cell table:formula="of:=[.B11]" office:value-type="float" office:value="0.007187734">
            <text:p>7.19E-003</text:p>
          </table:table-cell>
          <table:table-cell table:formula="of:=[.C11]" office:value-type="float" office:value="0.0138428">
            <text:p>1.38E-002</text:p>
          </table:table-cell>
          <table:table-cell table:formula="of:=[.D11]" office:value-type="float" office:value="0.006929222">
            <text:p>6.93E-003</text:p>
          </table:table-cell>
          <table:table-cell table:style-name="ce20" table:formula="of:=[.E11]" office:value-type="float" office:value="0.01226458">
            <text:p>1.23E-002</text:p>
          </table:table-cell>
          <table:table-cell table:formula="of:=[.F11]" office:value-type="float" office:value="0.04357438">
            <text:p>4.36E-002</text:p>
          </table:table-cell>
          <table:table-cell table:formula="of:=[.G11]" office:value-type="float" office:value="0.02179938">
            <text:p>2.18E-002</text:p>
          </table:table-cell>
          <table:table-cell table:formula="of:=[.H11]" office:value-type="float" office:value="0.06635812">
            <text:p>6.64E-002</text:p>
          </table:table-cell>
          <table:table-cell table:style-name="ce20" table:formula="of:=[.I11]" office:value-type="float" office:value="0.6259564">
            <text:p>6.26E-001</text:p>
          </table:table-cell>
          <table:table-cell table:formula="of:=[.J11]" office:value-type="float" office:value="0.2866428">
            <text:p>2.87E-001</text:p>
          </table:table-cell>
          <table:table-cell table:formula="of:=[.K11]" office:value-type="float" office:value="0.00538478">
            <text:p>5.38E-003</text:p>
          </table:table-cell>
          <table:table-cell table:formula="of:=[.L11]" office:value-type="float" office:value="0.01341166">
            <text:p>1.34E-002</text:p>
          </table:table-cell>
          <table:table-cell table:formula="of:=[.M11]" office:value-type="float" office:value="0.006209542">
            <text:p>6.21E-003</text:p>
          </table:table-cell>
          <table:table-cell table:style-name="ce20" table:formula="of:=[.N11]" office:value-type="float" office:value="0.006611684">
            <text:p>6.61E-003</text:p>
          </table:table-cell>
          <table:table-cell table:style-name="ce20" table:formula="of:=[.O11]" office:value-type="float" office:value="0.01682418">
            <text:p>1.68E-002</text:p>
          </table:table-cell>
          <table:table-cell table:style-name="ce20" table:formula="of:=[.P11]" office:value-type="float" office:value="0.007344696">
            <text:p>7.34E-003</text:p>
          </table:table-cell>
          <table:table-cell table:style-name="ce20" table:formula="of:=[.Q11]" office:value-type="float" office:value="0.01298584">
            <text:p>1.30E-002</text:p>
          </table:table-cell>
          <table:table-cell table:style-name="ce20" table:formula="of:=[.R11]" office:value-type="float" office:value="0.03756576">
            <text:p>3.76E-002</text:p>
          </table:table-cell>
          <table:table-cell table:style-name="ce20" table:formula="of:=[.S11]" office:value-type="float" office:value="0.01666862">
            <text:p>1.67E-002</text:p>
          </table:table-cell>
          <table:table-cell table:style-name="ce20" table:formula="of:=[.T11]" office:value-type="float" office:value="0.003717988">
            <text:p>3.72E-003</text:p>
          </table:table-cell>
          <table:table-cell table:style-name="ce20" table:formula="of:=[.U11]" office:value-type="float" office:value="0.004236178">
            <text:p>4.24E-003</text:p>
          </table:table-cell>
          <table:table-cell table:style-name="ce20" table:formula="of:=[.V11]" office:value-type="float" office:value="0.01202802">
            <text:p>1.20E-002</text:p>
          </table:table-cell>
          <table:table-cell table:style-name="ce20" table:formula="of:=[.W11]" office:value-type="float" office:value="0.004400692">
            <text:p>4.40E-003</text:p>
          </table:table-cell>
          <table:table-cell table:style-name="ce20" table:formula="of:=[.X11]" office:value-type="float" office:value="0.006245578">
            <text:p>6.25E-003</text:p>
          </table:table-cell>
          <table:table-cell table:style-name="ce20" table:formula="of:=[.Y11]" office:value-type="float" office:value="0.01691502">
            <text:p>1.69E-002</text:p>
          </table:table-cell>
          <table:table-cell table:style-name="ce20" table:formula="of:=[.Z11]" office:value-type="float" office:value="0.008920136">
            <text:p>8.92E-003</text:p>
          </table:table-cell>
          <table:table-cell table:style-name="ce20" table:formula="of:=[.AA11]" office:value-type="float" office:value="0.0174428">
            <text:p>1.74E-002</text:p>
          </table:table-cell>
          <table:table-cell table:style-name="ce20" table:formula="of:=[.AB11]" office:value-type="float" office:value="0.04463904">
            <text:p>4.46E-002</text:p>
          </table:table-cell>
          <table:table-cell table:style-name="ce20" table:number-columns-repeated="996"/>
        </table:table-row>
        <table:table-row table:style-name="ro1">
          <table:table-cell table:style-name="ce12" office:value-type="float" office:value="0.1">
            <text:p>1.00E-001</text:p>
          </table:table-cell>
          <table:table-cell table:formula="of:=[.AD11]" office:value-type="float" office:value="0.007253056">
            <text:p>7.25E-003</text:p>
          </table:table-cell>
          <table:table-cell table:formula="of:=[.AE11]" office:value-type="float" office:value="0.01405334">
            <text:p>1.41E-002</text:p>
          </table:table-cell>
          <table:table-cell table:formula="of:=[.AF11]" office:value-type="float" office:value="0.007143884">
            <text:p>7.14E-003</text:p>
          </table:table-cell>
          <table:table-cell table:style-name="ce20" table:formula="of:=[.AG11]" office:value-type="float" office:value="0.01221724">
            <text:p>1.22E-002</text:p>
          </table:table-cell>
          <table:table-cell table:formula="of:=[.AH11]" office:value-type="float" office:value="0.04424044">
            <text:p>4.42E-002</text:p>
          </table:table-cell>
          <table:table-cell table:formula="of:=[.AI11]" office:value-type="float" office:value="0.02185278">
            <text:p>2.19E-002</text:p>
          </table:table-cell>
          <table:table-cell table:formula="of:=[.AJ11]" office:value-type="float" office:value="0.06571618">
            <text:p>6.57E-002</text:p>
          </table:table-cell>
          <table:table-cell table:style-name="ce20" table:formula="of:=[.AK11]" office:value-type="float" office:value="0.635615">
            <text:p>6.36E-001</text:p>
          </table:table-cell>
          <table:table-cell table:formula="of:=[.AL11]" office:value-type="float" office:value="0.2815282">
            <text:p>2.82E-001</text:p>
          </table:table-cell>
          <table:table-cell table:formula="of:=[.AM11]" office:value-type="float" office:value="0.0057372">
            <text:p>5.74E-003</text:p>
          </table:table-cell>
          <table:table-cell table:formula="of:=[.AN11]" office:value-type="float" office:value="0.01505706">
            <text:p>1.51E-002</text:p>
          </table:table-cell>
          <table:table-cell table:formula="of:=[.AO11]" office:value-type="float" office:value="0.006400458">
            <text:p>6.40E-003</text:p>
          </table:table-cell>
          <table:table-cell table:style-name="ce20" table:formula="of:=[.AP11]" office:value-type="float" office:value="0.00700587">
            <text:p>7.01E-003</text:p>
          </table:table-cell>
          <table:table-cell table:style-name="ce20" table:formula="of:=[.AQ11]" office:value-type="float" office:value="0.01823036">
            <text:p>1.82E-002</text:p>
          </table:table-cell>
          <table:table-cell table:style-name="ce20" table:formula="of:=[.AR11]" office:value-type="float" office:value="0.007430798">
            <text:p>7.43E-003</text:p>
          </table:table-cell>
          <table:table-cell table:style-name="ce20" table:formula="of:=[.AS11]" office:value-type="float" office:value="0.01340642">
            <text:p>1.34E-002</text:p>
          </table:table-cell>
          <table:table-cell table:style-name="ce20" table:formula="of:=[.AT11]" office:value-type="float" office:value="0.03884802">
            <text:p>3.88E-002</text:p>
          </table:table-cell>
          <table:table-cell table:style-name="ce20" table:formula="of:=[.AU11]" office:value-type="float" office:value="0.01648598">
            <text:p>1.65E-002</text:p>
          </table:table-cell>
          <table:table-cell table:style-name="ce20" table:formula="of:=[.AV11]" office:value-type="float" office:value="0.004292358">
            <text:p>4.29E-003</text:p>
          </table:table-cell>
          <table:table-cell table:style-name="ce20" table:formula="of:=[.AW11]" office:value-type="float" office:value="0.004048934">
            <text:p>4.05E-003</text:p>
          </table:table-cell>
          <table:table-cell table:style-name="ce20" table:formula="of:=[.AX11]" office:value-type="float" office:value="0.01313184">
            <text:p>1.31E-002</text:p>
          </table:table-cell>
          <table:table-cell table:style-name="ce20" table:formula="of:=[.AY11]" office:value-type="float" office:value="0.004940414">
            <text:p>4.94E-003</text:p>
          </table:table-cell>
          <table:table-cell table:style-name="ce20" table:formula="of:=[.AZ11]" office:value-type="float" office:value="0.005377068">
            <text:p>5.38E-003</text:p>
          </table:table-cell>
          <table:table-cell table:style-name="ce20" table:formula="of:=[.BA11]" office:value-type="float" office:value="0.01809664">
            <text:p>1.81E-002</text:p>
          </table:table-cell>
          <table:table-cell table:style-name="ce20" table:formula="of:=[.BB11]" office:value-type="float" office:value="0.009691684">
            <text:p>9.69E-003</text:p>
          </table:table-cell>
          <table:table-cell table:style-name="ce20" table:formula="of:=[.BC11]" office:value-type="float" office:value="0.01409838">
            <text:p>1.41E-002</text:p>
          </table:table-cell>
          <table:table-cell table:style-name="ce20" table:formula="of:=[.BD11]" office:value-type="float" office:value="0.04695812">
            <text:p>4.70E-002</text:p>
          </table:table-cell>
          <table:table-cell table:style-name="ce20" table:number-columns-repeated="996"/>
        </table:table-row>
        <table:table-row table:style-name="ro1">
          <table:table-cell table:style-name="ce12" office:value-type="float" office:value="0.15">
            <text:p>1.50E-001</text:p>
          </table:table-cell>
          <table:table-cell table:formula="of:=[.BF11]" office:value-type="float" office:value="0.007443824">
            <text:p>7.44E-003</text:p>
          </table:table-cell>
          <table:table-cell table:formula="of:=[.BG11]" office:value-type="float" office:value="0.01440642">
            <text:p>1.44E-002</text:p>
          </table:table-cell>
          <table:table-cell table:formula="of:=[.BH11]" office:value-type="float" office:value="0.007413012">
            <text:p>7.41E-003</text:p>
          </table:table-cell>
          <table:table-cell table:style-name="ce20" table:formula="of:=[.BI11]" office:value-type="float" office:value="0.0123889">
            <text:p>1.24E-002</text:p>
          </table:table-cell>
          <table:table-cell table:formula="of:=[.BJ11]" office:value-type="float" office:value="0.04396498">
            <text:p>4.40E-002</text:p>
          </table:table-cell>
          <table:table-cell table:formula="of:=[.BK11]" office:value-type="float" office:value="0.0220479">
            <text:p>2.20E-002</text:p>
          </table:table-cell>
          <table:table-cell table:formula="of:=[.BL11]" office:value-type="float" office:value="0.06848068">
            <text:p>6.85E-002</text:p>
          </table:table-cell>
          <table:table-cell table:style-name="ce20" table:formula="of:=[.BM11]" office:value-type="float" office:value="0.6288538">
            <text:p>6.29E-001</text:p>
          </table:table-cell>
          <table:table-cell table:formula="of:=[.BN11]" office:value-type="float" office:value="0.286267">
            <text:p>2.86E-001</text:p>
          </table:table-cell>
          <table:table-cell table:formula="of:=[.BO11]" office:value-type="float" office:value="0.006317654">
            <text:p>6.32E-003</text:p>
          </table:table-cell>
          <table:table-cell table:formula="of:=[.BP11]" office:value-type="float" office:value="0.01671076">
            <text:p>1.67E-002</text:p>
          </table:table-cell>
          <table:table-cell table:formula="of:=[.BQ11]" office:value-type="float" office:value="0.00697857">
            <text:p>6.98E-003</text:p>
          </table:table-cell>
          <table:table-cell table:style-name="ce20" table:formula="of:=[.BR11]" office:value-type="float" office:value="0.007536192">
            <text:p>7.54E-003</text:p>
          </table:table-cell>
          <table:table-cell table:style-name="ce20" table:formula="of:=[.BS11]" office:value-type="float" office:value="0.0194869">
            <text:p>1.95E-002</text:p>
          </table:table-cell>
          <table:table-cell table:style-name="ce20" table:formula="of:=[.BT11]" office:value-type="float" office:value="0.008005702">
            <text:p>8.01E-003</text:p>
          </table:table-cell>
          <table:table-cell table:style-name="ce20" table:formula="of:=[.BU11]" office:value-type="float" office:value="0.0141316">
            <text:p>1.41E-002</text:p>
          </table:table-cell>
          <table:table-cell table:style-name="ce20" table:formula="of:=[.BV11]" office:value-type="float" office:value="0.04038912">
            <text:p>4.04E-002</text:p>
          </table:table-cell>
          <table:table-cell table:style-name="ce20" table:formula="of:=[.BW11]" office:value-type="float" office:value="0.01750256">
            <text:p>1.75E-002</text:p>
          </table:table-cell>
          <table:table-cell table:style-name="ce20" table:formula="of:=[.BX11]" office:value-type="float" office:value="0.005201214">
            <text:p>5.20E-003</text:p>
          </table:table-cell>
          <table:table-cell table:style-name="ce20" table:formula="of:=[.BY11]" office:value-type="float" office:value="0.005080806">
            <text:p>5.08E-003</text:p>
          </table:table-cell>
          <table:table-cell table:style-name="ce20" table:formula="of:=[.BZ11]" office:value-type="float" office:value="0.01477212">
            <text:p>1.48E-002</text:p>
          </table:table-cell>
          <table:table-cell table:style-name="ce20" table:formula="of:=[.CA11]" office:value-type="float" office:value="0.005765308">
            <text:p>5.77E-003</text:p>
          </table:table-cell>
          <table:table-cell table:style-name="ce20" table:formula="of:=[.CB11]" office:value-type="float" office:value="0.006327168">
            <text:p>6.33E-003</text:p>
          </table:table-cell>
          <table:table-cell table:style-name="ce20" table:formula="of:=[.CC11]" office:value-type="float" office:value="0.01967672">
            <text:p>1.97E-002</text:p>
          </table:table-cell>
          <table:table-cell table:style-name="ce20" table:formula="of:=[.CD11]" office:value-type="float" office:value="0.010313774">
            <text:p>1.03E-002</text:p>
          </table:table-cell>
          <table:table-cell table:style-name="ce20" table:formula="of:=[.CE11]" office:value-type="float" office:value="0.01498512">
            <text:p>1.50E-002</text:p>
          </table:table-cell>
          <table:table-cell table:style-name="ce20" table:formula="of:=[.CF11]" office:value-type="float" office:value="0.05106944">
            <text:p>5.11E-002</text:p>
          </table:table-cell>
          <table:table-cell table:style-name="ce20" table:number-columns-repeated="996"/>
        </table:table-row>
        <table:table-row table:style-name="ro1">
          <table:table-cell table:style-name="ce12" office:value-type="float" office:value="0.2">
            <text:p>2.00E-001</text:p>
          </table:table-cell>
          <table:table-cell table:formula="of:=[.CH11]" office:value-type="float" office:value="0.007745918">
            <text:p>7.75E-003</text:p>
          </table:table-cell>
          <table:table-cell table:formula="of:=[.CI11]" office:value-type="float" office:value="0.01534248">
            <text:p>1.53E-002</text:p>
          </table:table-cell>
          <table:table-cell table:formula="of:=[.CJ11]" office:value-type="float" office:value="0.008366306">
            <text:p>8.37E-003</text:p>
          </table:table-cell>
          <table:table-cell table:style-name="ce20" table:formula="of:=[.CK11]" office:value-type="float" office:value="0.01253478">
            <text:p>1.25E-002</text:p>
          </table:table-cell>
          <table:table-cell table:formula="of:=[.CL11]" office:value-type="float" office:value="0.04468948">
            <text:p>4.47E-002</text:p>
          </table:table-cell>
          <table:table-cell table:formula="of:=[.CM11]" office:value-type="float" office:value="0.02670284">
            <text:p>2.67E-002</text:p>
          </table:table-cell>
          <table:table-cell table:formula="of:=[.CN11]" office:value-type="float" office:value="0.068546">
            <text:p>6.85E-002</text:p>
          </table:table-cell>
          <table:table-cell table:style-name="ce20" table:formula="of:=[.CO11]" office:value-type="float" office:value="0.632909">
            <text:p>6.33E-001</text:p>
          </table:table-cell>
          <table:table-cell table:formula="of:=[.CP11]" office:value-type="float" office:value="0.3296736">
            <text:p>3.30E-001</text:p>
          </table:table-cell>
          <table:table-cell table:formula="of:=[.CQ11]" office:value-type="float" office:value="0.00726147">
            <text:p>7.26E-003</text:p>
          </table:table-cell>
          <table:table-cell table:formula="of:=[.CR11]" office:value-type="float" office:value="0.01997288">
            <text:p>2.00E-002</text:p>
          </table:table-cell>
          <table:table-cell table:formula="of:=[.CS11]" office:value-type="float" office:value="0.007905366">
            <text:p>7.91E-003</text:p>
          </table:table-cell>
          <table:table-cell table:style-name="ce20" table:formula="of:=[.CT11]" office:value-type="float" office:value="0.008565544">
            <text:p>8.57E-003</text:p>
          </table:table-cell>
          <table:table-cell table:style-name="ce20" table:formula="of:=[.CU11]" office:value-type="float" office:value="0.02271148">
            <text:p>2.27E-002</text:p>
          </table:table-cell>
          <table:table-cell table:style-name="ce20" table:formula="of:=[.CV11]" office:value-type="float" office:value="0.009025148">
            <text:p>9.03E-003</text:p>
          </table:table-cell>
          <table:table-cell table:style-name="ce20" table:formula="of:=[.CW11]" office:value-type="float" office:value="0.01562776">
            <text:p>1.56E-002</text:p>
          </table:table-cell>
          <table:table-cell table:style-name="ce20" table:formula="of:=[.CX11]" office:value-type="float" office:value="0.04847462">
            <text:p>4.85E-002</text:p>
          </table:table-cell>
          <table:table-cell table:style-name="ce20" table:formula="of:=[.CY11]" office:value-type="float" office:value="0.01946362">
            <text:p>1.95E-002</text:p>
          </table:table-cell>
          <table:table-cell table:style-name="ce20" table:formula="of:=[.CZ11]" office:value-type="float" office:value="0.006964016">
            <text:p>6.96E-003</text:p>
          </table:table-cell>
          <table:table-cell table:style-name="ce20" table:formula="of:=[.DA11]" office:value-type="float" office:value="0.008555476">
            <text:p>8.56E-003</text:p>
          </table:table-cell>
          <table:table-cell table:style-name="ce20" table:formula="of:=[.DB11]" office:value-type="float" office:value="0.0150842">
            <text:p>1.51E-002</text:p>
          </table:table-cell>
          <table:table-cell table:style-name="ce20" table:formula="of:=[.DC11]" office:value-type="float" office:value="0.007485744">
            <text:p>7.49E-003</text:p>
          </table:table-cell>
          <table:table-cell table:style-name="ce20" table:formula="of:=[.DD11]" office:value-type="float" office:value="0.009699962">
            <text:p>9.70E-003</text:p>
          </table:table-cell>
          <table:table-cell table:style-name="ce20" table:formula="of:=[.DE11]" office:value-type="float" office:value="0.01998602">
            <text:p>2.00E-002</text:p>
          </table:table-cell>
          <table:table-cell table:style-name="ce20" table:formula="of:=[.DF11]" office:value-type="float" office:value="0.01299266">
            <text:p>1.30E-002</text:p>
          </table:table-cell>
          <table:table-cell table:style-name="ce20" table:formula="of:=[.DG11]" office:value-type="float" office:value="0.01680906">
            <text:p>1.68E-002</text:p>
          </table:table-cell>
          <table:table-cell table:style-name="ce20" table:formula="of:=[.DH11]" office:value-type="float" office:value="0.05254132">
            <text:p>5.25E-002</text:p>
          </table:table-cell>
          <table:table-cell table:style-name="ce20" table:number-columns-repeated="996"/>
        </table:table-row>
        <table:table-row table:style-name="ro1">
          <table:table-cell table:style-name="ce12" office:value-type="float" office:value="0.25">
            <text:p>2.50E-001</text:p>
          </table:table-cell>
          <table:table-cell table:style-name="ce19" table:formula="of:=[.DJ11]" office:value-type="float" office:value="0.008167614">
            <text:p>8.17E-003</text:p>
          </table:table-cell>
          <table:table-cell table:style-name="ce19" table:formula="of:=[.DK11]" office:value-type="float" office:value="0.01631556">
            <text:p>1.63E-002</text:p>
          </table:table-cell>
          <table:table-cell table:style-name="ce19" table:formula="of:=[.DL11]" office:value-type="float" office:value="0.008467834">
            <text:p>8.47E-003</text:p>
          </table:table-cell>
          <table:table-cell table:style-name="ce19" table:formula="of:=[.DM11]" office:value-type="float" office:value="0.0128328">
            <text:p>1.28E-002</text:p>
          </table:table-cell>
          <table:table-cell table:style-name="ce19" table:formula="of:=[.DN11]" office:value-type="float" office:value="0.0471439">
            <text:p>4.71E-002</text:p>
          </table:table-cell>
          <table:table-cell table:style-name="ce19" table:formula="of:=[.DO11]" office:value-type="float" office:value="0.0234955">
            <text:p>2.35E-002</text:p>
          </table:table-cell>
          <table:table-cell table:style-name="ce19" table:formula="of:=[.DP11]" office:value-type="float" office:value="0.06828396">
            <text:p>6.83E-002</text:p>
          </table:table-cell>
          <table:table-cell table:style-name="ce19" table:formula="of:=[.DQ11]" office:value-type="float" office:value="0.667876">
            <text:p>6.68E-001</text:p>
          </table:table-cell>
          <table:table-cell table:style-name="ce19" table:formula="of:=[.DR11]" office:value-type="float" office:value="0.2855576">
            <text:p>2.86E-001</text:p>
          </table:table-cell>
          <table:table-cell table:style-name="ce19" table:formula="of:=[.DS11]" office:value-type="float" office:value="0.009874068">
            <text:p>9.87E-003</text:p>
          </table:table-cell>
          <table:table-cell table:style-name="ce19" table:formula="of:=[.DT11]" office:value-type="float" office:value="0.02669524">
            <text:p>2.67E-002</text:p>
          </table:table-cell>
          <table:table-cell table:style-name="ce19" table:formula="of:=[.DU11]" office:value-type="float" office:value="0.009398826">
            <text:p>9.40E-003</text:p>
          </table:table-cell>
          <table:table-cell table:style-name="ce19" table:formula="of:=[.DV11]" office:value-type="float" office:value="0.011201614">
            <text:p>1.12E-002</text:p>
          </table:table-cell>
          <table:table-cell table:style-name="ce19" table:formula="of:=[.DW11]" office:value-type="float" office:value="0.02933966">
            <text:p>2.93E-002</text:p>
          </table:table-cell>
          <table:table-cell table:style-name="ce19" table:formula="of:=[.DX11]" office:value-type="float" office:value="0.010151392">
            <text:p>1.02E-002</text:p>
          </table:table-cell>
          <table:table-cell table:style-name="ce19" table:formula="of:=[.DY11]" office:value-type="float" office:value="0.0188452">
            <text:p>1.88E-002</text:p>
          </table:table-cell>
          <table:table-cell table:style-name="ce19" table:formula="of:=[.DZ11]" office:value-type="float" office:value="0.05538878">
            <text:p>5.54E-002</text:p>
          </table:table-cell>
          <table:table-cell table:style-name="ce19" table:formula="of:=[.EA11]" office:value-type="float" office:value="0.01837964">
            <text:p>1.84E-002</text:p>
          </table:table-cell>
          <table:table-cell table:style-name="ce19" table:formula="of:=[.EB11]" office:value-type="float" office:value="0.008542338">
            <text:p>8.54E-003</text:p>
          </table:table-cell>
          <table:table-cell table:style-name="ce19" table:formula="of:=[.EC11]" office:value-type="float" office:value="0.00981131">
            <text:p>9.81E-003</text:p>
          </table:table-cell>
          <table:table-cell table:style-name="ce19" table:formula="of:=[.ED11]" office:value-type="float" office:value="0.02171676">
            <text:p>2.17E-002</text:p>
          </table:table-cell>
          <table:table-cell table:style-name="ce19" table:formula="of:=[.EE11]" office:value-type="float" office:value="0.009080388">
            <text:p>9.08E-003</text:p>
          </table:table-cell>
          <table:table-cell table:style-name="ce19" table:formula="of:=[.EF11]" office:value-type="float" office:value="0.010648586">
            <text:p>1.06E-002</text:p>
          </table:table-cell>
          <table:table-cell table:style-name="ce19" table:formula="of:=[.EG11]" office:value-type="float" office:value="0.02763964">
            <text:p>2.76E-002</text:p>
          </table:table-cell>
          <table:table-cell table:style-name="ce19" table:formula="of:=[.EH11]" office:value-type="float" office:value="0.01440636">
            <text:p>1.44E-002</text:p>
          </table:table-cell>
          <table:table-cell table:style-name="ce19" table:formula="of:=[.EI11]" office:value-type="float" office:value="0.01750864">
            <text:p>1.75E-002</text:p>
          </table:table-cell>
          <table:table-cell table:style-name="ce19" table:formula="of:=[.EJ11]" office:value-type="float" office:value="0.06392838">
            <text:p>6.39E-002</text:p>
          </table:table-cell>
          <table:table-cell table:style-name="ce20" table:number-columns-repeated="996"/>
        </table:table-row>
        <table:table-row table:style-name="ro2">
          <table:table-cell table:style-name="ce4" office:value-type="float" office:value="0.3">
            <text:p>3.00E-001</text:p>
          </table:table-cell>
          <table:table-cell table:style-name="ce24" table:formula="of:=[.EL11]" office:value-type="float" office:value="0.008619492">
            <text:p>8.62E-003</text:p>
          </table:table-cell>
          <table:table-cell table:style-name="ce24" table:formula="of:=[.EM11]" office:value-type="float" office:value="0.01764982">
            <text:p>1.76E-002</text:p>
          </table:table-cell>
          <table:table-cell table:style-name="ce24" table:formula="of:=[.EN11]" office:value-type="float" office:value="0.009866834">
            <text:p>9.87E-003</text:p>
          </table:table-cell>
          <table:table-cell table:style-name="ce24" table:formula="of:=[.EO11]" office:value-type="float" office:value="0.01321514">
            <text:p>1.32E-002</text:p>
          </table:table-cell>
          <table:table-cell table:style-name="ce24" table:formula="of:=[.EP11]" office:value-type="float" office:value="0.04860408">
            <text:p>4.86E-002</text:p>
          </table:table-cell>
          <table:table-cell table:style-name="ce24" table:formula="of:=[.EQ11]" office:value-type="float" office:value="0.02993114">
            <text:p>2.99E-002</text:p>
          </table:table-cell>
          <table:table-cell table:style-name="ce24" table:formula="of:=[.ER11]" office:value-type="float" office:value="0.07390992">
            <text:p>7.39E-002</text:p>
          </table:table-cell>
          <table:table-cell table:style-name="ce24" table:formula="of:=[.ES11]" office:value-type="float" office:value="0.6729128">
            <text:p>6.73E-001</text:p>
          </table:table-cell>
          <table:table-cell table:style-name="ce24" table:formula="of:=[.ET11]" office:value-type="float" office:value="0.3328268">
            <text:p>3.33E-001</text:p>
          </table:table-cell>
          <table:table-cell table:style-name="ce24" table:formula="of:=[.EU11]" office:value-type="float" office:value="0.01221926">
            <text:p>1.22E-002</text:p>
          </table:table-cell>
          <table:table-cell table:style-name="ce24" table:formula="of:=[.EV11]" office:value-type="float" office:value="0.03278308">
            <text:p>3.28E-002</text:p>
          </table:table-cell>
          <table:table-cell table:style-name="ce24" table:formula="of:=[.EW11]" office:value-type="float" office:value="0.0110777">
            <text:p>1.11E-002</text:p>
          </table:table-cell>
          <table:table-cell table:style-name="ce24" table:formula="of:=[.EX11]" office:value-type="float" office:value="0.01337564">
            <text:p>1.34E-002</text:p>
          </table:table-cell>
          <table:table-cell table:style-name="ce24" table:formula="of:=[.EY11]" office:value-type="float" office:value="0.03515984">
            <text:p>3.52E-002</text:p>
          </table:table-cell>
          <table:table-cell table:style-name="ce24" table:formula="of:=[.EZ11]" office:value-type="float" office:value="0.011906252">
            <text:p>1.19E-002</text:p>
          </table:table-cell>
          <table:table-cell table:style-name="ce24" table:formula="of:=[.FA11]" office:value-type="float" office:value="0.02123306">
            <text:p>2.12E-002</text:p>
          </table:table-cell>
          <table:table-cell table:style-name="ce24" table:formula="of:=[.FB11]" office:value-type="float" office:value="0.0593902">
            <text:p>5.94E-002</text:p>
          </table:table-cell>
          <table:table-cell table:style-name="ce24" table:formula="of:=[.FC11]" office:value-type="float" office:value="0.02177774">
            <text:p>2.18E-002</text:p>
          </table:table-cell>
          <table:table-cell table:style-name="ce24" table:formula="of:=[.FD11]" office:value-type="float" office:value="0.010812684">
            <text:p>1.08E-002</text:p>
          </table:table-cell>
          <table:table-cell table:style-name="ce24" table:formula="of:=[.FE11]" office:value-type="float" office:value="0.012515204">
            <text:p>1.25E-002</text:p>
          </table:table-cell>
          <table:table-cell table:style-name="ce24" table:formula="of:=[.FF11]" office:value-type="float" office:value="0.02386188">
            <text:p>2.39E-002</text:p>
          </table:table-cell>
          <table:table-cell table:style-name="ce24" table:formula="of:=[.FG11]" office:value-type="float" office:value="0.011387376">
            <text:p>1.14E-002</text:p>
          </table:table-cell>
          <table:table-cell table:style-name="ce24" table:formula="of:=[.FH11]" office:value-type="float" office:value="0.014317334">
            <text:p>1.43E-002</text:p>
          </table:table-cell>
          <table:table-cell table:style-name="ce24" table:formula="of:=[.FI11]" office:value-type="float" office:value="0.0311251">
            <text:p>3.11E-002</text:p>
          </table:table-cell>
          <table:table-cell table:style-name="ce24" table:formula="of:=[.FJ11]" office:value-type="float" office:value="0.01624374">
            <text:p>1.62E-002</text:p>
          </table:table-cell>
          <table:table-cell table:style-name="ce24" table:formula="of:=[.FK11]" office:value-type="float" office:value="0.02569048">
            <text:p>2.57E-002</text:p>
          </table:table-cell>
          <table:table-cell table:style-name="ce24" table:formula="of:=[.FL11]" office:value-type="float" office:value="0.066202">
            <text:p>6.62E-002</text:p>
          </table:table-cell>
          <table:table-cell table:style-name="ce20" table:number-columns-repeated="996"/>
        </table:table-row>
        <table:table-row table:style-name="ro1">
          <table:table-cell table:style-name="ce13"/>
          <table:table-cell table:number-columns-repeated="3"/>
          <table:table-cell table:style-name="ce20"/>
          <table:table-cell table:number-columns-repeated="3"/>
          <table:table-cell table:style-name="ce20"/>
          <table:table-cell table:style-name="ce35"/>
          <table:table-cell table:style-name="Default"/>
          <table:table-cell table:style-name="ce41" table:number-columns-spanned="3" table:number-rows-spanned="1"/>
          <table:covered-table-cell table:style-name="Default"/>
          <table:covered-table-cell/>
          <table:table-cell table:number-columns-repeated="1010"/>
        </table:table-row>
        <table:table-row table:style-name="ro1">
          <table:table-cell table:style-name="ce13"/>
          <table:table-cell table:number-columns-repeated="3"/>
          <table:table-cell table:style-name="ce20"/>
          <table:table-cell table:number-columns-repeated="3"/>
          <table:table-cell table:style-name="ce20"/>
          <table:table-cell table:style-name="ce35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4"/>
          <table:table-cell table:style-name="ce19" table:number-columns-repeated="8"/>
          <table:table-cell table:style-name="ce36"/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/>
          <table:table-cell table:style-name="ce15"/>
          <table:table-cell/>
          <table:table-cell table:style-name="ce27" table:number-columns-repeated="6"/>
          <table:table-cell/>
          <table:table-cell table:style-name="ce39" table:number-columns-spanned="3" table:number-rows-spanned="1"/>
          <table:covered-table-cell table:style-name="ce42"/>
          <table:covered-table-cell table:style-name="ce42"/>
          <table:table-cell table:style-name="ce29"/>
          <table:table-cell table:style-name="ce39" table:number-columns-spanned="3" table:number-rows-spanned="1"/>
          <table:covered-table-cell table:style-name="ce42"/>
          <table:covered-table-cell table:style-name="ce42"/>
          <table:table-cell table:number-columns-repeated="1007"/>
        </table:table-row>
        <table:table-row table:style-name="ro2">
          <table:table-cell/>
          <table:table-cell table:style-name="ce15"/>
          <table:table-cell/>
          <table:table-cell table:style-name="Default"/>
          <table:table-cell table:number-columns-repeated="8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5"/>
          <table:table-cell table:style-name="Default"/>
          <table:table-cell table:number-columns-repeated="2"/>
          <table:table-cell>
            <draw:frame table:end-cell-address="Sheet1.K52" table:end-x="0.3146in" table:end-y="0.0402in" draw:z-index="1" draw:style-name="gr1" svg:width="4.663in" svg:height="3.1177in" svg:x="0.0236in" svg:y="0.1102in">
              <draw:object draw:notify-on-update-of-ranges="Sheet1.K18:Sheet1.K18 Sheet1.K20:Sheet1.K26 Sheet1.A20:Sheet1.A26 Sheet1.N18:Sheet1.N18 Sheet1.N20:Sheet1.N26 Sheet1.A20:Sheet1.A26 Sheet1.Q18:Sheet1.Q18 Sheet1.Q20:Sheet1.Q26 Sheet1.A20:Sheet1.A2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  <table:table-cell table:style-name="Default"/>
          <table:table-cell table:number-columns-repeated="2"/>
          <table:table-cell table:style-name="Default">
            <draw:frame table:end-cell-address="Sheet1.O53" table:end-x="0.4823in" table:end-y="0.013in" draw:z-index="2" draw:style-name="gr1" svg:width="3.5012in" svg:height="3.2571in" svg:x="0.4638in" svg:y="0.1209in">
              <draw:object draw:notify-on-update-of-ranges="Sheet1.T18:Sheet1.T18 Sheet1.T20:Sheet1.T26 Sheet1.A20:Sheet1.A26 Sheet1.W18:Sheet1.W18 Sheet1.W20:Sheet1.W26 Sheet1.A20:Sheet1.A26 Sheet1.Z18:Sheet1.Z18 Sheet1.Z20:Sheet1.Z26 Sheet1.A20:Sheet1.A2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5">
            <draw:frame table:end-cell-address="Sheet1.E53" table:end-x="0.6724in" table:end-y="0.1768in" draw:z-index="0" draw:style-name="gr1" svg:width="3.1091in" svg:height="3.2528in" svg:x="0.0102in" svg:y="0.1118in">
              <draw:object draw:notify-on-update-of-ranges="Sheet1.B18:Sheet1.B18 Sheet1.B20:Sheet1.B26 Sheet1.A20:Sheet1.A26 Sheet1.E18:Sheet1.E18 Sheet1.E20:Sheet1.E26 Sheet1.A20:Sheet1.A26 Sheet1.H18:Sheet1.H18 Sheet1.H20:Sheet1.H26 Sheet1.A20:Sheet1.A2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table:style-name="ce15"/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table:style-name="ce15"/>
          <table:table-cell table:number-columns-repeated="2"/>
          <table:table-cell table:style-name="ce20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table:style-name="ce15"/>
          <table:table-cell table:number-columns-repeated="2"/>
          <table:table-cell table:style-name="ce20"/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2" table:number-rows-repeated="4">
          <table:table-cell/>
          <table:table-cell table:style-name="ce15"/>
          <table:table-cell table:number-columns-repeated="2"/>
          <table:table-cell table:style-name="ce20"/>
          <table:table-cell table:number-columns-repeated="7"/>
          <table:table-cell table:style-name="Default"/>
          <table:table-cell table:number-columns-repeated="1011"/>
        </table:table-row>
        <table:table-row table:style-name="ro2" table:number-rows-repeated="3">
          <table:table-cell/>
          <table:table-cell table:style-name="ce15"/>
          <table:table-cell table:number-columns-repeated="10"/>
          <table:table-cell table:style-name="Default"/>
          <table:table-cell table:number-columns-repeated="1011"/>
        </table:table-row>
        <table:table-row table:style-name="ro2" table:number-rows-repeated="7">
          <table:table-cell/>
          <table:table-cell table:style-name="ce15"/>
          <table:table-cell table:number-columns-repeated="2"/>
          <table:table-cell table:style-name="ce20"/>
          <table:table-cell table:number-columns-repeated="7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5"/>
          <table:table-cell table:number-columns-repeated="10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5"/>
          <table:table-cell table:style-name="Default" table:number-columns-repeated="2"/>
          <table:table-cell/>
          <table:table-cell>
            <draw:frame table:end-cell-address="Sheet1.K71" table:end-x="0.4205in" table:end-y="0.1307in" draw:z-index="5" draw:style-name="gr1" svg:width="4.6591in" svg:height="3.1217in" svg:x="0.1335in" svg:y="0.0201in">
              <draw:object draw:notify-on-update-of-ranges="Sheet1.L18:Sheet1.L18 Sheet1.L20:Sheet1.L26 Sheet1.A20:Sheet1.A26 Sheet1.O18:Sheet1.O18 Sheet1.O20:Sheet1.O26 Sheet1.A20:Sheet1.A26 Sheet1.R18:Sheet1.R18 Sheet1.R20:Sheet1.R26 Sheet1.A20:Sheet1.A2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Sheet1.P73" table:end-x="0.0378in" table:end-y="0.0539in" draw:z-index="7" draw:style-name="gr1" svg:width="3.5012in" svg:height="3.2571in" svg:x="0.0193in" svg:y="0.1622in">
              <draw:object draw:notify-on-update-of-ranges="Sheet1.U18:Sheet1.U18 Sheet1.U20:Sheet1.U26 Sheet1.A20:Sheet1.A26 Sheet1.X18:Sheet1.X18 Sheet1.X20:Sheet1.X26 Sheet1.A20:Sheet1.A26 Sheet1.AA18:Sheet1.AA18 Sheet1.AA20:Sheet1.AA26 Sheet1.A20:Sheet1.A2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style-name="Default"/>
          <table:table-cell table:number-columns-repeated="1011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20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5">
            <draw:frame table:end-cell-address="Sheet1.E74" table:end-x="0.7173in" table:end-y="0.072in" draw:z-index="3" draw:style-name="gr1" svg:width="3.1102in" svg:height="3.2512in" svg:x="0.0539in" svg:y="0.0087in">
              <draw:object draw:notify-on-update-of-ranges="Sheet1.C18:Sheet1.C18 Sheet1.C20:Sheet1.C26 Sheet1.A20:Sheet1.A26 Sheet1.F18:Sheet1.F18 Sheet1.F20:Sheet1.F26 Sheet1.A20:Sheet1.A26 Sheet1.I18:Sheet1.I18 Sheet1.I20:Sheet1.I26 Sheet1.A20:Sheet1.A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20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5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0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5"/>
          <table:table-cell/>
          <table:table-cell table:style-name="Default"/>
          <table:table-cell table:style-name="ce20"/>
          <table:table-cell table:style-name="Default"/>
          <table:table-cell table:number-columns-repeated="2"/>
          <table:table-cell table:style-name="ce20"/>
          <table:table-cell table:style-name="Default"/>
          <table:table-cell table:number-columns-repeated="1014"/>
        </table:table-row>
        <table:table-row table:style-name="ro2" table:number-rows-repeated="5">
          <table:table-cell/>
          <table:table-cell table:style-name="ce15"/>
          <table:table-cell table:number-columns-repeated="2"/>
          <table:table-cell table:style-name="ce20"/>
          <table:table-cell table:style-name="Default"/>
          <table:table-cell table:number-columns-repeated="2"/>
          <table:table-cell table:style-name="ce20"/>
          <table:table-cell table:style-name="Default"/>
          <table:table-cell table:number-columns-repeated="1014"/>
        </table:table-row>
        <table:table-row table:style-name="ro2" table:number-rows-repeated="4">
          <table:table-cell/>
          <table:table-cell table:style-name="ce15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0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5"/>
          <table:table-cell/>
          <table:table-cell table:style-name="Default"/>
          <table:table-cell table:style-name="ce20"/>
          <table:table-cell table:style-name="Default"/>
          <table:table-cell table:number-columns-repeated="2"/>
          <table:table-cell table:style-name="ce20"/>
          <table:table-cell table:style-name="Default"/>
          <table:table-cell table:number-columns-repeated="1014"/>
        </table:table-row>
        <table:table-row table:style-name="ro2" table:number-rows-repeated="4">
          <table:table-cell/>
          <table:table-cell table:style-name="ce15"/>
          <table:table-cell table:number-columns-repeated="2"/>
          <table:table-cell table:style-name="ce20"/>
          <table:table-cell table:style-name="Default"/>
          <table:table-cell table:number-columns-repeated="2"/>
          <table:table-cell table:style-name="ce20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2"/>
          <table:table-cell table:style-name="ce20"/>
          <table:table-cell table:style-name="Default">
            <draw:frame table:end-cell-address="Sheet1.K91" table:end-x="0.2984in" table:end-y="0.1008in" draw:z-index="6" draw:style-name="gr1" svg:width="4.6591in" svg:height="3.1217in" svg:x="0.0114in" svg:y="0.1669in">
              <draw:object draw:notify-on-update-of-ranges="Sheet1.M18:Sheet1.M18 Sheet1.M20:Sheet1.M26 Sheet1.A20:Sheet1.A26 Sheet1.P18:Sheet1.P18 Sheet1.P20:Sheet1.P26 Sheet1.A20:Sheet1.A26 Sheet1.S18:Sheet1.S18 Sheet1.S20:Sheet1.S26 Sheet1.A20:Sheet1.A26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"/>
          <table:table-cell table:style-name="ce20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5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0"/>
          <table:table-cell table:style-name="Default"/>
          <table:table-cell table:number-columns-repeated="1014"/>
        </table:table-row>
        <table:table-row table:style-name="ro2">
          <table:table-cell>
            <draw:frame table:end-cell-address="Sheet1.E93" table:end-x="0.5953in" table:end-y="0.1248in" draw:z-index="4" draw:style-name="gr1" svg:width="3.1102in" svg:height="3.252in" svg:x="1in" svg:y="0.061in">
              <draw:object draw:notify-on-update-of-ranges="Sheet1.D18:Sheet1.D18 Sheet1.D20:Sheet1.D26 Sheet1.A20:Sheet1.A26 Sheet1.G18:Sheet1.G18 Sheet1.G20:Sheet1.G26 Sheet1.A20:Sheet1.A26 Sheet1.J18:Sheet1.J18 Sheet1.J20:Sheet1.J26 Sheet1.A20:Sheet1.A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5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0"/>
          <table:table-cell table:style-name="Default"/>
          <table:table-cell/>
          <table:table-cell>
            <draw:frame table:end-cell-address="Sheet1.P94" table:end-x="0.0378in" table:end-y="0.0594in" draw:z-index="8" draw:style-name="gr1" svg:width="3.5012in" svg:height="3.2575in" svg:x="0.0193in" svg:y="0.1673in">
              <draw:object draw:notify-on-update-of-ranges="Sheet1.V18:Sheet1.V18 Sheet1.V20:Sheet1.V26 Sheet1.A20:Sheet1.A26 Sheet1.Y18:Sheet1.Y18 Sheet1.Y20:Sheet1.Y26 Sheet1.A20:Sheet1.A26 Sheet1.AB18:Sheet1.AB18 Sheet1.AB20:Sheet1.AB26 Sheet1.A20:Sheet1.A26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2"/>
        </table:table-row>
        <table:table-row table:style-name="ro2" table:number-rows-repeated="2">
          <table:table-cell/>
          <table:table-cell table:style-name="ce15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0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5"/>
          <table:table-cell/>
          <table:table-cell table:style-name="Default"/>
          <table:table-cell table:style-name="ce20"/>
          <table:table-cell table:style-name="Default"/>
          <table:table-cell table:number-columns-repeated="2"/>
          <table:table-cell table:style-name="ce20"/>
          <table:table-cell table:style-name="Default"/>
          <table:table-cell table:number-columns-repeated="1014"/>
        </table:table-row>
        <table:table-row table:style-name="ro2" table:number-rows-repeated="35">
          <table:table-cell/>
          <table:table-cell table:style-name="ce15"/>
          <table:table-cell table:number-columns-repeated="2"/>
          <table:table-cell table:style-name="ce20"/>
          <table:table-cell table:style-name="Default"/>
          <table:table-cell table:number-columns-repeated="2"/>
          <table:table-cell table:style-name="ce20"/>
          <table:table-cell table:style-name="Default"/>
          <table:table-cell table:number-columns-repeated="1014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6">09/16/2010</text:date>, <text:time>08:0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9-16T08:04:43</dc:date>
    <meta:editing-duration>PT08H45M32S</meta:editing-duration>
    <meta:editing-cycles>69</meta:editing-cycles>
    <meta:generator>OpenOffice.org/3.1$Linux OpenOffice.org_project/310m21$Build-9319</meta:generator>
    <meta:document-statistic meta:table-count="3" meta:cell-count="1567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.0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901cm" svg:height="8.26cm" chart:class="chart:scatter" chart:style-name="ch1">
        <chart:title svg:x="2.64cm" svg:y="0.166cm" chart:style-name="ch2">
          <text:p>whole domain</text:p>
        </chart:title>
        <chart:legend chart:legend-position="top" svg:x="3.287cm" svg:y="0.664cm" chart:style-name="ch3"/>
        <chart:plot-area chart:style-name="ch4" table:cell-range-address="Sheet1.A20:Sheet1.A26 Sheet1.C18:Sheet1.C18 Sheet1.C20:Sheet1.C26 Sheet1.F18:Sheet1.F18 Sheet1.F20:Sheet1.F26 Sheet1.I18:Sheet1.I18 Sheet1.I20:Sheet1.I26" chart:data-source-has-labels="row" svg:x="0.233cm" svg:y="0.603cm" svg:width="7.422cm" svg:height="7.67cm">
          <chart:axis chart:dimension="x" chart:name="primary-x" chart:style-name="ch5">
            <chart:title svg:x="2.919cm" svg:y="7.854cm" chart:style-name="ch6">
              <text:p>perturbation factor</text:p>
            </chart:title>
          </chart:axis>
          <chart:axis chart:dimension="y" chart:name="primary-y" chart:style-name="ch7">
            <chart:title svg:x="0.276cm" svg:y="7.533cm" chart:style-name="ch8">
              <text:p>error u (normalized withshock-induced velocity)</text:p>
            </chart:title>
            <chart:grid chart:style-name="ch9" chart:class="major"/>
          </chart:axis>
          <chart:series chart:style-name="ch10" chart:values-cell-range-address="Sheet1.C20:Sheet1.C26" chart:label-cell-address="Sheet1.C18:Sheet1.C18" chart:class="chart:scatter">
            <chart:domain table:cell-range-address="Sheet1.A20:Sheet1.A26"/>
            <chart:data-point chart:repeated="7"/>
          </chart:series>
          <chart:series chart:style-name="ch11" chart:values-cell-range-address="Sheet1.F20:Sheet1.F26" chart:label-cell-address="Sheet1.F18:Sheet1.F18" chart:class="chart:scatter">
            <chart:data-point chart:repeated="7"/>
          </chart:series>
          <chart:series chart:style-name="ch12" chart:values-cell-range-address="Sheet1.I20:Sheet1.I26" chart:label-cell-address="Sheet1.I18:Sheet1.I18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18:Sheet1.C18">L1_u</text:p>
              </table:table-cell>
              <table:table-cell office:value-type="string">
                <text:p text:id="Sheet1.F18:Sheet1.F18">L2_u</text:p>
              </table:table-cell>
              <table:table-cell office:value-type="string">
                <text:p text:id="Sheet1.I18:Sheet1.I18">Linf_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138174">
                <text:p text:id="Sheet1.C20:Sheet1.C26">0.0138174</text:p>
              </table:table-cell>
              <table:table-cell office:value-type="float" office:value="0.043831">
                <text:p text:id="Sheet1.F20:Sheet1.F26">0.043831</text:p>
              </table:table-cell>
              <table:table-cell office:value-type="float" office:value="0.629646">
                <text:p text:id="Sheet1.I20:Sheet1.I26">0.6296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138428">
                <text:p>0.0138428</text:p>
              </table:table-cell>
              <table:table-cell office:value-type="float" office:value="0.04357438">
                <text:p>0.04357438</text:p>
              </table:table-cell>
              <table:table-cell office:value-type="float" office:value="0.6259564">
                <text:p>0.62595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1405334">
                <text:p>0.01405334</text:p>
              </table:table-cell>
              <table:table-cell office:value-type="float" office:value="0.04424044">
                <text:p>0.04424044</text:p>
              </table:table-cell>
              <table:table-cell office:value-type="float" office:value="0.635615">
                <text:p>0.635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1440642">
                <text:p>0.01440642</text:p>
              </table:table-cell>
              <table:table-cell office:value-type="float" office:value="0.04396498">
                <text:p>0.04396498</text:p>
              </table:table-cell>
              <table:table-cell office:value-type="float" office:value="0.6288538">
                <text:p>0.6288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1534248">
                <text:p>0.01534248</text:p>
              </table:table-cell>
              <table:table-cell office:value-type="float" office:value="0.04468948">
                <text:p>0.04468948</text:p>
              </table:table-cell>
              <table:table-cell office:value-type="float" office:value="0.632909">
                <text:p>0.632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1631556">
                <text:p>0.01631556</text:p>
              </table:table-cell>
              <table:table-cell office:value-type="float" office:value="0.0471439">
                <text:p>0.0471439</text:p>
              </table:table-cell>
              <table:table-cell office:value-type="float" office:value="0.667876">
                <text:p>0.6678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1764982">
                <text:p>0.01764982</text:p>
              </table:table-cell>
              <table:table-cell office:value-type="float" office:value="0.04860408">
                <text:p>0.04860408</text:p>
              </table:table-cell>
              <table:table-cell office:value-type="float" office:value="0.6729128">
                <text:p>0.6729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.0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901cm" svg:height="8.26cm" chart:class="chart:scatter" chart:style-name="ch1">
        <chart:title svg:x="2.64cm" svg:y="0.166cm" chart:style-name="ch2">
          <text:p>whole domain</text:p>
        </chart:title>
        <chart:legend chart:legend-position="top" svg:x="3.287cm" svg:y="0.664cm" chart:style-name="ch3"/>
        <chart:plot-area chart:style-name="ch4" table:cell-range-address="Sheet1.A20:Sheet1.A26 Sheet1.D18:Sheet1.D18 Sheet1.D20:Sheet1.D26 Sheet1.G18:Sheet1.G18 Sheet1.G20:Sheet1.G26 Sheet1.J18:Sheet1.J18 Sheet1.J20:Sheet1.J26" chart:data-source-has-labels="row" svg:x="0.233cm" svg:y="0.603cm" svg:width="7.422cm" svg:height="7.67cm">
          <chart:axis chart:dimension="x" chart:name="primary-x" chart:style-name="ch5">
            <chart:title svg:x="2.919cm" svg:y="7.854cm" chart:style-name="ch6">
              <text:p>perturbation factor</text:p>
            </chart:title>
          </chart:axis>
          <chart:axis chart:dimension="y" chart:name="primary-y" chart:style-name="ch7">
            <chart:title svg:x="0.276cm" svg:y="8.552cm" chart:style-name="ch8">
              <text:p>errore (normalized with high pressure section internal energy</text:p>
            </chart:title>
            <chart:grid chart:style-name="ch9" chart:class="major"/>
          </chart:axis>
          <chart:series chart:style-name="ch10" chart:values-cell-range-address="Sheet1.D20:Sheet1.D26" chart:label-cell-address="Sheet1.D18:Sheet1.D18" chart:class="chart:scatter">
            <chart:domain table:cell-range-address="Sheet1.A20:Sheet1.A26"/>
            <chart:data-point chart:repeated="7"/>
          </chart:series>
          <chart:series chart:style-name="ch11" chart:values-cell-range-address="Sheet1.G20:Sheet1.G26" chart:label-cell-address="Sheet1.G18:Sheet1.G18" chart:class="chart:scatter">
            <chart:data-point chart:repeated="7"/>
          </chart:series>
          <chart:series chart:style-name="ch12" chart:values-cell-range-address="Sheet1.J20:Sheet1.J26" chart:label-cell-address="Sheet1.J18:Sheet1.J18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D18:Sheet1.D18">L1e</text:p>
              </table:table-cell>
              <table:table-cell office:value-type="string">
                <text:p text:id="Sheet1.G18:Sheet1.G18">L2e</text:p>
              </table:table-cell>
              <table:table-cell office:value-type="string">
                <text:p text:id="Sheet1.J18:Sheet1.J18">Linf_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677499">
                <text:p text:id="Sheet1.D20:Sheet1.D26">0.00677499</text:p>
              </table:table-cell>
              <table:table-cell office:value-type="float" office:value="0.0218155">
                <text:p text:id="Sheet1.G20:Sheet1.G26">0.0218155</text:p>
              </table:table-cell>
              <table:table-cell office:value-type="float" office:value="0.286365">
                <text:p text:id="Sheet1.J20:Sheet1.J26">0.2863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6929222">
                <text:p>0.006929222</text:p>
              </table:table-cell>
              <table:table-cell office:value-type="float" office:value="0.02179938">
                <text:p>0.02179938</text:p>
              </table:table-cell>
              <table:table-cell office:value-type="float" office:value="0.2866428">
                <text:p>0.28664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7143884">
                <text:p>0.007143884</text:p>
              </table:table-cell>
              <table:table-cell office:value-type="float" office:value="0.02185278">
                <text:p>0.02185278</text:p>
              </table:table-cell>
              <table:table-cell office:value-type="float" office:value="0.2815282">
                <text:p>0.2815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7413012">
                <text:p>0.007413012</text:p>
              </table:table-cell>
              <table:table-cell office:value-type="float" office:value="0.0220479">
                <text:p>0.0220479</text:p>
              </table:table-cell>
              <table:table-cell office:value-type="float" office:value="0.286267">
                <text:p>0.286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8366306">
                <text:p>0.008366306</text:p>
              </table:table-cell>
              <table:table-cell office:value-type="float" office:value="0.02670284">
                <text:p>0.02670284</text:p>
              </table:table-cell>
              <table:table-cell office:value-type="float" office:value="0.3296736">
                <text:p>0.3296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8467834">
                <text:p>0.008467834</text:p>
              </table:table-cell>
              <table:table-cell office:value-type="float" office:value="0.0234955">
                <text:p>0.0234955</text:p>
              </table:table-cell>
              <table:table-cell office:value-type="float" office:value="0.2855576">
                <text:p>0.2855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9866834">
                <text:p>0.009866834</text:p>
              </table:table-cell>
              <table:table-cell office:value-type="float" office:value="0.02993114">
                <text:p>0.02993114</text:p>
              </table:table-cell>
              <table:table-cell office:value-type="float" office:value="0.3328268">
                <text:p>0.33282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835cm" svg:height="7.93cm" chart:class="chart:scatter" chart:style-name="ch1">
        <chart:legend chart:legend-position="top" svg:x="5.735cm" svg:y="0.563cm" chart:style-name="ch2"/>
        <chart:plot-area chart:style-name="ch3" table:cell-range-address="Sheet1.A20:Sheet1.A26 Sheet1.L18:Sheet1.L18 Sheet1.L20:Sheet1.L26 Sheet1.O18:Sheet1.O18 Sheet1.O20:Sheet1.O26 Sheet1.R18:Sheet1.R18 Sheet1.R20:Sheet1.R26" chart:data-source-has-labels="row" svg:x="0.391cm" svg:y="0.346cm" svg:width="11.014cm" svg:height="7.44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20:Sheet1.L26" chart:label-cell-address="Sheet1.L18:Sheet1.L18" chart:class="chart:scatter">
            <chart:domain table:cell-range-address="Sheet1.A20:Sheet1.A26"/>
            <chart:data-point chart:repeated="7"/>
          </chart:series>
          <chart:series chart:style-name="ch8" chart:values-cell-range-address="Sheet1.O20:Sheet1.O26" chart:label-cell-address="Sheet1.O18:Sheet1.O18" chart:class="chart:scatter">
            <chart:data-point chart:repeated="7"/>
          </chart:series>
          <chart:series chart:style-name="ch9" chart:values-cell-range-address="Sheet1.R20:Sheet1.R26" chart:label-cell-address="Sheet1.R18:Sheet1.R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L18:Sheet1.L18">L1_u3</text:p>
              </table:table-cell>
              <table:table-cell office:value-type="string">
                <text:p text:id="Sheet1.O18:Sheet1.O18">L2_u3</text:p>
              </table:table-cell>
              <table:table-cell office:value-type="string">
                <text:p text:id="Sheet1.R18:Sheet1.R18">Linf_u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130886">
                <text:p text:id="Sheet1.L20:Sheet1.L26">0.0130886</text:p>
              </table:table-cell>
              <table:table-cell office:value-type="float" office:value="0.0168557">
                <text:p text:id="Sheet1.O20:Sheet1.O26">0.0168557</text:p>
              </table:table-cell>
              <table:table-cell office:value-type="float" office:value="0.0377842">
                <text:p text:id="Sheet1.R20:Sheet1.R26">0.03778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1341166">
                <text:p>0.01341166</text:p>
              </table:table-cell>
              <table:table-cell office:value-type="float" office:value="0.01682418">
                <text:p>0.01682418</text:p>
              </table:table-cell>
              <table:table-cell office:value-type="float" office:value="0.03756576">
                <text:p>0.037565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1505706">
                <text:p>0.01505706</text:p>
              </table:table-cell>
              <table:table-cell office:value-type="float" office:value="0.01823036">
                <text:p>0.01823036</text:p>
              </table:table-cell>
              <table:table-cell office:value-type="float" office:value="0.03884802">
                <text:p>0.03884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1671076">
                <text:p>0.01671076</text:p>
              </table:table-cell>
              <table:table-cell office:value-type="float" office:value="0.0194869">
                <text:p>0.0194869</text:p>
              </table:table-cell>
              <table:table-cell office:value-type="float" office:value="0.04038912">
                <text:p>0.04038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1997288">
                <text:p>0.01997288</text:p>
              </table:table-cell>
              <table:table-cell office:value-type="float" office:value="0.02271148">
                <text:p>0.02271148</text:p>
              </table:table-cell>
              <table:table-cell office:value-type="float" office:value="0.04847462">
                <text:p>0.04847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2669524">
                <text:p>0.02669524</text:p>
              </table:table-cell>
              <table:table-cell office:value-type="float" office:value="0.02933966">
                <text:p>0.02933966</text:p>
              </table:table-cell>
              <table:table-cell office:value-type="float" office:value="0.05538878">
                <text:p>0.05538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3278308">
                <text:p>0.03278308</text:p>
              </table:table-cell>
              <table:table-cell office:value-type="float" office:value="0.03515984">
                <text:p>0.03515984</text:p>
              </table:table-cell>
              <table:table-cell office:value-type="float" office:value="0.0593902">
                <text:p>0.05939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.0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898cm" svg:height="8.263cm" chart:class="chart:scatter" chart:style-name="ch1">
        <chart:title svg:x="2.639cm" svg:y="0.166cm" chart:style-name="ch2">
          <text:p>whole domain</text:p>
        </chart:title>
        <chart:legend chart:legend-position="top" svg:x="3.286cm" svg:y="0.665cm" chart:style-name="ch3"/>
        <chart:plot-area chart:style-name="ch4" table:cell-range-address="Sheet1.A20:Sheet1.B26 Sheet1.B18:Sheet1.B18 Sheet1.E18:Sheet1.E18 Sheet1.E20:Sheet1.E26 Sheet1.H18:Sheet1.H18 Sheet1.H20:Sheet1.H26" chart:data-source-has-labels="row" svg:x="0.232cm" svg:y="0.605cm" svg:width="7.421cm" svg:height="7.673cm">
          <chart:axis chart:dimension="x" chart:name="primary-x" chart:style-name="ch5">
            <chart:title svg:x="2.918cm" svg:y="7.857cm" chart:style-name="ch6">
              <text:p>perturbation factor</text:p>
            </chart:title>
          </chart:axis>
          <chart:axis chart:dimension="y" chart:name="primary-y" chart:style-name="ch7">
            <chart:title svg:x="0.276cm" svg:y="8.236cm" chart:style-name="ch8">
              <text:p>error rho (normalized with high pressure section density)</text:p>
            </chart:title>
            <chart:grid chart:style-name="ch9" chart:class="major"/>
          </chart:axis>
          <chart:series chart:style-name="ch10" chart:values-cell-range-address="Sheet1.B20:Sheet1.B26" chart:label-cell-address="Sheet1.B18:Sheet1.B18" chart:class="chart:scatter">
            <chart:domain table:cell-range-address="Sheet1.A20:Sheet1.A26"/>
            <chart:data-point chart:repeated="7"/>
          </chart:series>
          <chart:series chart:style-name="ch11" chart:values-cell-range-address="Sheet1.E20:Sheet1.E26" chart:label-cell-address="Sheet1.E18:Sheet1.E18" chart:class="chart:scatter">
            <chart:data-point chart:repeated="7"/>
          </chart:series>
          <chart:series chart:style-name="ch12" chart:values-cell-range-address="Sheet1.H20:Sheet1.H26" chart:label-cell-address="Sheet1.H18:Sheet1.H18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8:Sheet1.B18">L1_rho</text:p>
              </table:table-cell>
              <table:table-cell office:value-type="string">
                <text:p text:id="Sheet1.E18:Sheet1.E18">L2_rho</text:p>
              </table:table-cell>
              <table:table-cell office:value-type="string">
                <text:p text:id="Sheet1.H18:Sheet1.H18">Linf_rh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716565">
                <text:p text:id="Sheet1.B20:Sheet1.B26">0.00716565</text:p>
              </table:table-cell>
              <table:table-cell office:value-type="float" office:value="0.0122753">
                <text:p text:id="Sheet1.E20:Sheet1.E26">0.0122753</text:p>
              </table:table-cell>
              <table:table-cell office:value-type="float" office:value="0.0664579">
                <text:p text:id="Sheet1.H20:Sheet1.H26">0.066457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7187734">
                <text:p>0.007187734</text:p>
              </table:table-cell>
              <table:table-cell office:value-type="float" office:value="0.01226458">
                <text:p>0.01226458</text:p>
              </table:table-cell>
              <table:table-cell office:value-type="float" office:value="0.06635812">
                <text:p>0.06635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7253056">
                <text:p>0.007253056</text:p>
              </table:table-cell>
              <table:table-cell office:value-type="float" office:value="0.01221724">
                <text:p>0.01221724</text:p>
              </table:table-cell>
              <table:table-cell office:value-type="float" office:value="0.06571618">
                <text:p>0.065716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7443824">
                <text:p>0.007443824</text:p>
              </table:table-cell>
              <table:table-cell office:value-type="float" office:value="0.0123889">
                <text:p>0.0123889</text:p>
              </table:table-cell>
              <table:table-cell office:value-type="float" office:value="0.06848068">
                <text:p>0.06848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7745918">
                <text:p>0.007745918</text:p>
              </table:table-cell>
              <table:table-cell office:value-type="float" office:value="0.01253478">
                <text:p>0.01253478</text:p>
              </table:table-cell>
              <table:table-cell office:value-type="float" office:value="0.068546">
                <text:p>0.068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8167614">
                <text:p>0.008167614</text:p>
              </table:table-cell>
              <table:table-cell office:value-type="float" office:value="0.0128328">
                <text:p>0.0128328</text:p>
              </table:table-cell>
              <table:table-cell office:value-type="float" office:value="0.06828396">
                <text:p>0.068283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8619492">
                <text:p>0.008619492</text:p>
              </table:table-cell>
              <table:table-cell office:value-type="float" office:value="0.01321514">
                <text:p>0.01321514</text:p>
              </table:table-cell>
              <table:table-cell office:value-type="float" office:value="0.07390992">
                <text:p>0.073909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845cm" svg:height="7.921cm" chart:class="chart:scatter" chart:style-name="ch1">
        <chart:legend chart:legend-position="top" svg:x="5.74cm" svg:y="0.562cm" chart:style-name="ch2"/>
        <chart:plot-area chart:style-name="ch3" table:cell-range-address="Sheet1.A20:Sheet1.A26 Sheet1.K18:Sheet1.K18 Sheet1.K20:Sheet1.K26 Sheet1.N18:Sheet1.N18 Sheet1.N20:Sheet1.N26 Sheet1.Q18:Sheet1.Q18 Sheet1.Q20:Sheet1.Q26" chart:data-source-has-labels="row" svg:x="0.392cm" svg:y="0.345cm" svg:width="11.023cm" svg:height="7.441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20:Sheet1.K26" chart:label-cell-address="Sheet1.K18:Sheet1.K18" chart:class="chart:scatter">
            <chart:domain table:cell-range-address="Sheet1.A20:Sheet1.A26"/>
            <chart:data-point chart:repeated="7"/>
          </chart:series>
          <chart:series chart:style-name="ch8" chart:values-cell-range-address="Sheet1.N20:Sheet1.N26" chart:label-cell-address="Sheet1.N18:Sheet1.N18" chart:class="chart:scatter">
            <chart:data-point chart:repeated="7"/>
          </chart:series>
          <chart:series chart:style-name="ch9" chart:values-cell-range-address="Sheet1.Q20:Sheet1.Q26" chart:label-cell-address="Sheet1.Q18:Sheet1.Q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K18:Sheet1.K18">L1_rho3</text:p>
              </table:table-cell>
              <table:table-cell office:value-type="string">
                <text:p text:id="Sheet1.N18:Sheet1.N18">L2_rho3</text:p>
              </table:table-cell>
              <table:table-cell office:value-type="string">
                <text:p text:id="Sheet1.Q18:Sheet1.Q18">Linf_rho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537891">
                <text:p text:id="Sheet1.K20:Sheet1.K26">0.00537891</text:p>
              </table:table-cell>
              <table:table-cell office:value-type="float" office:value="0.00664323">
                <text:p text:id="Sheet1.N20:Sheet1.N26">0.00664323</text:p>
              </table:table-cell>
              <table:table-cell office:value-type="float" office:value="0.0130696">
                <text:p text:id="Sheet1.Q20:Sheet1.Q26">0.013069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538478">
                <text:p>0.00538478</text:p>
              </table:table-cell>
              <table:table-cell office:value-type="float" office:value="0.006611684">
                <text:p>0.006611684</text:p>
              </table:table-cell>
              <table:table-cell office:value-type="float" office:value="0.01298584">
                <text:p>0.012985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57372">
                <text:p>0.0057372</text:p>
              </table:table-cell>
              <table:table-cell office:value-type="float" office:value="0.00700587">
                <text:p>0.00700587</text:p>
              </table:table-cell>
              <table:table-cell office:value-type="float" office:value="0.01340642">
                <text:p>0.013406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6317654">
                <text:p>0.006317654</text:p>
              </table:table-cell>
              <table:table-cell office:value-type="float" office:value="0.007536192">
                <text:p>0.007536192</text:p>
              </table:table-cell>
              <table:table-cell office:value-type="float" office:value="0.0141316">
                <text:p>0.0141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726147">
                <text:p>0.00726147</text:p>
              </table:table-cell>
              <table:table-cell office:value-type="float" office:value="0.008565544">
                <text:p>0.008565544</text:p>
              </table:table-cell>
              <table:table-cell office:value-type="float" office:value="0.01562776">
                <text:p>0.01562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9874068">
                <text:p>0.009874068</text:p>
              </table:table-cell>
              <table:table-cell office:value-type="float" office:value="0.011201614">
                <text:p>0.011201614</text:p>
              </table:table-cell>
              <table:table-cell office:value-type="float" office:value="0.0188452">
                <text:p>0.0188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1221926">
                <text:p>0.01221926</text:p>
              </table:table-cell>
              <table:table-cell office:value-type="float" office:value="0.01337564">
                <text:p>0.01337564</text:p>
              </table:table-cell>
              <table:table-cell office:value-type="float" office:value="0.02123306">
                <text:p>0.021233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894cm" svg:height="8.274cm" chart:class="chart:scatter" chart:style-name="ch1">
        <chart:legend chart:legend-position="top" svg:x="3.808cm" svg:y="0.577cm" chart:style-name="ch2"/>
        <chart:plot-area chart:style-name="ch3" table:cell-range-address="Sheet1.A20:Sheet1.A26 Sheet1.T18:Sheet1.T18 Sheet1.T20:Sheet1.T26 Sheet1.W18:Sheet1.W18 Sheet1.W20:Sheet1.W26 Sheet1.Z18:Sheet1.Z18 Sheet1.Z20:Sheet1.Z26" chart:data-source-has-labels="row" svg:x="0.362cm" svg:y="0.147cm" svg:width="8.255cm" svg:height="7.76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T20:Sheet1.T26" chart:label-cell-address="Sheet1.T18:Sheet1.T18" chart:class="chart:scatter">
            <chart:domain table:cell-range-address="Sheet1.A20:Sheet1.A26"/>
            <chart:data-point chart:repeated="7"/>
          </chart:series>
          <chart:series chart:style-name="ch8" chart:values-cell-range-address="Sheet1.W20:Sheet1.W26" chart:label-cell-address="Sheet1.W18:Sheet1.W18" chart:class="chart:scatter">
            <chart:data-point chart:repeated="7"/>
          </chart:series>
          <chart:series chart:style-name="ch9" chart:values-cell-range-address="Sheet1.Z20:Sheet1.Z26" chart:label-cell-address="Sheet1.Z18:Sheet1.Z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T18:Sheet1.T18">L1_rho2</text:p>
              </table:table-cell>
              <table:table-cell office:value-type="string">
                <text:p text:id="Sheet1.W18:Sheet1.W18">L2_rho2</text:p>
              </table:table-cell>
              <table:table-cell office:value-type="string">
                <text:p text:id="Sheet1.Z18:Sheet1.Z18">Linf_rho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347183">
                <text:p text:id="Sheet1.T20:Sheet1.T26">0.00347183</text:p>
              </table:table-cell>
              <table:table-cell office:value-type="float" office:value="0.00422198">
                <text:p text:id="Sheet1.W20:Sheet1.W26">0.00422198</text:p>
              </table:table-cell>
              <table:table-cell office:value-type="float" office:value="0.00868503">
                <text:p text:id="Sheet1.Z20:Sheet1.Z26">0.008685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3717988">
                <text:p>0.003717988</text:p>
              </table:table-cell>
              <table:table-cell office:value-type="float" office:value="0.004400692">
                <text:p>0.004400692</text:p>
              </table:table-cell>
              <table:table-cell office:value-type="float" office:value="0.008920136">
                <text:p>0.008920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4292358">
                <text:p>0.004292358</text:p>
              </table:table-cell>
              <table:table-cell office:value-type="float" office:value="0.004940414">
                <text:p>0.004940414</text:p>
              </table:table-cell>
              <table:table-cell office:value-type="float" office:value="0.009691684">
                <text:p>0.009691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5201214">
                <text:p>0.005201214</text:p>
              </table:table-cell>
              <table:table-cell office:value-type="float" office:value="0.005765308">
                <text:p>0.005765308</text:p>
              </table:table-cell>
              <table:table-cell office:value-type="float" office:value="0.010313774">
                <text:p>0.010313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6964016">
                <text:p>0.006964016</text:p>
              </table:table-cell>
              <table:table-cell office:value-type="float" office:value="0.007485744">
                <text:p>0.007485744</text:p>
              </table:table-cell>
              <table:table-cell office:value-type="float" office:value="0.01299266">
                <text:p>0.01299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8542338">
                <text:p>0.008542338</text:p>
              </table:table-cell>
              <table:table-cell office:value-type="float" office:value="0.009080388">
                <text:p>0.009080388</text:p>
              </table:table-cell>
              <table:table-cell office:value-type="float" office:value="0.01440636">
                <text:p>0.01440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10812684">
                <text:p>0.010812684</text:p>
              </table:table-cell>
              <table:table-cell office:value-type="float" office:value="0.011387376">
                <text:p>0.011387376</text:p>
              </table:table-cell>
              <table:table-cell office:value-type="float" office:value="0.01624374">
                <text:p>0.016243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835cm" svg:height="7.93cm" chart:class="chart:scatter" chart:style-name="ch1">
        <chart:legend chart:legend-position="top" svg:x="5.735cm" svg:y="0.563cm" chart:style-name="ch2"/>
        <chart:plot-area chart:style-name="ch3" table:cell-range-address="Sheet1.A20:Sheet1.A26 Sheet1.M18:Sheet1.M18 Sheet1.M20:Sheet1.M26 Sheet1.P18:Sheet1.P18 Sheet1.P20:Sheet1.P26 Sheet1.S18:Sheet1.S18 Sheet1.S20:Sheet1.S26" chart:data-source-has-labels="row" svg:x="0.391cm" svg:y="0.346cm" svg:width="11.014cm" svg:height="7.44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20:Sheet1.M26" chart:label-cell-address="Sheet1.M18:Sheet1.M18" chart:class="chart:scatter">
            <chart:domain table:cell-range-address="Sheet1.A20:Sheet1.A26"/>
            <chart:data-point chart:repeated="7"/>
          </chart:series>
          <chart:series chart:style-name="ch8" chart:values-cell-range-address="Sheet1.P20:Sheet1.P26" chart:label-cell-address="Sheet1.P18:Sheet1.P18" chart:class="chart:scatter">
            <chart:data-point chart:repeated="7"/>
          </chart:series>
          <chart:series chart:style-name="ch9" chart:values-cell-range-address="Sheet1.S20:Sheet1.S26" chart:label-cell-address="Sheet1.S18:Sheet1.S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M18:Sheet1.M18">L1e3</text:p>
              </table:table-cell>
              <table:table-cell office:value-type="string">
                <text:p text:id="Sheet1.P18:Sheet1.P18">L2e3</text:p>
              </table:table-cell>
              <table:table-cell office:value-type="string">
                <text:p text:id="Sheet1.S18:Sheet1.S18">Linf_e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616807">
                <text:p text:id="Sheet1.M20:Sheet1.M26">0.00616807</text:p>
              </table:table-cell>
              <table:table-cell office:value-type="float" office:value="0.00732262">
                <text:p text:id="Sheet1.P20:Sheet1.P26">0.00732262</text:p>
              </table:table-cell>
              <table:table-cell office:value-type="float" office:value="0.0166658">
                <text:p text:id="Sheet1.S20:Sheet1.S26">0.01666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6209542">
                <text:p>0.006209542</text:p>
              </table:table-cell>
              <table:table-cell office:value-type="float" office:value="0.007344696">
                <text:p>0.007344696</text:p>
              </table:table-cell>
              <table:table-cell office:value-type="float" office:value="0.01666862">
                <text:p>0.01666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6400458">
                <text:p>0.006400458</text:p>
              </table:table-cell>
              <table:table-cell office:value-type="float" office:value="0.007430798">
                <text:p>0.007430798</text:p>
              </table:table-cell>
              <table:table-cell office:value-type="float" office:value="0.01648598">
                <text:p>0.016485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697857">
                <text:p>0.00697857</text:p>
              </table:table-cell>
              <table:table-cell office:value-type="float" office:value="0.008005702">
                <text:p>0.008005702</text:p>
              </table:table-cell>
              <table:table-cell office:value-type="float" office:value="0.01750256">
                <text:p>0.01750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7905366">
                <text:p>0.007905366</text:p>
              </table:table-cell>
              <table:table-cell office:value-type="float" office:value="0.009025148">
                <text:p>0.009025148</text:p>
              </table:table-cell>
              <table:table-cell office:value-type="float" office:value="0.01946362">
                <text:p>0.01946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9398826">
                <text:p>0.009398826</text:p>
              </table:table-cell>
              <table:table-cell office:value-type="float" office:value="0.010151392">
                <text:p>0.010151392</text:p>
              </table:table-cell>
              <table:table-cell office:value-type="float" office:value="0.01837964">
                <text:p>0.018379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110777">
                <text:p>0.0110777</text:p>
              </table:table-cell>
              <table:table-cell office:value-type="float" office:value="0.011906252">
                <text:p>0.011906252</text:p>
              </table:table-cell>
              <table:table-cell office:value-type="float" office:value="0.02177774">
                <text:p>0.0217777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894cm" svg:height="8.274cm" chart:class="chart:scatter" chart:style-name="ch1">
        <chart:legend chart:legend-position="top" svg:x="3.808cm" svg:y="0.577cm" chart:style-name="ch2"/>
        <chart:plot-area chart:style-name="ch3" table:cell-range-address="Sheet1.A20:Sheet1.A26 Sheet1.U18:Sheet1.U18 Sheet1.U20:Sheet1.U26 Sheet1.X18:Sheet1.X18 Sheet1.X20:Sheet1.X26 Sheet1.AA18:Sheet1.AA18 Sheet1.AA20:Sheet1.AA26" chart:data-source-has-labels="row" svg:x="0.362cm" svg:y="0.147cm" svg:width="8.255cm" svg:height="7.76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20:Sheet1.U26" chart:label-cell-address="Sheet1.U18:Sheet1.U18" chart:class="chart:scatter">
            <chart:domain table:cell-range-address="Sheet1.A20:Sheet1.A26"/>
            <chart:data-point chart:repeated="7"/>
          </chart:series>
          <chart:series chart:style-name="ch8" chart:values-cell-range-address="Sheet1.X20:Sheet1.X26" chart:label-cell-address="Sheet1.X18:Sheet1.X18" chart:class="chart:scatter">
            <chart:data-point chart:repeated="7"/>
          </chart:series>
          <chart:series chart:style-name="ch9" chart:values-cell-range-address="Sheet1.AA20:Sheet1.AA26" chart:label-cell-address="Sheet1.AA18:Sheet1.AA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U18:Sheet1.U18">L1_u2</text:p>
              </table:table-cell>
              <table:table-cell office:value-type="string">
                <text:p text:id="Sheet1.X18:Sheet1.X18">L2_u2</text:p>
              </table:table-cell>
              <table:table-cell office:value-type="string">
                <text:p text:id="Sheet1.AA18:Sheet1.AA18">Linf_u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455559">
                <text:p text:id="Sheet1.U20:Sheet1.U26">0.00455559</text:p>
              </table:table-cell>
              <table:table-cell office:value-type="float" office:value="0.00655499">
                <text:p text:id="Sheet1.X20:Sheet1.X26">0.00655499</text:p>
              </table:table-cell>
              <table:table-cell office:value-type="float" office:value="0.0182568">
                <text:p text:id="Sheet1.AA20:Sheet1.AA26">0.01825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4236178">
                <text:p>0.004236178</text:p>
              </table:table-cell>
              <table:table-cell office:value-type="float" office:value="0.006245578">
                <text:p>0.006245578</text:p>
              </table:table-cell>
              <table:table-cell office:value-type="float" office:value="0.0174428">
                <text:p>0.01744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4048934">
                <text:p>0.004048934</text:p>
              </table:table-cell>
              <table:table-cell office:value-type="float" office:value="0.005377068">
                <text:p>0.005377068</text:p>
              </table:table-cell>
              <table:table-cell office:value-type="float" office:value="0.01409838">
                <text:p>0.014098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5080806">
                <text:p>0.005080806</text:p>
              </table:table-cell>
              <table:table-cell office:value-type="float" office:value="0.006327168">
                <text:p>0.006327168</text:p>
              </table:table-cell>
              <table:table-cell office:value-type="float" office:value="0.01498512">
                <text:p>0.01498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8555476">
                <text:p>0.008555476</text:p>
              </table:table-cell>
              <table:table-cell office:value-type="float" office:value="0.009699962">
                <text:p>0.009699962</text:p>
              </table:table-cell>
              <table:table-cell office:value-type="float" office:value="0.01680906">
                <text:p>0.01680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981131">
                <text:p>0.00981131</text:p>
              </table:table-cell>
              <table:table-cell office:value-type="float" office:value="0.010648586">
                <text:p>0.010648586</text:p>
              </table:table-cell>
              <table:table-cell office:value-type="float" office:value="0.01750864">
                <text:p>0.017508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12515204">
                <text:p>0.012515204</text:p>
              </table:table-cell>
              <table:table-cell office:value-type="float" office:value="0.014317334">
                <text:p>0.014317334</text:p>
              </table:table-cell>
              <table:table-cell office:value-type="float" office:value="0.02569048">
                <text:p>0.0256904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894cm" svg:height="8.274cm" chart:class="chart:scatter" chart:style-name="ch1">
        <chart:legend chart:legend-position="top" svg:x="3.808cm" svg:y="0.577cm" chart:style-name="ch2"/>
        <chart:plot-area chart:style-name="ch3" table:cell-range-address="Sheet1.A20:Sheet1.A26 Sheet1.V18:Sheet1.V18 Sheet1.V20:Sheet1.V26 Sheet1.Y18:Sheet1.Y18 Sheet1.Y20:Sheet1.Y26 Sheet1.AB18:Sheet1.AB18 Sheet1.AB20:Sheet1.AB26" chart:data-source-has-labels="row" svg:x="0.362cm" svg:y="0.147cm" svg:width="8.255cm" svg:height="7.76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V20:Sheet1.V26" chart:label-cell-address="Sheet1.V18:Sheet1.V18" chart:class="chart:scatter">
            <chart:domain table:cell-range-address="Sheet1.A20:Sheet1.A26"/>
            <chart:data-point chart:repeated="7"/>
          </chart:series>
          <chart:series chart:style-name="ch8" chart:values-cell-range-address="Sheet1.Y20:Sheet1.Y26" chart:label-cell-address="Sheet1.Y18:Sheet1.Y18" chart:class="chart:scatter">
            <chart:data-point chart:repeated="7"/>
          </chart:series>
          <chart:series chart:style-name="ch9" chart:values-cell-range-address="Sheet1.AB20:Sheet1.AB26" chart:label-cell-address="Sheet1.AB18:Sheet1.AB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V18:Sheet1.V18">L1e2</text:p>
              </table:table-cell>
              <table:table-cell office:value-type="string">
                <text:p text:id="Sheet1.Y18:Sheet1.Y18">L2e2</text:p>
              </table:table-cell>
              <table:table-cell office:value-type="string">
                <text:p text:id="Sheet1.AB18:Sheet1.AB18">Linf_e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119318">
                <text:p text:id="Sheet1.V20:Sheet1.V26">0.0119318</text:p>
              </table:table-cell>
              <table:table-cell office:value-type="float" office:value="0.0168851">
                <text:p text:id="Sheet1.Y20:Sheet1.Y26">0.0168851</text:p>
              </table:table-cell>
              <table:table-cell office:value-type="float" office:value="0.0458169">
                <text:p text:id="Sheet1.AB20:Sheet1.AB26">0.04581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1202802">
                <text:p>0.01202802</text:p>
              </table:table-cell>
              <table:table-cell office:value-type="float" office:value="0.01691502">
                <text:p>0.01691502</text:p>
              </table:table-cell>
              <table:table-cell office:value-type="float" office:value="0.04463904">
                <text:p>0.04463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1313184">
                <text:p>0.01313184</text:p>
              </table:table-cell>
              <table:table-cell office:value-type="float" office:value="0.01809664">
                <text:p>0.01809664</text:p>
              </table:table-cell>
              <table:table-cell office:value-type="float" office:value="0.04695812">
                <text:p>0.046958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1477212">
                <text:p>0.01477212</text:p>
              </table:table-cell>
              <table:table-cell office:value-type="float" office:value="0.01967672">
                <text:p>0.01967672</text:p>
              </table:table-cell>
              <table:table-cell office:value-type="float" office:value="0.05106944">
                <text:p>0.05106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150842">
                <text:p>0.0150842</text:p>
              </table:table-cell>
              <table:table-cell office:value-type="float" office:value="0.01998602">
                <text:p>0.01998602</text:p>
              </table:table-cell>
              <table:table-cell office:value-type="float" office:value="0.05254132">
                <text:p>0.05254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2171676">
                <text:p>0.02171676</text:p>
              </table:table-cell>
              <table:table-cell office:value-type="float" office:value="0.02763964">
                <text:p>0.02763964</text:p>
              </table:table-cell>
              <table:table-cell office:value-type="float" office:value="0.06392838">
                <text:p>0.06392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2386188">
                <text:p>0.02386188</text:p>
              </table:table-cell>
              <table:table-cell office:value-type="float" office:value="0.0311251">
                <text:p>0.0311251</text:p>
              </table:table-cell>
              <table:table-cell office:value-type="float" office:value="0.066202">
                <text:p>0.0662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